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cm" table:align="left"/>
    </style:style>
    <style:style style:name="Tabelle1.A" style:family="table-column">
      <style:table-column-properties style:column-width="16.99cm"/>
    </style:style>
    <style:style style:name="Tabelle1.A1" style:family="table-cell">
      <style:table-cell-properties style:vertical-align="middle" fo:padding="0.049cm" fo:border="none"/>
    </style:style>
    <style:style style:name="Tabelle2" style:family="table">
      <style:table-properties style:width="16.97cm" table:align="left"/>
    </style:style>
    <style:style style:name="Tabelle2.A" style:family="table-column">
      <style:table-column-properties style:column-width="16.97cm"/>
    </style:style>
    <style:style style:name="Tabelle2.A1" style:family="table-cell">
      <style:table-cell-properties style:vertical-align="middle" fo:padding="0.049cm" fo:border="none"/>
    </style:style>
    <style:style style:name="Tabelle9" style:family="table">
      <style:table-properties style:width="16.99cm" table:align="left"/>
    </style:style>
    <style:style style:name="Tabelle9.A" style:family="table-column">
      <style:table-column-properties style:column-width="16.99cm"/>
    </style:style>
    <style:style style:name="Tabelle9.A1" style:family="table-cell">
      <style:table-cell-properties style:vertical-align="middle" fo:padding="0.049cm" fo:border="none"/>
    </style:style>
    <style:style style:name="Tabelle12" style:family="table">
      <style:table-properties style:width="16.999cm" table:align="left"/>
    </style:style>
    <style:style style:name="Tabelle12.A" style:family="table-column">
      <style:table-column-properties style:column-width="2.884cm"/>
    </style:style>
    <style:style style:name="Tabelle12.B" style:family="table-column">
      <style:table-column-properties style:column-width="8.632cm"/>
    </style:style>
    <style:style style:name="Tabelle12.C" style:family="table-column">
      <style:table-column-properties style:column-width="5.482cm"/>
    </style:style>
    <style:style style:name="Tabelle12.A1" style:family="table-cell">
      <style:table-cell-properties style:vertical-align="middle" fo:padding="0.049cm" fo:border="none"/>
    </style:style>
    <style:style style:name="Tabelle12.3" style:family="table-row">
      <style:table-row-properties fo:background-color="#f0f0ff">
        <style:background-image/>
      </style:table-row-properties>
    </style:style>
    <style:style style:name="Tabelle3" style:family="table">
      <style:table-properties style:width="17.009cm" fo:margin-left="0cm" fo:margin-right="-0.011cm" table:align="margins"/>
    </style:style>
    <style:style style:name="Tabelle3.A" style:family="table-column">
      <style:table-column-properties style:column-width="17.009cm" style:rel-column-width="65535*"/>
    </style:style>
    <style:style style:name="Tabelle3.A1" style:family="table-cell">
      <style:table-cell-properties style:vertical-align="middle" fo:padding="0.049cm" fo:border="none"/>
    </style:style>
    <style:style style:name="P1" style:family="paragraph" style:parent-style-name="Standard">
      <style:paragraph-properties fo:margin-left="0cm" fo:margin-right="0cm" fo:margin-top="0cm" fo:margin-bottom="0cm" fo:line-height="100%" fo:text-indent="0cm" style:auto-text-indent="false" style:shadow="none"/>
      <style:text-properties style:font-name="Arial1" fo:font-size="10pt" fo:font-style="normal" fo:font-weight="bold" style:font-size-asian="10pt" style:font-weight-asian="bold" style:font-size-complex="10pt" style:font-weight-complex="bold"/>
    </style:style>
    <style:style style:name="P2" style:family="paragraph" style:parent-style-name="Standard">
      <style:paragraph-properties fo:margin-left="0cm" fo:margin-right="0cm" fo:margin-top="0cm" fo:margin-bottom="0cm" fo:line-height="100%" fo:text-indent="0cm" style:auto-text-indent="false" style:shadow="none"/>
      <style:text-properties style:font-name="Arial1" fo:font-size="10pt" fo:font-style="normal" fo:font-weight="bold" style:font-size-asian="10pt" style:font-size-complex="10pt"/>
    </style:style>
    <style:style style:name="P3" style:family="paragraph" style:parent-style-name="Standard">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size-complex="10pt"/>
    </style:style>
    <style:style style:name="P4" style:family="paragraph" style:parent-style-name="Standard">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weight-asian="bold" style:font-size-complex="10pt" style:font-weight-complex="bold"/>
    </style:style>
    <style:style style:name="P5" style:family="paragraph" style:parent-style-name="Standard">
      <style:paragraph-properties fo:margin-left="0cm" fo:margin-right="0cm" fo:margin-top="0cm" fo:margin-bottom="0cm" fo:line-height="100%" fo:text-indent="0cm" style:auto-text-indent="false" style:shadow="none"/>
      <style:text-properties style:font-name="Arial1" fo:font-size="14pt" fo:font-style="normal" fo:font-weight="bold" style:font-size-asian="14pt" style:font-weight-asian="bold" style:font-size-complex="14pt" style:font-weight-complex="bold"/>
    </style:style>
    <style:style style:name="P6" style:family="paragraph" style:parent-style-name="Standard">
      <style:paragraph-properties fo:margin-left="0cm" fo:margin-right="0cm" fo:margin-top="0cm" fo:margin-bottom="0cm" fo:line-height="100%" fo:text-indent="0cm" style:auto-text-indent="false" style:shadow="none"/>
    </style:style>
    <style:style style:name="P7" style:family="paragraph" style:parent-style-name="Heading_20_1">
      <style:paragraph-properties fo:margin-left="0cm" fo:margin-right="0cm" fo:margin-top="0cm" fo:margin-bottom="0cm" fo:line-height="100%" fo:text-indent="0cm" style:auto-text-indent="false" style:shadow="none"/>
      <style:text-properties style:font-name="Arial1" fo:font-size="10pt" fo:font-style="normal" fo:font-weight="bold" style:font-size-asian="10pt" style:font-weight-asian="bold" style:font-size-complex="10pt" style:font-weight-complex="bold"/>
    </style:style>
    <style:style style:name="P8" style:family="paragraph" style:parent-style-name="Heading_20_1">
      <style:paragraph-properties fo:margin-left="0cm" fo:margin-right="0cm" fo:margin-top="0cm" fo:margin-bottom="0cm" fo:line-height="100%" fo:text-indent="0cm" style:auto-text-indent="false" style:shadow="none"/>
      <style:text-properties style:font-name="Arial" fo:font-size="12pt" style:font-size-asian="12pt" style:font-size-complex="12pt"/>
    </style:style>
    <style:style style:name="P9" style:family="paragraph" style:parent-style-name="Heading_20_1">
      <style:paragraph-properties fo:margin-left="0cm" fo:margin-right="0cm" fo:margin-top="0cm" fo:margin-bottom="0cm" fo:line-height="100%" fo:text-indent="0cm" style:auto-text-indent="false" style:shadow="none"/>
      <style:text-properties style:font-name="Arial" fo:font-size="12pt" fo:font-weight="bold" style:font-size-asian="12pt" style:font-weight-asian="bold" style:font-size-complex="12pt" style:font-weight-complex="bold"/>
    </style:style>
    <style:style style:name="P10" style:family="paragraph" style:parent-style-name="Heading_20_1">
      <style:paragraph-properties fo:margin-left="0cm" fo:margin-right="0cm" fo:margin-top="0cm" fo:margin-bottom="0cm" fo:line-height="100%" fo:text-indent="0cm" style:auto-text-indent="false" style:shadow="none"/>
      <style:text-properties fo:font-size="14pt" fo:font-weight="bold" style:font-size-asian="14pt" style:font-weight-asian="bold" style:font-size-complex="14pt" style:font-weight-complex="bold"/>
    </style:style>
    <style:style style:name="P11" style:family="paragraph" style:parent-style-name="Heading_20_2">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size-complex="10pt"/>
    </style:style>
    <style:style style:name="P12" style:family="paragraph" style:parent-style-name="Standard">
      <style:paragraph-properties fo:margin-left="0cm" fo:margin-right="0cm" fo:margin-top="0cm" fo:margin-bottom="0cm" fo:line-height="100%" fo:text-indent="0cm" style:auto-text-indent="false" fo:break-before="page" style:shadow="none"/>
      <style:text-properties style:font-name="Arial1" fo:font-size="10pt" fo:font-style="normal" fo:font-weight="bold" style:font-size-asian="10pt" style:font-weight-asian="bold" style:font-size-complex="10pt" style:font-weight-complex="bold"/>
    </style:style>
    <style:style style:name="P13" style:family="paragraph" style:parent-style-name="Standard">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14" style:family="paragraph" style:parent-style-name="Standard">
      <style:paragraph-properties fo:margin-left="0cm" fo:margin-right="0cm" fo:margin-top="0cm" fo:margin-bottom="0cm" fo:line-height="100%" fo:text-indent="0cm" style:auto-text-indent="false" fo:padding="0.074cm" fo:border-left="none" fo:border-right="none" fo:border-top="none" fo:border-bottom="0.002cm solid #000000" style:shadow="none" style:join-border="false"/>
      <style:text-properties style:font-name="Arial1" fo:font-size="10pt" fo:font-style="normal" fo:font-weight="bold" style:font-size-asian="10pt" style:font-weight-asian="bold" style:font-size-complex="10pt" style:font-weight-complex="bold"/>
    </style:style>
    <style:style style:name="P15" style:family="paragraph" style:parent-style-name="Standard">
      <style:paragraph-properties fo:margin-left="0cm" fo:margin-right="0cm" fo:margin-top="0cm" fo:margin-bottom="0cm" fo:line-height="100%" fo:text-indent="0cm" style:auto-text-indent="false" fo:padding="0.074cm" fo:border-left="none" fo:border-right="none" fo:border-top="none" fo:border-bottom="0.002cm solid #000000" style:shadow="none" style:join-border="false"/>
      <style:text-properties style:font-name="Arial1" fo:font-size="10pt" fo:font-style="normal" fo:font-weight="normal" style:font-size-asian="10pt" style:font-size-complex="10pt"/>
    </style:style>
    <style:style style:name="P16" style:family="paragraph" style:parent-style-name="Text_20_body">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17" style:family="paragraph" style:parent-style-name="Text_20_body">
      <style:paragraph-properties fo:margin-left="0cm" fo:margin-right="0cm" fo:margin-top="0cm" fo:margin-bottom="0cm" fo:line-height="100%" fo:text-align="center" style:justify-single-word="false" fo:text-indent="0cm" style:auto-text-indent="false"/>
      <style:text-properties style:font-name="Arial1" fo:font-size="10pt" fo:font-style="normal" fo:font-weight="normal" style:font-size-asian="10pt" style:font-size-complex="10pt"/>
    </style:style>
    <style:style style:name="P18" style:family="paragraph" style:parent-style-name="Text_20_body">
      <style:paragraph-properties fo:margin-left="0cm" fo:margin-right="0cm" fo:margin-top="0cm" fo:margin-bottom="0cm" fo:line-height="100%" fo:text-indent="0cm" style:auto-text-indent="false"/>
      <style:text-properties style:font-name="Arial1" fo:font-size="10pt" fo:font-style="normal" fo:font-weight="normal" style:font-size-asian="10pt" style:font-weight-asian="bold" style:font-size-complex="10pt" style:font-weight-complex="bold"/>
    </style:style>
    <style:style style:name="P19" style:family="paragraph" style:parent-style-name="Text_20_body">
      <style:paragraph-properties fo:margin-left="0cm" fo:margin-right="0cm" fo:margin-top="0cm" fo:margin-bottom="0cm" fo:line-height="100%" fo:text-indent="0cm" style:auto-text-indent="false"/>
    </style:style>
    <style:style style:name="P20" style:family="paragraph" style:parent-style-name="Heading_20_2">
      <style:paragraph-properties fo:margin-left="0cm" fo:margin-right="0cm" fo:margin-top="0cm" fo:margin-bottom="0cm" fo:line-height="100%" fo:text-indent="0cm" style:auto-text-indent="false"/>
    </style:style>
    <style:style style:name="P21" style:family="paragraph" style:parent-style-name="Heading_20_2">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22" style:family="paragraph" style:parent-style-name="Heading_20_2">
      <style:paragraph-properties fo:margin-left="0cm" fo:margin-right="0cm" fo:margin-top="0cm" fo:margin-bottom="0cm" fo:line-height="100%" fo:text-indent="0cm" style:auto-text-indent="false"/>
      <style:text-properties style:font-name="Arial1" fo:font-size="10pt" fo:font-style="normal" fo:font-weight="normal" style:font-size-asian="10pt" style:font-weight-asian="bold" style:font-size-complex="10pt" style:font-weight-complex="bold"/>
    </style:style>
    <style:style style:name="P23" style:family="paragraph" style:parent-style-name="Heading_20_3">
      <style:paragraph-properties fo:margin-left="0cm" fo:margin-right="0cm" fo:margin-top="0cm" fo:margin-bottom="0cm" fo:line-height="100%" fo:text-indent="0cm" style:auto-text-indent="false"/>
    </style:style>
    <style:style style:name="P24" style:family="paragraph" style:parent-style-name="Heading_20_3">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25" style:family="paragraph" style:parent-style-name="Table_20_Contents">
      <style:paragraph-properties fo:margin-left="0cm" fo:margin-right="0cm" fo:margin-top="0cm" fo:margin-bottom="0cm" fo:line-height="100%" fo:text-indent="0cm" style:auto-text-indent="false"/>
    </style:style>
    <style:style style:name="P26" style:family="paragraph" style:parent-style-name="Table_20_Contents">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27" style:family="paragraph" style:parent-style-name="Table_20_Heading">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28" style:family="paragraph" style:parent-style-name="List_20_Heading">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29" style:family="paragraph" style:parent-style-name="List_20_Heading">
      <style:paragraph-properties fo:margin-left="0cm" fo:margin-right="0cm" fo:margin-top="0cm" fo:margin-bottom="0cm" fo:line-height="100%" fo:text-indent="0cm" style:auto-text-indent="false"/>
    </style:style>
    <style:style style:name="P30" style:family="paragraph" style:parent-style-name="List_20_Contents">
      <style:paragraph-properties fo:margin-left="0cm" fo:margin-right="0cm" fo:margin-top="0cm" fo:margin-bottom="0cm" fo:line-height="100%" fo:text-indent="0cm" style:auto-text-indent="false"/>
    </style:style>
    <style:style style:name="P31" style:family="paragraph" style:parent-style-name="List_20_Contents">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32" style:family="paragraph" style:parent-style-name="Standard">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size-complex="10pt"/>
    </style:style>
    <style:style style:name="P33" style:family="paragraph" style:parent-style-name="Standard" style:list-style-name="L1">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size-complex="10pt"/>
    </style:style>
    <style:style style:name="P34" style:family="paragraph" style:parent-style-name="Standard" style:list-style-name="L2">
      <style:paragraph-properties fo:margin-left="0cm" fo:margin-right="0cm" fo:margin-top="0cm" fo:margin-bottom="0cm" fo:line-height="100%" fo:text-indent="0cm" style:auto-text-indent="false" style:shadow="none"/>
      <style:text-properties style:font-name="Arial1" fo:font-size="10pt" fo:font-style="normal" fo:font-weight="normal" style:font-size-asian="10pt" style:font-size-complex="10pt"/>
    </style:style>
    <style:style style:name="P35" style:family="paragraph" style:parent-style-name="Standard" style:list-style-name="L2">
      <style:paragraph-properties fo:margin-left="0cm" fo:margin-right="0cm" fo:margin-top="0cm" fo:margin-bottom="0cm" fo:line-height="100%" fo:text-indent="0cm" style:auto-text-indent="false" style:shadow="none"/>
    </style:style>
    <style:style style:name="P36" style:family="paragraph" style:parent-style-name="Standard" style:list-style-name="L3">
      <style:paragraph-properties fo:margin-left="0cm" fo:margin-right="0cm" fo:margin-top="0cm" fo:margin-bottom="0cm" fo:line-height="100%" fo:text-indent="0cm" style:auto-text-indent="false" style:shadow="none"/>
    </style:style>
    <style:style style:name="P37" style:family="paragraph" style:parent-style-name="Standard" style:list-style-name="L4">
      <style:paragraph-properties fo:margin-left="0cm" fo:margin-right="0cm" fo:margin-top="0cm" fo:margin-bottom="0cm" fo:line-height="100%" fo:text-indent="0cm" style:auto-text-indent="false" style:shadow="none"/>
    </style:style>
    <style:style style:name="P38" style:family="paragraph" style:parent-style-name="Standard">
      <style:paragraph-properties fo:margin-left="0cm" fo:margin-right="0cm" fo:margin-top="0cm" fo:margin-bottom="0cm" fo:line-height="100%" fo:text-indent="0cm" style:auto-text-indent="false" style:shadow="none"/>
      <style:text-properties style:font-name="Arial" fo:font-size="10pt" fo:font-style="normal" fo:font-weight="normal" style:font-size-asian="10pt" style:font-size-complex="10pt"/>
    </style:style>
    <style:style style:name="P39" style:family="paragraph" style:parent-style-name="Heading_20_3">
      <style:paragraph-properties fo:margin-left="0cm" fo:margin-right="0cm" fo:margin-top="0cm" fo:margin-bottom="0cm" fo:text-indent="0cm" style:auto-text-indent="false"/>
    </style:style>
    <style:style style:name="P40" style:family="paragraph" style:parent-style-name="Heading_20_3">
      <style:paragraph-properties fo:margin-left="0cm" fo:margin-right="0cm" fo:margin-top="0cm" fo:margin-bottom="0cm" fo:text-indent="0cm" style:auto-text-indent="false"/>
      <style:text-properties style:font-name="Arial" fo:font-size="10pt" style:font-size-asian="10pt" style:font-size-complex="10pt"/>
    </style:style>
    <style:style style:name="P41" style:family="paragraph" style:parent-style-name="List_20_Contents">
      <style:paragraph-properties fo:margin-left="0cm" fo:margin-right="0cm" fo:margin-top="0cm" fo:margin-bottom="0cm" fo:text-indent="0cm" style:auto-text-indent="false"/>
      <style:text-properties style:font-name="Arial" fo:font-size="10pt" style:font-size-asian="10pt" style:font-size-complex="10pt"/>
    </style:style>
    <style:style style:name="P42" style:family="paragraph" style:parent-style-name="List_20_Heading">
      <style:paragraph-properties fo:margin-left="0cm" fo:margin-right="0cm" fo:margin-top="0cm" fo:margin-bottom="0cm" fo:text-indent="0cm" style:auto-text-indent="false"/>
      <style:text-properties style:font-name="Arial" fo:font-size="10pt" style:font-size-asian="10pt" style:font-size-complex="10pt"/>
    </style:style>
    <style:style style:name="P43" style:family="paragraph" style:parent-style-name="Table_20_Contents" style:list-style-name="L5">
      <style:paragraph-properties fo:margin-left="0cm" fo:margin-right="0cm" fo:margin-top="0cm" fo:margin-bottom="0cm" fo:line-height="100%" fo:text-indent="0cm" style:auto-text-indent="false"/>
    </style:style>
    <style:style style:name="P44" style:family="paragraph" style:parent-style-name="Table_20_Contents" style:list-style-name="L6">
      <style:paragraph-properties fo:margin-left="0cm" fo:margin-right="0cm" fo:margin-top="0cm" fo:margin-bottom="0cm" fo:line-height="100%" fo:text-indent="0cm" style:auto-text-indent="false"/>
    </style:style>
    <style:style style:name="P45" style:family="paragraph" style:parent-style-name="Table_20_Contents" style:list-style-name="L17">
      <style:paragraph-properties fo:margin-left="0cm" fo:margin-right="0cm" fo:margin-top="0cm" fo:margin-bottom="0cm" fo:line-height="100%" fo:text-indent="0cm" style:auto-text-indent="false"/>
    </style:style>
    <style:style style:name="P46" style:family="paragraph" style:parent-style-name="Table_20_Contents" style:list-style-name="L20">
      <style:paragraph-properties fo:margin-left="0cm" fo:margin-right="0cm" fo:margin-top="0cm" fo:margin-bottom="0cm" fo:line-height="100%" fo:text-indent="0cm" style:auto-text-indent="false"/>
    </style:style>
    <style:style style:name="P47" style:family="paragraph" style:parent-style-name="Heading_20_2">
      <style:paragraph-properties fo:margin-left="0cm" fo:margin-right="0cm" fo:margin-top="0cm" fo:margin-bottom="0cm" fo:text-indent="0cm" style:auto-text-indent="false"/>
    </style:style>
    <style:style style:name="P48" style:family="paragraph" style:parent-style-name="Heading_20_2" style:list-style-name="">
      <style:paragraph-properties fo:margin-left="0cm" fo:margin-right="0cm" fo:margin-top="0cm" fo:margin-bottom="0cm" fo:line-height="100%" fo:text-indent="0cm" style:auto-text-indent="false"/>
    </style:style>
    <style:style style:name="P49" style:family="paragraph" style:parent-style-name="Heading_20_2">
      <style:paragraph-properties fo:margin-left="0cm" fo:margin-right="0cm" fo:margin-top="0cm" fo:margin-bottom="0cm" fo:text-indent="0cm" style:auto-text-indent="false"/>
      <style:text-properties style:font-name="Arial" fo:font-size="10pt" style:font-size-asian="10pt" style:font-size-complex="10pt"/>
    </style:style>
    <style:style style:name="P50" style:family="paragraph" style:parent-style-name="Heading_20_2">
      <style:paragraph-properties fo:margin-left="0cm" fo:margin-right="0cm" fo:margin-top="0cm" fo:margin-bottom="0cm" fo:line-height="100%" fo:text-indent="0cm" style:auto-text-indent="false" style:shadow="none"/>
      <style:text-properties style:font-name="Arial" fo:font-size="10pt" fo:font-style="normal" fo:font-weight="normal" style:font-size-asian="10pt" style:font-size-complex="10pt"/>
    </style:style>
    <style:style style:name="P51" style:family="paragraph" style:parent-style-name="Text_20_body" style:list-style-name="L22"/>
    <style:style style:name="P52" style:family="paragraph" style:parent-style-name="Text_20_body">
      <style:paragraph-properties fo:margin-left="0cm" fo:margin-right="0cm" fo:margin-top="0cm" fo:margin-bottom="0cm" fo:text-indent="0cm" style:auto-text-indent="false"/>
    </style:style>
    <style:style style:name="P53" style:family="paragraph" style:parent-style-name="Text_20_body" style:list-style-name="L7">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4" style:family="paragraph" style:parent-style-name="Text_20_body" style:list-style-name="L8">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5" style:family="paragraph" style:parent-style-name="Text_20_body" style:list-style-name="L9">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6" style:family="paragraph" style:parent-style-name="Text_20_body" style:list-style-name="L10">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7" style:family="paragraph" style:parent-style-name="Text_20_body" style:list-style-name="L11">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8" style:family="paragraph" style:parent-style-name="Text_20_body" style:list-style-name="L12">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59" style:family="paragraph" style:parent-style-name="Text_20_body" style:list-style-name="L14">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60" style:family="paragraph" style:parent-style-name="Text_20_body" style:list-style-name="L15">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61" style:family="paragraph" style:parent-style-name="Text_20_body" style:list-style-name="L18">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62" style:family="paragraph" style:parent-style-name="Text_20_body" style:list-style-name="L21">
      <style:paragraph-properties fo:margin-left="0cm" fo:margin-right="0cm" fo:margin-top="0cm" fo:margin-bottom="0cm" fo:line-height="100%" fo:text-indent="0cm" style:auto-text-indent="false"/>
      <style:text-properties style:font-name="Arial1" fo:font-size="10pt" fo:font-style="normal" fo:font-weight="normal" style:font-size-asian="10pt" style:font-size-complex="10pt"/>
    </style:style>
    <style:style style:name="P63" style:family="paragraph" style:parent-style-name="Text_20_body">
      <style:paragraph-properties fo:margin-left="0cm" fo:margin-right="0cm" fo:margin-top="0cm" fo:margin-bottom="0cm" fo:line-height="100%" fo:text-indent="0cm" style:auto-text-indent="false"/>
    </style:style>
    <style:style style:name="P64" style:family="paragraph" style:parent-style-name="Text_20_body" style:list-style-name="L8">
      <style:paragraph-properties fo:margin-left="0cm" fo:margin-right="0cm" fo:margin-top="0cm" fo:margin-bottom="0cm" fo:line-height="100%" fo:text-indent="0cm" style:auto-text-indent="false"/>
    </style:style>
    <style:style style:name="P65" style:family="paragraph" style:parent-style-name="Text_20_body" style:list-style-name="L9">
      <style:paragraph-properties fo:margin-left="0cm" fo:margin-right="0cm" fo:margin-top="0cm" fo:margin-bottom="0cm" fo:line-height="100%" fo:text-indent="0cm" style:auto-text-indent="false"/>
    </style:style>
    <style:style style:name="P66" style:family="paragraph" style:parent-style-name="Text_20_body" style:list-style-name="L10">
      <style:paragraph-properties fo:margin-left="0cm" fo:margin-right="0cm" fo:margin-top="0cm" fo:margin-bottom="0cm" fo:line-height="100%" fo:text-indent="0cm" style:auto-text-indent="false"/>
    </style:style>
    <style:style style:name="P67" style:family="paragraph" style:parent-style-name="Text_20_body" style:list-style-name="L11">
      <style:paragraph-properties fo:margin-left="0cm" fo:margin-right="0cm" fo:margin-top="0cm" fo:margin-bottom="0cm" fo:line-height="100%" fo:text-indent="0cm" style:auto-text-indent="false"/>
    </style:style>
    <style:style style:name="P68" style:family="paragraph" style:parent-style-name="Text_20_body" style:list-style-name="L12">
      <style:paragraph-properties fo:margin-left="0cm" fo:margin-right="0cm" fo:margin-top="0cm" fo:margin-bottom="0cm" fo:line-height="100%" fo:text-indent="0cm" style:auto-text-indent="false"/>
    </style:style>
    <style:style style:name="P69" style:family="paragraph" style:parent-style-name="Text_20_body" style:list-style-name="L13">
      <style:paragraph-properties fo:margin-left="0cm" fo:margin-right="0cm" fo:margin-top="0cm" fo:margin-bottom="0cm" fo:line-height="100%" fo:text-indent="0cm" style:auto-text-indent="false"/>
    </style:style>
    <style:style style:name="P70" style:family="paragraph" style:parent-style-name="Text_20_body" style:list-style-name="L14">
      <style:paragraph-properties fo:margin-left="0cm" fo:margin-right="0cm" fo:margin-top="0cm" fo:margin-bottom="0cm" fo:line-height="100%" fo:text-indent="0cm" style:auto-text-indent="false"/>
    </style:style>
    <style:style style:name="P71" style:family="paragraph" style:parent-style-name="Text_20_body" style:list-style-name="L15">
      <style:paragraph-properties fo:margin-left="0cm" fo:margin-right="0cm" fo:margin-top="0cm" fo:margin-bottom="0cm" fo:line-height="100%" fo:text-indent="0cm" style:auto-text-indent="false"/>
    </style:style>
    <style:style style:name="P72" style:family="paragraph" style:parent-style-name="Text_20_body" style:list-style-name="L16">
      <style:paragraph-properties fo:margin-left="0cm" fo:margin-right="0cm" fo:margin-top="0cm" fo:margin-bottom="0cm" fo:line-height="100%" fo:text-indent="0cm" style:auto-text-indent="false"/>
    </style:style>
    <style:style style:name="P73" style:family="paragraph" style:parent-style-name="Text_20_body" style:list-style-name="L18">
      <style:paragraph-properties fo:margin-left="0cm" fo:margin-right="0cm" fo:margin-top="0cm" fo:margin-bottom="0cm" fo:line-height="100%" fo:text-indent="0cm" style:auto-text-indent="false"/>
    </style:style>
    <style:style style:name="P74" style:family="paragraph" style:parent-style-name="Text_20_body" style:list-style-name="L19">
      <style:paragraph-properties fo:margin-left="0cm" fo:margin-right="0cm" fo:margin-top="0cm" fo:margin-bottom="0cm" fo:line-height="100%" fo:text-indent="0cm" style:auto-text-indent="false"/>
    </style:style>
    <style:style style:name="P75" style:family="paragraph" style:parent-style-name="Text_20_body">
      <style:paragraph-properties fo:margin-left="0cm" fo:margin-right="0cm" fo:margin-top="0cm" fo:margin-bottom="0cm" fo:text-indent="0cm" style:auto-text-indent="false"/>
      <style:text-properties style:font-name="Arial" fo:font-size="10pt" style:font-size-asian="10pt" style:font-size-complex="10pt"/>
    </style:style>
    <style:style style:name="P76" style:family="paragraph" style:parent-style-name="Text_20_body" style:list-style-name="L23">
      <style:paragraph-properties fo:margin-left="0cm" fo:margin-right="0cm" fo:margin-top="0cm" fo:margin-bottom="0cm" fo:text-indent="0cm" style:auto-text-indent="false"/>
      <style:text-properties style:font-name="Arial" fo:font-size="10pt" style:font-size-asian="10pt" style:font-size-complex="10pt"/>
    </style:style>
    <style:style style:name="P77" style:family="paragraph" style:parent-style-name="Text_20_body">
      <style:paragraph-properties fo:margin-left="0cm" fo:margin-right="0cm" fo:margin-top="0cm" fo:margin-bottom="0cm" fo:line-height="100%" fo:text-indent="0cm" style:auto-text-indent="false" fo:padding="0.074cm" fo:border-left="none" fo:border-right="none" fo:border-top="none" fo:border-bottom="0.002cm solid #000000" style:join-border="false"/>
    </style:style>
    <style:style style:name="P78" style:family="paragraph" style:parent-style-name="Text_20_body" style:list-style-name="L22">
      <style:paragraph-properties fo:margin-top="0cm" fo:margin-bottom="0cm"/>
    </style:style>
    <style:style style:name="T1" style:family="text">
      <style:text-properties style:font-name="Arial1" fo:font-size="10pt" fo:font-style="normal" fo:font-weight="normal" style:font-size-asian="10pt" style:font-size-complex="10pt"/>
    </style:style>
    <style:style style:name="T2" style:family="text">
      <style:text-properties style:font-name="Arial1" fo:font-size="10pt" fo:font-style="normal" fo:font-weight="bold" style:font-size-asian="10pt" style:font-weight-asian="bold" style:font-size-complex="1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style:font-name="Arial"/>
    </style:style>
    <style:style style:name="T7" style:family="text">
      <style:text-properties style:font-name="Arial" fo:font-style="italic"/>
    </style:style>
    <style:style style:name="T8" style:family="text">
      <style:text-properties style:font-name="Arial" fo:font-size="10pt" style:font-size-asian="10pt" style:font-size-complex="10pt"/>
    </style:style>
    <style:style style:name="T9" style:family="text">
      <style:text-properties style:font-name="Arial" fo:font-size="10pt" fo:font-style="italic"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gile Softwareentwicklung</text:p>
      <text:section text:style-name="Sect1" text:name="bodyContent">
        <text:section text:style-name="Sect1" text:name="contentSub">
          <text:p text:style-name="P3"/>
        </text:section>
        <text:p text:style-name="P6"><text:span text:style-name="T1">Agile Softwareentwicklung ist der Oberbegriff für den Einsatz von Agilität (</text:span><text:a xlink:type="simple" xlink:href="http://de.wikipedia.org/wiki/Latein"><text:span text:style-name="T1">lat.</text:span></text:a><text:span text:style-name="T1"> agilis ‚flink, beweglich‘) in der Softwareentwicklung. Je nach Kontext bezieht sich der Begriff auf Teilbereiche der Softwareentwicklung – wie im Fall von Agile Modeling – oder auf den gesamten </text:span><text:a xlink:type="simple" xlink:href="http://de.wikipedia.org/wiki/Vorgehensmodell_zur_Softwareentwicklung"><text:span text:style-name="T1">Softwareentwicklungsprozess</text:span></text:a><text:span text:style-name="T1"> – exemplarisch sei </text:span><text:a xlink:type="simple" xlink:href="http://de.wikipedia.org/wiki/Extreme_Programming"><text:span text:style-name="T1">Extreme Programming</text:span></text:a><text:span text:style-name="T1"> angeführt. Agile Softwareentwicklung versucht mit geringem bürokratischen Aufwand und wenigen Regeln auszukommen.</text:span></text:p>
        <text:p text:style-name="P3"/>
        <text:p text:style-name="P1">Zielsetzung</text:p>
        <text:p text:style-name="P6"><text:span text:style-name="T1">Das Ziel Agiler Softwareentwicklung ist es, den Softwareentwicklungsprozess flexibler und schlanker zu machen, als das bei den klassischen Vorgehensmodellen der Fall ist. Man möchte sich mehr auf die zu erreichenden Ziele fokussieren und auf technische und soziale Probleme bei der Softwareentwicklung eingehen. Die Agile Softwareentwicklung ist eine Gegenbewegung zu den oft als schwergewichtig und bürokratisch angesehenen traditionellen Softwareentwicklungsprozessen wie dem </text:span><text:a xlink:type="simple" xlink:href="http://de.wikipedia.org/wiki/Rational_Unified_Process"><text:span text:style-name="T1">Rational Unified Process</text:span></text:a><text:span text:style-name="T1"> oder dem </text:span><text:a xlink:type="simple" xlink:href="http://de.wikipedia.org/wiki/V-Modell"><text:span text:style-name="T1">V-Modell</text:span></text:a><text:span text:style-name="T1">.</text:span></text:p>
        <text:p text:style-name="P3"/>
        <text:p text:style-name="P1"><text:bookmark text:name="Werte"/>Werte</text:p>
        <text:p text:style-name="P6"><text:span text:style-name="T1">Die Werte agiler Softwareentwicklung bilden das Fundament und wurden im Februar 2001 als Agiles Manifest (englisch Manifesto for Agile Software Development oder kurz Agile Manifesto) formuliert:</text:span><text:bookmark text:name="cite_ref-0"/><text:a xlink:type="simple" xlink:href="http://de.wikipedia.org/wiki/Agile_Softwareentwicklung#cite_note-0"><text:span text:style-name="T1">[1]</text:span></text:a></text:p>
        <text:list xml:id="list29551323" text:style-name="L1">
          <text:list-item>
            <text:p text:style-name="P33">Individuen und Interaktionen sind wichtiger als Prozesse und Werkzeuge. - Zwar sind wohldefinierte Entwicklungsprozesse und Entwicklungswerkzeuge wichtig, wesentlicher sind jedoch die Qualifikation der Mitarbeitenden und eine effiziente Kommunikation zwischen ihnen. </text:p>
          </text:list-item>
          <text:list-item>
            <text:p text:style-name="P33">Funktionierende Programme sind wichtiger als ausführliche Dokumentation. - Gut geschriebene und ausführliche Dokumentation kann zwar hilfreich sein, das eigentliche Ziel der Entwicklung ist jedoch die fertige Software. </text:p>
          </text:list-item>
          <text:list-item>
            <text:p text:style-name="P33">Die stetige Abstimmung mit dem Kunden ist wichtiger als die ursprüngliche Leistungsbeschreibung in Verträgen. - Statt sich an ursprünglich formulierten und mittlerweile veralteten Leistungsbeschreibungen in Verträgen festzuhalten, steht vielmehr die fortwährende konstruktive und vertrauensvolle Abstimmung mit dem Kunden im Mittelpunkt. </text:p>
          </text:list-item>
          <text:list-item>
            <text:p text:style-name="P33">Der Mut und die Offenheit für Änderungen stehen über dem Befolgen eines festgelegten Plans. - Im Verlauf eines Entwicklungsprojektes ändern sich viele Anforderungen und Randbedingungen ebenso wie das Verständnis des Problemfeldes. Das Team muss darauf schnell reagieren können. </text:p>
          </text:list-item>
        </text:list>
        <text:p text:style-name="P3"/>
        <text:p text:style-name="P1"><text:bookmark text:name="Agiles_Prinzip"/>Agiles Prinzip</text:p>
        <text:p text:style-name="P3">Ein Agiles Prinzip ist ein Leitsatz für die agile Arbeit.</text:p>
        <text:p text:style-name="P3">Manchmal werden Agile Prinzipien auch als Methode bezeichnet. Die eigentlich falsche Verwendung des Begriffs Methode für Prinzipien wird von den Vertretern agiler Methoden teilweise bewusst eingesetzt. Bei schwergewichtigen Prozessen werden Prinzipien von umfangreichen Methodenbeschreibungen überlagert und lassen die Prinzipien häufig in Vergessenheit geraten. Zudem wurden Prozesse früher hauptsächlich über Methoden, nicht über Prinzipien definiert. Die Auflistung von Prinzipien als Methoden soll den Prinzipien gegenüber formalen Methoden wieder mehr Gewicht verleihen.</text:p>
        <text:p text:style-name="P3">Beispiele für Agile Prinzipien:</text:p>
        <text:list xml:id="list29553246" text:style-name="L2">
          <text:list-item>
            <text:p text:style-name="P34">Vorhandene Ressourcen mehrfach verwenden </text:p>
          </text:list-item>
          <text:list-item>
            <text:p text:style-name="P35"><text:span text:style-name="T1">einfach (</text:span><text:a xlink:type="simple" xlink:href="http://de.wikipedia.org/wiki/KISS-Prinzip"><text:span text:style-name="T1">KISS-Prinzip</text:span></text:a><text:span text:style-name="T1">) </text:span></text:p>
          </text:list-item>
          <text:list-item>
            <text:p text:style-name="P34">zweckmäßig </text:p>
          </text:list-item>
          <text:list-item>
            <text:p text:style-name="P34">kundennah </text:p>
          </text:list-item>
          <text:list-item>
            <text:p text:style-name="P34">Gemeinsamer Code-Besitz (Collective Code Ownership) </text:p>
          </text:list-item>
        </text:list>
        <text:p text:style-name="P3">Der Übergang zwischen Prinzipien und Methoden ist fließend.</text:p>
        <text:p text:style-name="P3"/>
        <text:p text:style-name="P1"><text:bookmark text:name="Agile_Methode"/>Agile Methode</text:p>
        <text:p text:style-name="P6"><text:span text:style-name="T1">Streng genommen bezeichnet Agile Methode eine an Agilität ausgerichtete </text:span><text:a xlink:type="simple" xlink:href="http://de.wikipedia.org/wiki/Methode_%28Softwaretechnik%29"><text:span text:style-name="T1">Methode</text:span></text:a><text:span text:style-name="T1"> zur Softwareentwicklung.</text:span></text:p>
        <text:p text:style-name="P3">Ein Kennzeichen agiler Methoden ist, dass sie in einem Prozess dazu dienen können, die Aufwandskurve möglichst gering zu halten. Als Leitsatz gilt: Je mehr Du nach Plan arbeitest, um so mehr bekommst Du das, was Du geplant hast, aber nicht das, was Du brauchst. Daraus resultieren einige Prinzipien des Agile Modelling und des Extreme Programmings.</text:p>
        <text:p text:style-name="P3">Agile Methoden lassen sich in zwei Gruppen unterteilen: die tatsächlichen Methoden und die den Methoden zu Grunde liegenden Prinzipien.</text:p>
        <text:p text:style-name="P3">Beispiele für Agile Methoden:</text:p>
        <text:list xml:id="list29524349" text:style-name="L3">
          <text:list-item>
            <text:p text:style-name="P36"><text:a xlink:type="simple" xlink:href="http://de.wikipedia.org/wiki/Paarprogrammierung"><text:span text:style-name="T1">Paarprogrammierung</text:span></text:a><text:span text:style-name="T1"> </text:span></text:p>
          </text:list-item>
          <text:list-item>
            <text:p text:style-name="P36"><text:a xlink:type="simple" xlink:href="http://de.wikipedia.org/wiki/Testgetriebene_Entwicklung"><text:span text:style-name="T1">Testgetriebene Entwicklung</text:span></text:a><text:span text:style-name="T1"> </text:span></text:p>
          </text:list-item>
          <text:list-item>
            <text:p text:style-name="P36"><text:soft-page-break/><text:span text:style-name="T1">ständige </text:span><text:a xlink:type="simple" xlink:href="http://de.wikipedia.org/wiki/Refaktorisierung"><text:span text:style-name="T1">Refaktorisierungen</text:span></text:a><text:span text:style-name="T1"> </text:span></text:p>
          </text:list-item>
          <text:list-item>
            <text:p text:style-name="P36"><text:a xlink:type="simple" xlink:href="http://de.wikipedia.org/wiki/Story-Card"><text:span text:style-name="T1">Story-Cards</text:span></text:a><text:span text:style-name="T1"> </text:span></text:p>
          </text:list-item>
          <text:list-item>
            <text:p text:style-name="P36"><text:span text:style-name="T1">schnelle </text:span><text:a xlink:type="simple" xlink:href="http://de.wikipedia.org/wiki/Codereview"><text:span text:style-name="T1">Codereviews</text:span></text:a><text:span text:style-name="T1"> </text:span></text:p>
          </text:list-item>
        </text:list>
        <text:p text:style-name="P3"/>
        <text:p text:style-name="P1"><text:bookmark text:name="Agiler_Prozess"/>Agiler Prozess</text:p>
        <text:p text:style-name="P3">Ziel der Vorgehensweise ist es, den Softwareentwicklungsprozess durch Abbau der Bürokratisierung und durch die stärkere Berücksichtigung der menschlichen Aspekte effektiver zu gestalten.</text:p>
        <text:p text:style-name="P6"><text:span text:style-name="T1">Den meisten Agilen Prozessen liegt zu Grunde, dass sie versuchen, die reine Entwurfsphase auf ein Mindestmaß zu reduzieren und im Entwicklungsprozess so früh wie möglich zu ausführbarer Software zu gelangen, die dann in regelmäßigen, kurzen Abständen dem Kunden zur gemeinsamen Abstimmung vorgelegt werden kann. Auf diese Weise soll es jederzeit möglich sein, flexibel auf Kundenwünsche einzugehen, um so die Kundenzufriedenheit insgesamt zu erhöhen. Sie stellen damit einen Gegensatz zu den klassischen </text:span><text:a xlink:type="simple" xlink:href="http://de.wikipedia.org/wiki/Vorgehensmodell_%28Software%29"><text:span text:style-name="T1">Vorgehensmodellen</text:span></text:a><text:span text:style-name="T1"> wie dem </text:span><text:a xlink:type="simple" xlink:href="http://de.wikipedia.org/wiki/V-Modell"><text:span text:style-name="T1">V-Modell</text:span></text:a><text:span text:style-name="T1"> oder dem </text:span><text:a xlink:type="simple" xlink:href="http://de.wikipedia.org/wiki/Rational_Unified_Process"><text:span text:style-name="T1">Rational Unified Process</text:span></text:a><text:span text:style-name="T1"> (RUP) dar.</text:span></text:p>
        <text:p text:style-name="P3">Allen agilen Prozessen ist gemeinsam, dass sie sich zahlreicher Methoden bedienen, die Aufwandskurve möglichst flach zu halten. Inzwischen gibt es eine Vielzahl von agilen Prozessen. Zu den bekanntesten zählen unter anderem:</text:p>
        <text:list xml:id="list29547485" text:style-name="L4">
          <text:list-item>
            <text:p text:style-name="P37"><text:a xlink:type="simple" xlink:href="http://de.wikipedia.org/wiki/Adaptive_Software_Development"><text:span text:style-name="T1">Adaptive Software Development</text:span></text:a><text:span text:style-name="T1"> (ASD) </text:span></text:p>
          </text:list-item>
          <text:list-item>
            <text:p text:style-name="P37"><text:a xlink:type="simple" xlink:href="http://de.wikipedia.org/wiki/Crystal_Family"><text:span text:style-name="T1">Crystal</text:span></text:a><text:span text:style-name="T1"> </text:span></text:p>
          </text:list-item>
          <text:list-item>
            <text:p text:style-name="P37"><text:a xlink:type="simple" xlink:href="http://de.wikipedia.org/w/index.php?title=Dynamic_System_Development_Method&amp;action=edit&amp;redlink=1"><text:span text:style-name="T1">Dynamic System Development Method</text:span></text:a><text:span text:style-name="T1"> (DSDM) </text:span></text:p>
          </text:list-item>
          <text:list-item>
            <text:p text:style-name="P37"><text:a xlink:type="simple" xlink:href="http://de.wikipedia.org/wiki/Extreme_Programming"><text:span text:style-name="T1">Extreme Programming</text:span></text:a><text:span text:style-name="T1"> (XP) </text:span></text:p>
          </text:list-item>
          <text:list-item>
            <text:p text:style-name="P37"><text:a xlink:type="simple" xlink:href="http://de.wikipedia.org/wiki/Feature_Driven_Development"><text:span text:style-name="T1">Feature Driven Development</text:span></text:a><text:span text:style-name="T1"> (FDD) </text:span></text:p>
          </text:list-item>
          <text:list-item>
            <text:p text:style-name="P37"><text:a xlink:type="simple" xlink:href="http://de.wikipedia.org/w/index.php?title=Pragmatic_Programming&amp;action=edit&amp;redlink=1"><text:span text:style-name="T1">Pragmatic Programming</text:span></text:a><text:span text:style-name="T1"> </text:span></text:p>
          </text:list-item>
          <text:list-item>
            <text:p text:style-name="P37"><text:a xlink:type="simple" xlink:href="http://de.wikipedia.org/wiki/Scrum"><text:span text:style-name="T1">Scrum</text:span></text:a><text:span text:style-name="T1"> </text:span></text:p>
          </text:list-item>
          <text:list-item>
            <text:p text:style-name="P37"><text:a xlink:type="simple" xlink:href="http://de.wikipedia.org/w/index.php?title=Software-Expedition&amp;action=edit&amp;redlink=1"><text:span text:style-name="T1">Software-Expedition</text:span></text:a><text:span text:style-name="T1"> </text:span></text:p>
          </text:list-item>
          <text:list-item>
            <text:p text:style-name="P37"><text:a xlink:type="simple" xlink:href="http://de.wikipedia.org/w/index.php?title=Universal_Application&amp;action=edit&amp;redlink=1"><text:span text:style-name="T1">Universal Application</text:span></text:a><text:span text:style-name="T1"> </text:span></text:p>
          </text:list-item>
          <text:list-item>
            <text:p text:style-name="P37"><text:a xlink:type="simple" xlink:href="http://de.wikipedia.org/w/index.php?title=Usability_Driven_Development&amp;action=edit&amp;redlink=1"><text:span text:style-name="T1">Usability Driven Development</text:span></text:a><text:span text:style-name="T1"> (UDD) </text:span></text:p>
          </text:list-item>
          <text:list-item>
            <text:p text:style-name="P37"><text:a xlink:type="simple" xlink:href="http://de.wikipedia.org/wiki/Testgetriebene_Entwicklung"><text:span text:style-name="T1">Testgetriebene Entwicklung</text:span></text:a><text:span text:style-name="T1"> </text:span></text:p>
          </text:list-item>
        </text:list>
        <text:p text:style-name="P1"/>
      </text:section>
      <text:p text:style-name="P12"/>
      <text:p text:style-name="P1">Agile Methoden</text:p>
      <text:h text:style-name="P7" text:outline-level="1">Paarprogrammierung</text:h>
      <text:section text:style-name="Sect1" text:name="Bereich1">
        <text:p text:style-name="P19"><text:span text:style-name="T1">Bei Paarprogrammierung (engl. Pair Programming) handelt es sich um eine Arbeitstechnik, die sich häufig bei </text:span><text:a xlink:type="simple" xlink:href="http://de.wikipedia.org/wiki/Agile_Softwareentwicklung"><text:span text:style-name="T1">agilen</text:span></text:a><text:span text:style-name="T1"> Vorgehensweisen zur </text:span><text:a xlink:type="simple" xlink:href="http://de.wikipedia.org/wiki/Softwareentwicklung"><text:span text:style-name="T1">Softwareentwicklung</text:span></text:a><text:span text:style-name="T1"> findet. So ist Paarprogrammierung beispielsweise ein wichtiger Bestandteil von </text:span><text:a xlink:type="simple" xlink:href="http://de.wikipedia.org/wiki/Extreme_Programming"><text:span text:style-name="T1">Extreme Programming</text:span></text:a><text:span text:style-name="T1"> (XP).</text:span></text:p>
        <text:p text:style-name="P13"><text:bookmark text:name="toc1"/></text:p>
        <table:table table:name="Tabelle1" table:style-name="Tabelle1">
          <table:table-column table:style-name="Tabelle1.A"/>
          <table:table-row>
            <table:table-cell table:style-name="Tabelle1.A1" office:value-type="string">
              <text:section text:style-name="Sect1" text:name="Bereich4">
                <text:h text:style-name="P21" text:outline-level="2"><text:bookmark text:name="toctitle"/>Inhaltsverzeichnis</text:h>
                <text:p text:style-name="P25"><text:span text:style-name="T1">[</text:span><text:bookmark text:name="togglelink1"/><text:a xlink:type="simple" xlink:href="http://de.wikipedia.org/wiki/Paarprogrammierung#"><text:span text:style-name="T1">Verbergen</text:span></text:a><text:span text:style-name="T1">]</text:span></text:p>
              </text:section>
              <text:list xml:id="list29526905" text:style-name="L5">
                <text:list-item>
                  <text:p text:style-name="P43"><text:a xlink:type="simple" xlink:href="http://de.wikipedia.org/wiki/Paarprogrammierung#Beschreibung"><text:span text:style-name="T1">1 Beschreibung</text:span></text:a><text:span text:style-name="T1"> </text:span></text:p>
                </text:list-item>
                <text:list-item>
                  <text:p text:style-name="P43"><text:a xlink:type="simple" xlink:href="http://de.wikipedia.org/wiki/Paarprogrammierung#Ziele"><text:span text:style-name="T1">2 Ziele</text:span></text:a><text:span text:style-name="T1"> </text:span></text:p>
                </text:list-item>
                <text:list-item>
                  <text:p text:style-name="P43"><text:a xlink:type="simple" xlink:href="http://de.wikipedia.org/wiki/Paarprogrammierung#Positive_Effekte"><text:span text:style-name="T1">3 Positive Effekte</text:span></text:a><text:span text:style-name="T1"> </text:span></text:p>
                </text:list-item>
                <text:list-item>
                  <text:p text:style-name="P43"><text:a xlink:type="simple" xlink:href="http://de.wikipedia.org/wiki/Paarprogrammierung#Nachteile"><text:span text:style-name="T1">4 Nachteile</text:span></text:a><text:span text:style-name="T1"> </text:span></text:p>
                </text:list-item>
                <text:list-item>
                  <text:p text:style-name="P43"><text:a xlink:type="simple" xlink:href="http://de.wikipedia.org/wiki/Paarprogrammierung#Produktivit.C3.A4t"><text:span text:style-name="T1">5 Produktivität</text:span></text:a><text:span text:style-name="T1"> </text:span></text:p>
                </text:list-item>
                <text:list-item>
                  <text:p text:style-name="P43"><text:a xlink:type="simple" xlink:href="http://de.wikipedia.org/wiki/Paarprogrammierung#Verteilte_Paarprogrammierung"><text:span text:style-name="T1">6 Verteilte Paarprogrammierung</text:span></text:a><text:span text:style-name="T1"> </text:span></text:p>
                </text:list-item>
                <text:list-item>
                  <text:p text:style-name="P43"><text:a xlink:type="simple" xlink:href="http://de.wikipedia.org/wiki/Paarprogrammierung#Quellen"><text:span text:style-name="T1">7 Quellen</text:span></text:a><text:span text:style-name="T1"> </text:span></text:p>
                </text:list-item>
              </text:list>
            </table:table-cell>
          </table:table-row>
        </table:table>
        <text:h text:style-name="P20" text:outline-level="2"><text:bookmark text:name="Beschreibung"/><text:span text:style-name="T1">Beschreibung [</text:span><text:a xlink:type="simple" xlink:href="http://de.wikipedia.org/w/index.php?title=Paarprogrammierung&amp;action=edit&amp;section=1"><text:span text:style-name="T1">Bearbeiten</text:span></text:a><text:span text:style-name="T1">]</text:span></text:h>
        <text:p text:style-name="P19"><text:span text:style-name="T1">Paarprogrammierung bedeutet, dass bei der Erstellung des </text:span><text:a xlink:type="simple" xlink:href="http://de.wikipedia.org/wiki/Quellcode"><text:span text:style-name="T1">Quellcodes</text:span></text:a><text:span text:style-name="T1"> jeweils zwei </text:span><text:a xlink:type="simple" xlink:href="http://de.wikipedia.org/wiki/Programmierer"><text:span text:style-name="T1">Programmierer</text:span></text:a><text:span text:style-name="T1"> an einem </text:span><text:a xlink:type="simple" xlink:href="http://de.wikipedia.org/wiki/Computer"><text:span text:style-name="T1">Rechner</text:span></text:a><text:span text:style-name="T1"> arbeiten. Ein Programmierer schreibt den Code, während der andere über die Problemstellungen nachdenkt, den geschriebenen Code kontrolliert sowie Probleme, die ihm dabei auffallen, sofort anspricht. Diese können dann sofort (im Gespräch zu zweit) gelöst werden. Die beiden Programmierer sollten sich bezüglich dieser beiden Rollen abwechseln. Auch die Zusammensetzung der Paare sollte sich häufig ändern.</text:span></text:p>
        <text:h text:style-name="P20" text:outline-level="2"><text:bookmark text:name="Ziele"/><text:span text:style-name="T1">Ziele [</text:span><text:a xlink:type="simple" xlink:href="http://de.wikipedia.org/w/index.php?title=Paarprogrammierung&amp;action=edit&amp;section=2"><text:span text:style-name="T1">Bearbeiten</text:span></text:a><text:span text:style-name="T1">]</text:span></text:h>
        <text:p text:style-name="P19"><text:span text:style-name="T1">Zunächst soll Paarprogrammierung die </text:span><text:a xlink:type="simple" xlink:href="http://de.wikipedia.org/wiki/Softwarequalität"><text:span text:style-name="T1">Softwarequalität</text:span></text:a><text:span text:style-name="T1"> steigern. Durch die Kontrollfunktion der zweiten Person sollen problematische Lösungen vermieden werden. Die Paarprogrammierung dient aber auch zur Verbreitung von Wissen über den Quellcode. Durch das regelmäßige Rotieren der Partner kann immer der jeweils neue Partner durch </text:span><text:a xlink:type="simple" xlink:href="http://de.wikipedia.org/wiki/Learning_by_Doing"><text:span text:style-name="T1">Learning by Doing</text:span></text:a><text:span text:style-name="T1"> etwas über die bearbeiteten Quelltexte lernen.</text:span></text:p>
        <text:h text:style-name="P20" text:outline-level="2"><text:bookmark text:name="Positive_Effekte"/><text:span text:style-name="T1">Positive Effekte [</text:span><text:a xlink:type="simple" xlink:href="http://de.wikipedia.org/w/index.php?title=Paarprogrammierung&amp;action=edit&amp;section=3"><text:span text:style-name="T1">Bearbeiten</text:span></text:a><text:span text:style-name="T1">]</text:span></text:h>
        <text:p text:style-name="P28">Höhere Disziplin </text:p>
        <text:p text:style-name="P31">Paare entwickeln viel eher an der richtigen Stelle und machen kürzere Pausen. </text:p>
        <text:p text:style-name="P28">Besserer Code </text:p>
        <text:p text:style-name="P30"><text:span text:style-name="T1">Bei der Paarprogrammierung entwickelt man sich weniger leicht in Sackgassen und erreicht so eine höhere </text:span><text:a xlink:type="simple" xlink:href="http://de.wikipedia.org/wiki/Softwarequalität"><text:span text:style-name="T1">Qualität</text:span></text:a><text:span text:style-name="T1">. </text:span></text:p>
        <text:p text:style-name="P28">Belastbarerer Flow </text:p>
        <text:p text:style-name="P30"><text:span text:style-name="T1">Paarprogrammierung führt zwar zu einer anderen Art von </text:span><text:a xlink:type="simple" xlink:href="http://de.wikipedia.org/wiki/Flow_%28Psychologie%29"><text:span text:style-name="T1">Flow</text:span></text:a><text:span text:style-name="T1">, ermöglicht diesen aber eher als der konventionelle Ansatz: Ein Programmierer kann seinen Partner jederzeit nach dem aktuellen Stand fragen und dort anknüpfen. Unterbrechungen werden auf diese Art besser abgewehrt. </text:span></text:p>
        <text:p text:style-name="P28">Freude an der Arbeit </text:p>
        <text:p text:style-name="P31">Paarprogrammierung ist oft spannender und interessanter als alleine zu arbeiten. </text:p>
        <text:p text:style-name="P28">Verbreitung von Projektwissen </text:p>
        <text:p text:style-name="P31">Wenn das gesamte Projektteam mit der Methode Paarprogrammierung arbeitet und die jeweiligen Partner oft wechseln, erlangen alle Wissen über die gesamte Codebasis. Dies wiederum führt zu einem geringeren Projektrisiko hinsichtlich Mitarbeiterfluktuation und Mitarbeiterabwesenheiten. </text:p>
        <text:p text:style-name="P29"><text:a xlink:type="simple" xlink:href="http://de.wikipedia.org/wiki/Mentoring"><text:span text:style-name="T1">Mentoring</text:span></text:a><text:span text:style-name="T1"> </text:span></text:p>
        <text:p text:style-name="P31">Jeder hat Wissen, das andere nicht haben. Paarprogrammierung ist eine Möglichkeit, dieses Wissen zu verteilen. </text:p>
        <text:p text:style-name="P28">Teambildung </text:p>
        <text:p text:style-name="P31">Die Leute lernen sich gegenseitig schneller kennen, wodurch die Zusammenarbeit verbessert werden kann. </text:p>
        <text:p text:style-name="P28">Weniger Unterbrechungen </text:p>
        <text:p text:style-name="P31">Paare werden seltener unterbrochen als jemand, der alleine arbeitet. </text:p>
        <text:h text:style-name="P20" text:outline-level="2"><text:bookmark text:name="Nachteile"/><text:span text:style-name="T1">Nachteile [</text:span><text:a xlink:type="simple" xlink:href="http://de.wikipedia.org/w/index.php?title=Paarprogrammierung&amp;action=edit&amp;section=4"><text:span text:style-name="T1">Bearbeiten</text:span></text:a><text:span text:style-name="T1">]</text:span></text:h>
        <text:p text:style-name="P28">Kosten </text:p>
        <text:p text:style-name="P31">Da sich Vorteile wie gesteigerte Qualität teils erst in späteren Phasen des Produktlebenszyklus bemerkbar machen, sind in der ursprünglichen Entwicklungsphase die Kosten durch die doppelte Besetzung meist höher. </text:p>
        <text:p text:style-name="P28">Teamfindung </text:p>
        <text:p text:style-name="P31">Teamfindung ist aufwendig, nicht alle Personen können miteinander produktiv eingesetzt werden. Eingewöhnung der Teammitglieder erfordert Zeit. </text:p>
        <text:p text:style-name="P28">Autoritätsproblem </text:p>
        <text:p text:style-name="P31">Wer hat die Kompetenz, bei konträren Problemlösungen zu entscheiden, welche implementiert wird? </text:p>
        <text:p text:style-name="P28"><text:soft-page-break/>Zeitliche Belastungen </text:p>
        <text:p text:style-name="P31">Wenn zusätzliche Aufgaben wie Mentoring während der Programmierung wahrgenommen werden müssen, kann es zu Verzögerungen in der Entwicklung kommen. Die Teilnehmer müssen sich an unterschiedliche Programmierfähigkeiten und -stile gewöhnen. </text:p>
        <text:p text:style-name="P28">Urheberrecht </text:p>
        <text:p text:style-name="P31">Es kann zu Konflikten kommen, da später nicht unbedingt klar ist, wer Urheber der einzelnen Passagen des Codes ist. </text:p>
        <text:p text:style-name="P28">Haftung </text:p>
        <text:p text:style-name="P31">Es kann zu Konflikten kommen, da später nicht unbedingt klar ist, wer für fehlerhaften oder urheberrechtsverletzenden Code haftet. </text:p>
        <text:p text:style-name="P28">Teamgröße </text:p>
        <text:p text:style-name="P31">Bei steigender Zahl von Programmierern wird es schwieriger zu kommunizieren, wie Probleme zu lösen sind. Deshalb ist diese Arbeitsweise eher für kleinere Teams geeignet. </text:p>
        <text:p text:style-name="P28">Arbeitsaufkommen </text:p>
        <text:p text:style-name="P31">Je mehr verschiedenartige Aufgaben zu bewältigen sind, desto mehr muss der Programmierer wissen. </text:p>
        <text:h text:style-name="P20" text:outline-level="2"><text:bookmark text:name="Produktivit.C3.A4t"/><text:span text:style-name="T1">Produktivität [</text:span><text:a xlink:type="simple" xlink:href="http://de.wikipedia.org/w/index.php?title=Paarprogrammierung&amp;action=edit&amp;section=5"><text:span text:style-name="T1">Bearbeiten</text:span></text:a><text:span text:style-name="T1">]</text:span></text:h>
        <text:p text:style-name="P16">Befürworter der Paarprogrammierung behaupten, dass die Produktivität durch diese Vorgehensweise nicht sinke, sondern im Gegenteil sogar steige. Voraussetzung sei allerdings, dass die fachliche Kompetenz der Partner nicht zu sehr abweicht.</text:p>
        <text:h text:style-name="P20" text:outline-level="2"><text:bookmark text:name="Verteilte_Paarprogrammierung"/><text:span text:style-name="T1">Verteilte Paarprogrammierung [</text:span><text:a xlink:type="simple" xlink:href="http://de.wikipedia.org/w/index.php?title=Paarprogrammierung&amp;action=edit&amp;section=6"><text:span text:style-name="T1">Bearbeiten</text:span></text:a><text:span text:style-name="T1">]</text:span></text:h>
        <text:p text:style-name="P19"><text:span text:style-name="T1">Verteilte Paarprogrammierung (Distributed Pair Programming, DPP) ist die softwaregestützte Durchführung von Paarprogrammierung an getrennten Computern. Bekannte Werkzeuge für DPP sind Sangam</text:span><text:bookmark text:name="cite_ref-01"/><text:a xlink:type="simple" xlink:href="http://de.wikipedia.org/wiki/Paarprogrammierung#cite_note-0"><text:span text:style-name="T1">[1]</text:span></text:a><text:span text:style-name="T1">, Saros</text:span><text:bookmark text:name="cite_ref-11"/><text:a xlink:type="simple" xlink:href="http://de.wikipedia.org/wiki/Paarprogrammierung#cite_note-1"><text:span text:style-name="T1">[2]</text:span></text:a><text:span text:style-name="T1"> und XPairtise</text:span><text:bookmark text:name="cite_ref-21"/><text:a xlink:type="simple" xlink:href="http://de.wikipedia.org/wiki/Paarprogrammierung#cite_note-2"><text:span text:style-name="T1">[3]</text:span></text:a><text:span text:style-name="T1">.</text:span></text:p>
      </text:section>
      <text:p text:style-name="P16"/>
      <text:h text:style-name="P10" text:outline-level="1">Testgetriebene Entwicklung</text:h>
      <text:p text:style-name="P19"><text:span text:style-name="T1">Testgetriebene Entwicklung (auch testgesteuerte Programmierung, engl. test first development oder test-driven development (TDD)) ist eine Methode, die häufig bei der </text:span><text:a xlink:type="simple" xlink:href="http://de.wikipedia.org/wiki/Agile_Methode"><text:span text:style-name="T1">agilen Entwicklung</text:span></text:a><text:span text:style-name="T1"> von </text:span><text:a xlink:type="simple" xlink:href="http://de.wikipedia.org/wiki/Computerprogramm"><text:span text:style-name="T1">Computerprogrammen</text:span></text:a><text:span text:style-name="T1"> eingesetzt wird. Bei der testgetriebenen Entwicklung erstellt der </text:span><text:a xlink:type="simple" xlink:href="http://de.wikipedia.org/wiki/Programmierer"><text:span text:style-name="T1">Programmierer</text:span></text:a><text:span text:style-name="T1"> </text:span><text:a xlink:type="simple" xlink:href="http://de.wikipedia.org/wiki/Software-Test"><text:span text:style-name="T1">Software-Tests</text:span></text:a><text:span text:style-name="T1"> konsequent vor den zu testenden Komponenten. Die dazu erstellten </text:span><text:a xlink:type="simple" xlink:href="http://de.wikipedia.org/wiki/Unit-Test"><text:span text:style-name="T1">Unit-Tests</text:span></text:a><text:span text:style-name="T1"> sind </text:span><text:a xlink:type="simple" xlink:href="http://de.wikipedia.org/wiki/Grey-Box-Test"><text:span text:style-name="T1">Grey-Box-Tests</text:span></text:a><text:span text:style-name="T1"> statt klassischer </text:span><text:a xlink:type="simple" xlink:href="http://de.wikipedia.org/wiki/White-Box-Test"><text:span text:style-name="T1">White-Box-Tests</text:span></text:a><text:span text:style-name="T1">.</text:span></text:p>
      <text:p text:style-name="P13"><text:bookmark text:name="toc7"/></text:p>
      <table:table table:name="Tabelle2" table:style-name="Tabelle2">
        <table:table-column table:style-name="Tabelle2.A"/>
        <table:table-row>
          <table:table-cell table:style-name="Tabelle2.A1" office:value-type="string">
            <text:section text:style-name="Sect1" text:name="Bereich42">
              <text:h text:style-name="P21" text:outline-level="2"><text:bookmark text:name="toctitle6"/>Inhaltsverzeichnis</text:h>
              <text:p text:style-name="P25"><text:span text:style-name="T1">[</text:span><text:bookmark text:name="togglelink7"/><text:a xlink:type="simple" xlink:href="http://de.wikipedia.org/wiki/Testgetriebene_Entwicklung#"><text:span text:style-name="T1">Verbergen</text:span></text:a><text:span text:style-name="T1">]</text:span></text:p>
            </text:section>
            <text:list xml:id="list29556397" text:style-name="L6">
              <text:list-item>
                <text:p text:style-name="P44"><text:a xlink:type="simple" xlink:href="http://de.wikipedia.org/wiki/Testgetriebene_Entwicklung#Gr.C3.BCnde_f.C3.BCr_die_Einf.C3.BChrung_einer_testgetriebenen_Entwicklung"><text:span text:style-name="T1">1 Gründe für die Einführung einer testgetriebenen Entwicklung</text:span></text:a><text:span text:style-name="T1"> </text:span></text:p>
              </text:list-item>
              <text:list-item>
                <text:p text:style-name="P44"><text:a xlink:type="simple" xlink:href="http://de.wikipedia.org/wiki/Testgetriebene_Entwicklung#Vorgehensweise"><text:span text:style-name="T1">2 Vorgehensweise</text:span></text:a><text:span text:style-name="T1"> </text:span></text:p>
                <text:list>
                  <text:list-item>
                    <text:p text:style-name="P44"><text:a xlink:type="simple" xlink:href="http://de.wikipedia.org/wiki/Testgetriebene_Entwicklung#Testgetriebene_Entwicklung_mit_Unit-Tests"><text:span text:style-name="T1">2.1 Testgetriebene Entwicklung mit Unit-Tests</text:span></text:a><text:span text:style-name="T1"> </text:span></text:p>
                  </text:list-item>
                  <text:list-item>
                    <text:p text:style-name="P44"><text:a xlink:type="simple" xlink:href="http://de.wikipedia.org/wiki/Testgetriebene_Entwicklung#Testgetriebene_Entwicklung_mit_Systemtests"><text:span text:style-name="T1">2.2 Testgetriebene Entwicklung mit Systemtests</text:span></text:a><text:span text:style-name="T1"> </text:span></text:p>
                  </text:list-item>
                  <text:list-item>
                    <text:p text:style-name="P44"><text:a xlink:type="simple" xlink:href="http://de.wikipedia.org/wiki/Testgetriebene_Entwicklung#Gemeinsamkeiten_zwischen_Testgetriebener_Entwicklung_mit_Systemtests_und_Unit-Tests"><text:span text:style-name="T1">2.3 Gemeinsamkeiten zwischen Testgetriebener Entwicklung mit Systemtests und Unit-Tests</text:span></text:a><text:span text:style-name="T1"> </text:span></text:p>
                  </text:list-item>
                </text:list>
              </text:list-item>
              <text:list-item>
                <text:p text:style-name="P44"><text:a xlink:type="simple" xlink:href="http://de.wikipedia.org/wiki/Testgetriebene_Entwicklung#Einsatzgebiete"><text:span text:style-name="T1">3 Einsatzgebiete</text:span></text:a><text:span text:style-name="T1"> </text:span></text:p>
              </text:list-item>
              <text:list-item>
                <text:p text:style-name="P44"><text:a xlink:type="simple" xlink:href="http://de.wikipedia.org/wiki/Testgetriebene_Entwicklung#Werkzeuge"><text:span text:style-name="T1">4 Werkzeuge</text:span></text:a><text:span text:style-name="T1"> </text:span></text:p>
              </text:list-item>
              <text:list-item>
                <text:p text:style-name="P44"><text:a xlink:type="simple" xlink:href="http://de.wikipedia.org/wiki/Testgetriebene_Entwicklung#Kritik"><text:span text:style-name="T1">5 Kritik</text:span></text:a><text:span text:style-name="T1"> </text:span></text:p>
                <text:list>
                  <text:list-item>
                    <text:p text:style-name="P44"><text:a xlink:type="simple" xlink:href="http://de.wikipedia.org/wiki/Testgetriebene_Entwicklung#Konsequenz_ist_n.C3.B6tig"><text:span text:style-name="T1">5.1 Konsequenz ist nötig</text:span></text:a><text:span text:style-name="T1"> </text:span></text:p>
                  </text:list-item>
                  <text:list-item>
                    <text:p text:style-name="P44"><text:a xlink:type="simple" xlink:href="http://de.wikipedia.org/wiki/Testgetriebene_Entwicklung#Kein_Ersatz_f.C3.BCr_Systemtests"><text:span text:style-name="T1">5.2 Kein Ersatz für Systemtests</text:span></text:a><text:span text:style-name="T1"> </text:span></text:p>
                  </text:list-item>
                </text:list>
              </text:list-item>
            </text:list>
          </table:table-cell>
        </table:table-row>
      </table:table>
      <text:h text:style-name="P20" text:outline-level="2"><text:bookmark text:name="Gr.C3.BCnde_f.C3.BCr_die_Einf.C3.BChrung_einer_testgetriebenen_Entwicklung1"/><text:span text:style-name="T1">Gründe für die Einführung einer testgetriebenen Entwicklung [</text:span><text:a xlink:type="simple" xlink:href="http://de.wikipedia.org/w/index.php?title=Testgetriebene_Entwicklung&amp;action=edit&amp;section=1"><text:span text:style-name="T1">Bearbeiten</text:span></text:a><text:span text:style-name="T1">]</text:span></text:h>
      <text:p text:style-name="P19"><text:span text:style-name="T1">Nach klassischer Vorgehensweise, beispielsweise nach dem </text:span><text:a xlink:type="simple" xlink:href="http://de.wikipedia.org/wiki/Wasserfallmodell"><text:span text:style-name="T1">Wasserfall-</text:span></text:a><text:span text:style-name="T1"> oder dem </text:span><text:a xlink:type="simple" xlink:href="http://de.wikipedia.org/wiki/V-Modell"><text:span text:style-name="T1">V-Modell</text:span></text:a><text:span text:style-name="T1">, werden Tests parallel zum und unabhängig vom testenden System entwickelt oder sogar nach ihm. Dies führt oft dazu, dass nicht die gewünschte und erforderliche </text:span><text:a xlink:type="simple" xlink:href="http://de.wikipedia.org/wiki/Testabdeckung"><text:span text:style-name="T1">Testabdeckung</text:span></text:a><text:span text:style-name="T1"> erzielt wird. Mögliche Gründe dafür sind unter anderem:</text:span></text:p>
      <text:list xml:id="list29533305" text:style-name="L7">
        <text:list-item>
          <text:p text:style-name="P53">Fehlende oder mangelnde Testbarkeit des Systems (monolithisch, Nutzung von Fremdkomponenten, …). </text:p>
        </text:list-item>
        <text:list-item>
          <text:p text:style-name="P53">Verbot der Investition in nicht-funktionale Programmteile seitens der Unternehmensführung. („Arbeit, von der man später im Programm nichts sieht, ist vergeudet.“) </text:p>
        </text:list-item>
        <text:list-item>
          <text:p text:style-name="P53">Erstellung von Tests unter Zeitdruck. </text:p>
        </text:list-item>
        <text:list-item>
          <text:p text:style-name="P53">Nachlässigkeit und mangelnde Disziplin der Programmierer bei der Testerstellung. </text:p>
        </text:list-item>
      </text:list>
      <text:p text:style-name="P19"><text:span text:style-name="T1">Ein weiterer Nachteil klassischer </text:span><text:a xlink:type="simple" xlink:href="http://de.wikipedia.org/wiki/White-Box-Test"><text:span text:style-name="T1">White-Box-Tests</text:span></text:a><text:span text:style-name="T1"> ist, dass der Entwickler das zu testende System und seine Eigenheiten selbst kennt und dadurch aus Betriebsblindheit unversehens „um Fehler herum“ testet.</text:span></text:p>
      <text:p text:style-name="P16">Die Methode der testgetriebenen Entwicklung versucht den Gründen für eine nicht ausreichende Testabdeckung und einigen Nachteilen der White-Box-Tests entgegenzuwirken.</text:p>
      <text:h text:style-name="P20" text:outline-level="2"><text:bookmark text:name="Vorgehensweise2"/><text:soft-page-break/><text:span text:style-name="T1">Vorgehensweise [</text:span><text:a xlink:type="simple" xlink:href="http://de.wikipedia.org/w/index.php?title=Testgetriebene_Entwicklung&amp;action=edit&amp;section=2"><text:span text:style-name="T1">Bearbeiten</text:span></text:a><text:span text:style-name="T1">]</text:span></text:h>
      <text:p text:style-name="P19"><text:span text:style-name="T1">Bei der testgetriebenen Entwicklung ist zu unterscheiden zwischen dem Testen im Kleinen (</text:span><text:a xlink:type="simple" xlink:href="http://de.wikipedia.org/wiki/Unit-Test"><text:span text:style-name="T1">Unit-Tests</text:span></text:a><text:span text:style-name="T1">) und dem Testen im Großen (</text:span><text:a xlink:type="simple" xlink:href="http://de.wikipedia.org/wiki/Systemtest"><text:span text:style-name="T1">Systemtests</text:span></text:a><text:span text:style-name="T1">, </text:span><text:a xlink:type="simple" xlink:href="http://de.wikipedia.org/wiki/Akzeptanztest_%28Softwaretechnik%29"><text:span text:style-name="T1">Akzeptanztests</text:span></text:a><text:span text:style-name="T1">), wobei </text:span><text:a xlink:type="simple" xlink:href="http://de.wikipedia.org/wiki/Kent_Beck"><text:span text:style-name="T1">Becks</text:span></text:a><text:span text:style-name="T1"> Methode auf Unit-Tests ausgelegt ist.</text:span></text:p>
      <text:h text:style-name="P23" text:outline-level="3"><text:bookmark text:name="Testgetriebene_Entwicklung_mit_Unit-Tests1"/><text:span text:style-name="T1">Testgetriebene Entwicklung mit Unit-Tests [</text:span><text:a xlink:type="simple" xlink:href="http://de.wikipedia.org/w/index.php?title=Testgetriebene_Entwicklung&amp;action=edit&amp;section=3"><text:span text:style-name="T1">Bearbeiten</text:span></text:a><text:span text:style-name="T1">]</text:span></text:h>
      <text:p text:style-name="P16">Unit-Tests und mit ihnen getestete Units werden stets parallel entwickelt. Die eigentliche Programmierung erfolgt in kleinen und wiederholten Mikroiterationen. Eine solche Iteration, die nur wenige Minuten dauern sollte, hat drei Hauptteile:</text:p>
      <text:list xml:id="list29549713" text:style-name="L8">
        <text:list-item>
          <text:p text:style-name="P54">Schreibe Tests für das erwünschte fehlerfreie Verhalten, für schon bekannte Fehlschläge oder für das nächste Teilstück an Funktionalität, das neu implementiert werden soll. Diese Tests werden vom bestehenden Programmcode erst einmal nicht erfüllt bzw. es gibt diesen noch gar nicht. </text:p>
        </text:list-item>
        <text:list-item>
          <text:p text:style-name="P54">Ändere/schreibe den Programmcode mit möglichst wenig Aufwand, bis nach dem anschließend angestoßenen Testdurchlauf alle Tests bestanden werden. </text:p>
        </text:list-item>
        <text:list-item>
          <text:p text:style-name="P64"><text:span text:style-name="T1">Räume dann im Code auf (</text:span><text:a xlink:type="simple" xlink:href="http://de.wikipedia.org/wiki/Refactoring"><text:span text:style-name="T1">Refactoring</text:span></text:a><text:span text:style-name="T1">): Entferne Wiederholungen (</text:span><text:a xlink:type="simple" xlink:href="http://de.wikipedia.org/wiki/Code-Duplizierung"><text:span text:style-name="T1">Code-Duplizierung</text:span></text:a><text:span text:style-name="T1">), abstrahiere wo nötig, richte ihn nach den verbindlichen </text:span><text:a xlink:type="simple" xlink:href="http://de.wikipedia.org/wiki/Programmierstil"><text:span text:style-name="T1">Code-Konventionen</text:span></text:a><text:span text:style-name="T1"> aus etc. Natürlich wieder mit abschließendem Testen. Ziel des Aufräumens ist es, den Code schlicht und verständlich zu machen. </text:span></text:p>
        </text:list-item>
      </text:list>
      <text:p text:style-name="P16">Diese drei Schritte werden so lange wiederholt, bis die gewünschte Funktionalität erreicht oder der bekannte Fehler bereinigt ist und dem Entwickler keine sinnvollen weiteren Tests mehr einfallen, die vielleicht noch scheitern könnten. Die so behandelte programmtechnische Einheit (Unit) wird dann als (vorerst) fertig angesehen. Die gemeinsam mit ihr geschaffenen Tests bleiben erhalten, um auch zukünftige Umsetzungen daraufhin testen zu können, ob das erwünschte Verhalten fortbesteht.</text:p>
      <text:p text:style-name="P19"><text:span text:style-name="T1">Die konsequente Befolgung dieser Vorgehensweise läuft auf </text:span><text:a xlink:type="simple" xlink:href="http://de.wikipedia.org/wiki/Evolutionärer_Entwurf"><text:span text:style-name="T1">evolutionären Entwurf</text:span></text:a><text:span text:style-name="T1"> hinaus, weil die ständige Änderung die Weiterentwicklung eines Systems in den Vordergrund rückt.</text:span></text:p>
      <text:p text:style-name="P19"><text:span text:style-name="T1">Da der einzelne Unit-Test sowohl Züge eines </text:span><text:a xlink:type="simple" xlink:href="http://de.wikipedia.org/wiki/White-Box-Test"><text:span text:style-name="T1">White-Box-Tests</text:span></text:a><text:span text:style-name="T1"> als auch eines </text:span><text:a xlink:type="simple" xlink:href="http://de.wikipedia.org/wiki/Black-Box-Test"><text:span text:style-name="T1">Black-Box-Tests</text:span></text:a><text:span text:style-name="T1"> aufweist, bezeichnet man ihn auch als </text:span><text:a xlink:type="simple" xlink:href="http://de.wikipedia.org/wiki/Grey-Box-Test"><text:span text:style-name="T1">Grey-Box-Test</text:span></text:a><text:span text:style-name="T1">.</text:span></text:p>
      <text:h text:style-name="P24" text:outline-level="3"><text:bookmark text:name="Testgetriebene_Entwicklung_mit_Systemtests1"/>Testgetriebene Entwicklung mit Systemtests</text:h>
      <text:p text:style-name="P16">Systemtests werden immer vor dem System selbst entwickelt oder doch wenigstens spezifiziert. Aufgabe der Systementwicklung ist bei testgetriebener Entwicklung nicht mehr, wie klassisch, schriftlich formulierte Anforderungen zu erfüllen, sondern spezifizierte Systemtests zu bestehen.</text:p>
      <text:h text:style-name="P23" text:outline-level="3"><text:bookmark text:name="Gemeinsamkeiten_zwischen_Testgetriebener_Entwicklung_mit_Systemtests_und_Unit-Tests1"/><text:span text:style-name="T1">Gemeinsamkeiten zwischen Testgetriebener Entwicklung mit Systemtests und Unit-Tests [</text:span><text:a xlink:type="simple" xlink:href="http://de.wikipedia.org/w/index.php?title=Testgetriebene_Entwicklung&amp;action=edit&amp;section=5"><text:span text:style-name="T1">Bearbeiten</text:span></text:a><text:span text:style-name="T1">]</text:span></text:h>
      <text:p text:style-name="P19"><text:span text:style-name="T1">Bei beiden Arten von Tests wird eine möglichst vollständige </text:span><text:a xlink:type="simple" xlink:href="http://de.wikipedia.org/wiki/Testautomatisierung"><text:span text:style-name="T1">Testautomatisierung</text:span></text:a><text:span text:style-name="T1"> angestrebt. Für testgetriebene Entwicklung müssen alle Tests einfach („per Knopfdruck“) und möglichst schnell ausgeführt werden können. Für Unit-Tests bedeutet das eine Dauer von wenigen Sekunden, für Systemtests von maximal einigen Minuten, bzw nur in Ausnahmen länger.</text:span></text:p>
      <text:p text:style-name="P16">Die großen Vorzüge der testgetriebenen Methodik gegenüber der klassischen sind:</text:p>
      <text:list xml:id="list29540563" text:style-name="L9">
        <text:list-item>
          <text:p text:style-name="P65"><text:span text:style-name="T1">Man hat eine triviale </text:span><text:a xlink:type="simple" xlink:href="http://de.wikipedia.org/wiki/Metrik_%28Software%29"><text:span text:style-name="T1">Metrik</text:span></text:a><text:span text:style-name="T1"> für die Erfüllung der Anforderungen: die Tests werden bestanden oder nicht. </text:span></text:p>
        </text:list-item>
        <text:list-item>
          <text:p text:style-name="P55">Das Refactoring, also das Aufräumen im Code, führt zu weniger Fehlern; weil man dabei in kleinen Schritten vorgeht und stets entlang bestandener Tests, entstehen dabei wenige neue, und sie sind besser lokalisierbar. </text:p>
        </text:list-item>
        <text:list-item>
          <text:p text:style-name="P55">Weil einfach und ohne großen Zeitaufwand getestet werden kann, arbeiten die Programmierer die meiste Zeit an einem korrekten System und also mit Zutrauen und konzentriert auf die aktuelle Teilaufgabe hin. (Keine „Durchquerung der Wüste“, kein „Alles hängt mit allem zusammen“) </text:p>
        </text:list-item>
        <text:list-item>
          <text:p text:style-name="P65"><text:span text:style-name="T1">Der Bestand an Unit-Tests </text:span><text:a xlink:type="simple" xlink:href="http://de.wikipedia.org/wiki/Softwaredokumentation"><text:span text:style-name="T1">dokumentiert</text:span></text:a><text:span text:style-name="T1"> das System zugleich. Man erzeugt nämlich zugleich eine „ausführbare Spezifikation“ – was das Softwaresystem leisten soll, liegt in Form sowohl lesbarer wie auch jederzeit lauffähiger Tests vor. </text:span></text:p>
        </text:list-item>
        <text:list-item>
          <text:p text:style-name="P55">Ein testgetriebenes Vorgehen führt in der Tendenz zu Programmcode, der stärker modularisiert ist sowie leichter zu ändern und zu erweitern. Denn aus Entwicklersicht entsteht dabei das geplante System aus kleinen Arbeitseinheiten, die unabhängig geschrieben und getestet, aber erst später integriert werden. Die korrespondierenden Softwareeinheiten (Klassen, Module, …) werden damit kleiner, spezifischer, ihre Kopplung wird lockerer und ihre Schnittstellen schlichter. Nutzt man auch Mock-Objekte, zwingt dies ebenfalls dazu, Abhängigkeitsstrukturen einfach zu halten, weil sonst der dabei essentielle schnelle und umstandslose Austausch von Modulen für Test und für Produktionscode nicht möglich wäre. </text:p>
        </text:list-item>
      </text:list>
      <text:h text:style-name="P20" text:outline-level="2"><text:bookmark text:name="Einsatzgebiete1"/><text:span text:style-name="T1">Einsatzgebiete [</text:span><text:a xlink:type="simple" xlink:href="http://de.wikipedia.org/w/index.php?title=Testgetriebene_Entwicklung&amp;action=edit&amp;section=6"><text:span text:style-name="T1">Bearbeiten</text:span></text:a><text:span text:style-name="T1">]</text:span></text:h>
      <text:p text:style-name="P19"><text:span text:style-name="T1">Testgetriebene Entwicklung ist wesentlicher Bestandteil des </text:span><text:a xlink:type="simple" xlink:href="http://de.wikipedia.org/wiki/Extreme_Programming"><text:span text:style-name="T1">Extreme Programming</text:span></text:a><text:span text:style-name="T1"> (XP) und anderer </text:span><text:a xlink:type="simple" xlink:href="http://de.wikipedia.org/wiki/Agile_Methode"><text:span text:style-name="T1">agiler Methoden</text:span></text:a><text:span text:style-name="T1">. Auch außerhalb dieser ist sie anzutreffen, häufig in Verbindung mit der </text:span><text:a xlink:type="simple" xlink:href="http://de.wikipedia.org/wiki/Paarprogrammierung"><text:span text:style-name="T1">Paarprogrammierung</text:span></text:a><text:span text:style-name="T1"> .</text:span></text:p>
      <text:h text:style-name="P22" text:outline-level="2"/>
      <text:p text:style-name="P18"/>
      <text:p text:style-name="P1"/>
      <text:h text:style-name="P7" text:outline-level="1">Refactoring</text:h>
      <text:section text:style-name="Sect1" text:name="Bereich10">
        <text:p text:style-name="P19"><text:span text:style-name="T1">Refactoring (deutsch auch Refaktorierung, Restrukturierung oder schlicht Umgestaltung) bezeichnet in der </text:span><text:a xlink:type="simple" xlink:href="http://de.wikipedia.org/wiki/Software-Entwicklung"><text:span text:style-name="T1">Software-Entwicklung</text:span></text:a><text:span text:style-name="T1"> die manuelle oder automatisierte Strukturverbesserung von </text:span><text:a xlink:type="simple" xlink:href="http://de.wikipedia.org/wiki/Computerprogramm"><text:span text:style-name="T1">Programm</text:span></text:a><text:span text:style-name="T1">-Quelltexten </text:span><text:soft-page-break/><text:span text:style-name="T1">unter Beibehaltung des beobachtbaren Programm-Verhaltens. Dabei sollen die </text:span><text:a xlink:type="simple" xlink:href="http://de.wikipedia.org/wiki/Lesbarkeit"><text:span text:style-name="T1">Lesbarkeit</text:span></text:a><text:span text:style-name="T1">, Verständlichkeit, </text:span><text:a xlink:type="simple" xlink:href="http://de.wikipedia.org/wiki/Wartbarkeit"><text:span text:style-name="T1">Wartbarkeit</text:span></text:a><text:span text:style-name="T1"> und Erweiterbarkeit verbessert werden, mit dem Ziel, den jeweiligen Aufwand für </text:span><text:a xlink:type="simple" xlink:href="http://de.wikipedia.org/wiki/Fehleranalyse"><text:span text:style-name="T1">Fehleranalyse</text:span></text:a><text:span text:style-name="T1"> und funktionale Erweiterungen deutlich zu senken.</text:span></text:p>
        <text:p text:style-name="P19"><text:span text:style-name="T1">Refactoring ist ein wichtiger Bestandteil des </text:span><text:a xlink:type="simple" xlink:href="http://de.wikipedia.org/wiki/Extreme_Programming"><text:span text:style-name="T1">Extreme Programming</text:span></text:a><text:span text:style-name="T1">.</text:span></text:p>
        <text:p text:style-name="P19"><text:span text:style-name="T1">Refactoring wird hauptsächlich auf unschöne Stellen im Code (siehe </text:span><text:a xlink:type="simple" xlink:href="http://de.wikipedia.org/wiki/Smell_%28Programmierung%29"><text:span text:style-name="T1">Code-Smell</text:span></text:a><text:span text:style-name="T1">) angewandt. Dabei wird der Quelltext eines Computerprogramms umgestaltet, wobei die tatsächliche Programmfunktion unverändert bleiben soll. Die Umgestaltung des Quelltextes erfolgt meist nach folgenden Gesichtspunkten:</text:span></text:p>
        <text:list xml:id="list29524895" text:style-name="L10">
          <text:list-item>
            <text:p text:style-name="P56">Lesbarkeit </text:p>
          </text:list-item>
          <text:list-item>
            <text:p text:style-name="P56">Übersichtlichkeit </text:p>
          </text:list-item>
          <text:list-item>
            <text:p text:style-name="P56">Verständlichkeit </text:p>
          </text:list-item>
          <text:list-item>
            <text:p text:style-name="P56">Erweiterbarkeit </text:p>
          </text:list-item>
          <text:list-item>
            <text:p text:style-name="P66"><text:span text:style-name="T1">Vermeidung von </text:span><text:a xlink:type="simple" xlink:href="http://de.wikipedia.org/wiki/Code-Duplizierung"><text:span text:style-name="T1">Redundanz</text:span></text:a><text:span text:style-name="T1"> </text:span></text:p>
          </text:list-item>
          <text:list-item>
            <text:p text:style-name="P56">Testbarkeit </text:p>
          </text:list-item>
        </text:list>
        <text:p text:style-name="P16">Die Gesichtspunkte des Refactorings hängen eng mit den daraus resultierenden Vorteilen zusammen. </text:p>
        <text:p text:style-name="P16">Das Refactoring wird erleichtert und unterstützt durch:</text:p>
        <text:list xml:id="list29551859" text:style-name="L11">
          <text:list-item>
            <text:p text:style-name="P67"><text:a xlink:type="simple" xlink:href="http://de.wikipedia.org/wiki/Unit-Test"><text:span text:style-name="T1">Unit-Tests</text:span></text:a><text:span text:style-name="T1">, die als </text:span><text:a xlink:type="simple" xlink:href="http://de.wikipedia.org/wiki/Regressionstest"><text:span text:style-name="T1">Regressionstests</text:span></text:a><text:span text:style-name="T1"> belegen können, dass das Verhalten des Programm sich unter gleichen Bedingungen nicht geändert hat und durch das Refactoring nicht versehentlich Fehler eingeführt wurden, </text:span></text:p>
          </text:list-item>
          <text:list-item>
            <text:p text:style-name="P67"><text:span text:style-name="T1">Werkzeuge, insbesondere </text:span><text:a xlink:type="simple" xlink:href="http://de.wikipedia.org/wiki/Integrierte_Entwicklungsumgebung"><text:span text:style-name="T1">integrierte Entwicklungsumgebungen</text:span></text:a><text:span text:style-name="T1">, die eine Unterstützung bei der Durchführung von Refactorings anbieten, </text:span></text:p>
          </text:list-item>
          <text:list-item>
            <text:p text:style-name="P57">funktionale Programmiersprachen (unter anderem, weil man Code bei funktionalen Sprachen mit mathematischen Methoden auf Korrektheit prüfen kann), </text:p>
          </text:list-item>
          <text:list-item>
            <text:p text:style-name="P67"><text:span text:style-name="T1">eine Programmiersprache mit einem strengen Typsystem (z. B. bei der Programmiersprache </text:span><text:a xlink:type="simple" xlink:href="http://de.wikipedia.org/wiki/OCaml"><text:span text:style-name="T1">OCaml</text:span></text:a><text:span text:style-name="T1">), welches schon im Vorfeld (zur Compile-Time) viele Fehler ausschließt, weil es dafür sorgt, dass die Signatur (Interface) dieselbe bleibt, auch wenn die Struktur (Implementierung) sich ändert. Dies erspart viele Unit-Tests schon im Vorfeld (da es viele Fehlerquellen ausschließt). </text:span></text:p>
          </text:list-item>
        </text:list>
        <text:h text:style-name="P23" text:outline-level="3"><text:bookmark text:name="M.C3.B6gliche_Refactorings"/><text:span text:style-name="T1">Mögliche Refactorings [</text:span><text:a xlink:type="simple" xlink:href="http://de.wikipedia.org/w/index.php?title=Refactoring&amp;action=edit&amp;section=3"><text:span text:style-name="T1">Bearbeiten</text:span></text:a><text:span text:style-name="T1">]</text:span></text:h>
        <text:p text:style-name="P16">Folgendes sind besonders häufig eingesetzte Refactorings:</text:p>
        <text:list xml:id="list29536900" text:style-name="L12">
          <text:list-item>
            <text:p text:style-name="P58">Änderung eines Symbolnamens. </text:p>
          </text:list-item>
          <text:list-item>
            <text:p text:style-name="P58">Verschieben eines Symbols in ein anderes Modul, z. B. eine Methode in eine andere Klasse. </text:p>
          </text:list-item>
          <text:list-item>
            <text:p text:style-name="P58">Aufteilung eines Moduls (z. B. Paket, Klasse, Methode) in mehrere kleinere Module oder Zusammenlegung kleinerer Module zu einem größeren. </text:p>
          </text:list-item>
          <text:list-item>
            <text:p text:style-name="P68"><text:span text:style-name="T1">Im weitesten Sinne auch die Umformatierung eines Quelltextes, z. B. mit einem </text:span><text:a xlink:type="simple" xlink:href="http://de.wikipedia.org/wiki/Beautifier"><text:span text:style-name="T1">Beautifier</text:span></text:a><text:span text:style-name="T1">. </text:span></text:p>
          </text:list-item>
          <text:list-item>
            <text:p text:style-name="P68"><text:span text:style-name="T1">Bei geänderten Geschäftsprozessen bei Darstellung mittels der Unified Modeling Language </text:span><text:a xlink:type="simple" xlink:href="http://de.wikipedia.org/wiki/UML"><text:span text:style-name="T1">UML</text:span></text:a><text:span text:style-name="T1"> kann mittels "Refactoring" der Programmcode geändert werden. Dadurch wird eine robuste und stabile Systemarchitektur geschaffen, da unübersichtliche Änderungen nicht im Code initiiert werden müssen. </text:span></text:p>
          </text:list-item>
          <text:list-item>
            <text:p text:style-name="P58">Anwenden von Higher-Order-Functions in funktionalen Programmiersprachen </text:p>
          </text:list-item>
          <text:list-item>
            <text:p text:style-name="P58">Auslagern (refactor'n) der gemeinsamen abstrakten Logik mehrerer Module in Funktoren. (Funktoren sind parametrisierte Module, die Module als Parameter erhalten und Module als Ergebnis liefern.) </text:p>
          </text:list-item>
        </text:list>
        <text:h text:style-name="P20" text:outline-level="2"><text:bookmark text:name="Vorteile"/><text:span text:style-name="T1">Vorteile [</text:span><text:a xlink:type="simple" xlink:href="http://de.wikipedia.org/w/index.php?title=Refactoring&amp;action=edit&amp;section=4"><text:span text:style-name="T1">Bearbeiten</text:span></text:a><text:span text:style-name="T1">]</text:span></text:h>
        <text:p text:style-name="P19"><text:span text:style-name="T1">Refactoring dient der Verbesserung der </text:span><text:a xlink:type="simple" xlink:href="http://de.wikipedia.org/wiki/Wartbarkeit"><text:span text:style-name="T1">Wartbarkeit</text:span></text:a><text:span text:style-name="T1"> des </text:span><text:a xlink:type="simple" xlink:href="http://de.wikipedia.org/wiki/Softwaredesign"><text:span text:style-name="T1">Designs</text:span></text:a><text:span text:style-name="T1"> in der Art, dass es für den Programmierer leichter wird, den bestehenden Code funktional zu erweitern oder an anderer Stelle </text:span><text:a xlink:type="simple" xlink:href="http://de.wikipedia.org/wiki/Wiederverwendung"><text:span text:style-name="T1">wiederzuverwenden</text:span></text:a><text:span text:style-name="T1">. Dies versucht man zu erreichen, indem man den Code bezüglich folgender Kriterien verbessert:</text:span></text:p>
        <text:list xml:id="list29546775" text:style-name="L13">
          <text:list-item>
            <text:p text:style-name="P69"><text:a xlink:type="simple" xlink:href="http://de.wikipedia.org/wiki/Lesbarkeit"><text:span text:style-name="T1">Lesbarkeit</text:span></text:a><text:span text:style-name="T1">, so dass möglichst viele Programmierer verstehen, was der Code tatsächlich macht </text:span></text:p>
          </text:list-item>
          <text:list-item>
            <text:p text:style-name="P69"><text:a xlink:type="simple" xlink:href="http://de.wikipedia.org/wiki/Testbarkeit"><text:span text:style-name="T1">Testbarkeit</text:span></text:a><text:span text:style-name="T1"> (siehe </text:span><text:a xlink:type="simple" xlink:href="http://de.wikipedia.org/wiki/Unit-Test"><text:span text:style-name="T1">Unit-Test</text:span></text:a><text:span text:style-name="T1">), so dass es möglich wird, die korrekte Arbeitsweise des Codes für die Zukunft durch </text:span><text:a xlink:type="simple" xlink:href="http://de.wikipedia.org/wiki/Regressionstest"><text:span text:style-name="T1">Regressionstests</text:span></text:a><text:span text:style-name="T1"> abzusichern </text:span></text:p>
          </text:list-item>
          <text:list-item>
            <text:p text:style-name="P69"><text:a xlink:type="simple" xlink:href="http://de.wikipedia.org/wiki/Modul_%28Software%29"><text:span text:style-name="T1">Modularität</text:span></text:a><text:span text:style-name="T1"> und </text:span><text:a xlink:type="simple" xlink:href="http://de.wikipedia.org/wiki/Redundanz_%28Informationstheorie%29"><text:span text:style-name="T1">Redundanz</text:span></text:a><text:span text:style-name="T1">, so dass konkrete Problemlösungen von anderer Stelle genutzt werden können und nicht mehrfach implementiert sind </text:span></text:p>
          </text:list-item>
        </text:list>
        <text:p text:style-name="P19"><text:span text:style-name="T1">Im üblichen </text:span><text:a xlink:type="simple" xlink:href="http://de.wikipedia.org/w/index.php?title=Softwareentwicklungszyklus&amp;action=edit&amp;redlink=1"><text:span text:style-name="T1">Softwareentwicklungszyklus</text:span></text:a><text:span text:style-name="T1"> ist ein fortwährender Kreislauf von </text:span><text:a xlink:type="simple" xlink:href="http://de.wikipedia.org/wiki/Spezifikation"><text:span text:style-name="T1">Spezifikation</text:span></text:a><text:span text:style-name="T1">, </text:span><text:a xlink:type="simple" xlink:href="http://de.wikipedia.org/wiki/Design"><text:span text:style-name="T1">Design</text:span></text:a><text:span text:style-name="T1">, </text:span><text:a xlink:type="simple" xlink:href="http://de.wikipedia.org/wiki/Implementierung"><text:span text:style-name="T1">Implementierung</text:span></text:a><text:span text:style-name="T1"> und </text:span><text:a xlink:type="simple" xlink:href="http://de.wikipedia.org/wiki/Test_%28Informatik%29"><text:span text:style-name="T1">Tests</text:span></text:a><text:span text:style-name="T1"> vorgesehen. Nach jedem Durchlauf kann das Softwareprodukt immer wieder neu in diesen Kreislauf einsteigen. Mit den klassischen Techniken hieß das jedoch, dass nach einer Änderung der Spezifikation oder einem </text:span><text:a xlink:type="simple" xlink:href="http://de.wikipedia.org/w/index.php?title=Redesign&amp;action=edit&amp;redlink=1"><text:span text:style-name="T1">Redesign</text:span></text:a><text:span text:style-name="T1"> oft Teile oder sogar das ganze Programm völlig neu geschrieben werden mussten. Refactoring erlaubt dem </text:span><text:a xlink:type="simple" xlink:href="http://de.wikipedia.org/wiki/Software-Entwickler"><text:span text:style-name="T1">Entwickler</text:span></text:a><text:span text:style-name="T1"> diesen Zyklus permanent im Kleinen ablaufen zu lassen, und so sein Produkt kontinuierlich zu verbessern.</text:span></text:p>
        <text:h text:style-name="P20" text:outline-level="2"><text:bookmark text:name="Risiken_und_deren_Handhabung"/><text:span text:style-name="T1">Risiken und deren Handhabung [</text:span><text:a xlink:type="simple" xlink:href="http://de.wikipedia.org/w/index.php?title=Refactoring&amp;action=edit&amp;section=5"><text:span text:style-name="T1">Bearbeiten</text:span></text:a><text:span text:style-name="T1">]</text:span></text:h>
        <text:p text:style-name="P19"><text:span text:style-name="T1">Refactoring wird nur auf funktionierendem Code ausgeführt (dessen Funktionalität soll ja erhalten bleiben). Dies beinhaltet aber auch das </text:span><text:a xlink:type="simple" xlink:href="http://de.wikipedia.org/wiki/Risiko"><text:span text:style-name="T1">Risiko</text:span></text:a><text:span text:style-name="T1"> ungewünschter Änderungen und Fehler. Um dieses Risiko zu </text:span><text:span text:style-name="T1">vermeiden (oder wenigstens zu minimieren) verwendet man verschiedene </text:span><text:a xlink:type="simple" xlink:href="http://de.wikipedia.org/wiki/Regel"><text:span text:style-name="T1">Regeln</text:span></text:a><text:span text:style-name="T1">, die den Prozess des </text:span><text:soft-page-break/><text:span text:style-name="T1">Refaktorisierens ungefährlicher machen.</text:span></text:p>
        <text:p text:style-name="P19"><text:span text:style-name="T1">Zuerst sollte man eine Reihe automatisch ablaufender </text:span><text:a xlink:type="simple" xlink:href="http://de.wikipedia.org/wiki/Unit-Test"><text:span text:style-name="T1">Unit-Tests</text:span></text:a><text:span text:style-name="T1"> haben. Diese werden vor dem Refactoring angewandt, und man beginnt erst, wenn die Tests alle funktionieren. Dies stellt sicher, dass das Programm richtig läuft. Nach Ausführung des Refactoring wird wieder die Testsuite ausgeführt. So kann man einige Fehler beim Refactoring sofort erkennen. Falsch wäre jedoch die Aussage, dass Unit-Tests das Refactoring sicher machen könnten, Unit-Tests machen Refactoring lediglich etwas risikoärmer.</text:span></text:p>
        <text:p text:style-name="P19"><text:span text:style-name="T1">Weiterhin gilt das Prinzip der kleinen Änderungen. Wenn man nur wenig verändert, so kann man hoffen, auch nur wenig zu zerstören, falls man durch das Refactoring Fehler einträgt (trotzdem können kleine Ursachen große Auswirkungen haben). Meistens kann man komplexe Refactorings, die man plant, in einfache kleine Einheiten zerlegen. Vor und nach jedem Schritt wird wieder durch die Tests die Integrität des </text:span><text:a xlink:type="simple" xlink:href="http://de.wikipedia.org/wiki/System"><text:span text:style-name="T1">Systems</text:span></text:a><text:span text:style-name="T1"> geprüft. Durch die Verwendung automatisierter Refactoring-Funktionen (wie sie z. B. von </text:span><text:a xlink:type="simple" xlink:href="http://de.wikipedia.org/wiki/Eclipse_%28IDE%29"><text:span text:style-name="T1">Eclipse</text:span></text:a><text:span text:style-name="T1"> oder </text:span><text:a xlink:type="simple" xlink:href="http://de.wikipedia.org/wiki/Borland_Delphi"><text:span text:style-name="T1">Borland Delphi</text:span></text:a><text:span text:style-name="T1"> zur Verfügung gestellt werden) lassen sich ebenfalls Fehlerquellen effektiv ausschließen sowie der eigene Arbeitsaufwand minimieren.</text:span></text:p>
        <text:p text:style-name="P19"><text:span text:style-name="T1">Schließlich gibt es einen Katalog von Refactoring-</text:span><text:a xlink:type="simple" xlink:href="http://de.wikipedia.org/wiki/Muster"><text:span text:style-name="T1">Mustern</text:span></text:a><text:span text:style-name="T1">, die ähnlich wie die </text:span><text:a xlink:type="simple" xlink:href="http://de.wikipedia.org/wiki/Entwurfsmuster"><text:span text:style-name="T1">Entwurfsmuster</text:span></text:a><text:span text:style-name="T1"> eingesetzt werden, um Fehler zu vermeiden. Dabei ist in jedem Muster eine Reihe von Parametern definiert. Da wäre erstmal das Ziel des Musters (</text:span><text:a xlink:type="simple" xlink:href="http://de.wikipedia.org/wiki/Methode_%28Programmierung%29"><text:span text:style-name="T1">Methode</text:span></text:a><text:span text:style-name="T1"> extrahieren, </text:span><text:a xlink:type="simple" xlink:href="http://de.wikipedia.org/wiki/Klasse_%28objektorientierte_Programmierung%29"><text:span text:style-name="T1">Klasse</text:span></text:a><text:span text:style-name="T1"> umbenennen, etc.) und dazu dann eine Reihe von </text:span><text:a xlink:type="simple" xlink:href="http://de.wikipedia.org/wiki/Arbeitsanweisung"><text:span text:style-name="T1">Arbeitsanweisungen</text:span></text:a><text:span text:style-name="T1">, die für diese Aktion ausgeführt werden müssen. Viele dieser Muster können heutzutage automatisch von </text:span><text:a xlink:type="simple" xlink:href="http://de.wikipedia.org/wiki/Werkzeug"><text:span text:style-name="T1">Werkzeugen</text:span></text:a><text:span text:style-name="T1"> umgesetzt werden. Man trifft als Softwareentwickler nur noch die Entscheidung, welches Muster worauf angewendet wird, um den </text:span><text:a xlink:type="simple" xlink:href="http://de.wikipedia.org/wiki/Quelltext"><text:span text:style-name="T1">Quelltext</text:span></text:a><text:span text:style-name="T1"> zu verbessern. Es ist jedoch zu beachten, dass die Mechanismen oftmals noch recht fehleranfällig sind. Im besten Fall kommt es durch so verursachte Fehler zu einem Problem beim Übersetzen, aber auch Laufzeitfehler können die Folge sein. Ein umfangreiches, möglichst automatisiertes Testen ist daher nach einem Refactoring immer erforderlich.</text:span></text:p>
      </text:section>
      <text:p text:style-name="P4"/>
      <text:h text:style-name="P7" text:outline-level="1">Story-Card</text:h>
      <text:section text:style-name="Sect1" text:name="Bereich15">
        <text:p text:style-name="P19"><text:span text:style-name="T1">Story-Cards sind Hilfsmittel im Rahmen des </text:span><text:a xlink:type="simple" xlink:href="http://de.wikipedia.org/wiki/Anforderungsmanagement"><text:span text:style-name="T1">Anforderungsmanagements</text:span></text:a><text:span text:style-name="T1">, die es dem Kunden ermöglichen, das erwünschte Verhalten eines zu erstellenden Systems durch prosaische Kurzbeschreibungen zu spezifizieren. Hierbei wird es ihm ermöglicht, in seiner eigenen Sprache seine Anforderungen zu formulieren; er muss sich nicht mit dem Technikjargon der für die Realisierung zuständigen Fachleute auseinandersetzen. Für jede zu realisierende Funktion gibt es genau eine Story-Card.</text:span></text:p>
        <text:p text:style-name="P16">Hierbei werden jeweils nur kleine Teilaspekte des Gesamtsystems betrachtet und vom Auftraggeber beschrieben, um im Anschluss durch die Methoden der Softwaretechnik umgesetzt zu werden. Nachdem die aktuellen Story-Cards abgearbeitet sind und die beschriebenen Funktionen erfolgreich implementiert werden konnten, wird der Kunde weitere Story-Cards bereitstellen, bis das Produkt den gewünschten Funktionsumfang aufweist.</text:p>
        <text:p text:style-name="P19"><text:span text:style-name="T1">Story-Cards werden z.B. im Bereich </text:span><text:a xlink:type="simple" xlink:href="http://de.wikipedia.org/wiki/Extreme_Programming"><text:span text:style-name="T1">Extreme Programming</text:span></text:a><text:span text:style-name="T1"> oder </text:span><text:a xlink:type="simple" xlink:href="http://de.wikipedia.org/wiki/Agile_Softwareentwicklung"><text:span text:style-name="T1">Agile Methoden</text:span></text:a><text:span text:style-name="T1"> eingesetzt.</text:span></text:p>
      </text:section>
      <text:p text:style-name="P3"/>
      <text:p text:style-name="P3"/>
      <text:h text:style-name="P9" text:outline-level="1"><text:bookmark text:name="firstHeading5"/>Review (Softwaretest)</text:h>
      <text:section text:style-name="Sect1" text:name="Bereich19">
        <text:p text:style-name="P19"><text:span text:style-name="T1">Mit dem Review werden Arbeitsergebnisse der </text:span><text:a xlink:type="simple" xlink:href="http://de.wikipedia.org/wiki/Softwareentwicklung"><text:span text:style-name="T1">Softwareentwicklung</text:span></text:a><text:span text:style-name="T1"> manuell geprüft. Jedes Arbeitsergebnis kann einer Durchsicht durch eine andere Person unterzogen werden. Das Review ist eine </text:span><text:a xlink:type="simple" xlink:href="http://de.wikipedia.org/wiki/Statisches_Software-Testverfahren"><text:span text:style-name="T1">statische Testmethode</text:span></text:a><text:span text:style-name="T1"> und gehört in die Kategorie der analytischen Qualitätssicherungsmaßnahmen.</text:span></text:p>
        <text:p text:style-name="P19"><text:span text:style-name="T1">In Anlehnung an die </text:span><text:a xlink:type="simple" xlink:href="http://de.wikipedia.org/wiki/IEEE"><text:span text:style-name="T1">IEEE</text:span></text:a><text:span text:style-name="T1">-Norm 729 ist das Review ein mehr oder weniger formal geplanter und strukturierter Analyse- und Bewertungsprozess, in dem Projektergebnisse einem Team von Gutachtern präsentiert und von diesem kommentiert oder genehmigt werden.</text:span></text:p>
        <text:p text:style-name="P19"><text:span text:style-name="T1">Der untersuchte Gegenstand eines Reviews kann verschieden sein. Es wird vor allem zwischen einem Code-Review (</text:span><text:a xlink:type="simple" xlink:href="http://de.wikipedia.org/wiki/Quelltext"><text:span text:style-name="T1">Quelltext</text:span></text:a><text:span text:style-name="T1">) und einem Architektur-Review (</text:span><text:a xlink:type="simple" xlink:href="http://de.wikipedia.org/wiki/Softwarearchitektur"><text:span text:style-name="T1">Softwarearchitektur</text:span></text:a><text:span text:style-name="T1">) unterschieden.</text:span></text:p>
        <text:p text:style-name="P19"><text:span text:style-name="T1">Beim Codereview wird ein Programmabschnitt, nach oder während der Entwicklung, von einem oder mehreren Gutachtern korrekturgelesen, um mögliche Fehler, Vereinfachungen oder Testfälle zu finden. Dabei kann der Gutachter selbst ein </text:span><text:a xlink:type="simple" xlink:href="http://de.wikipedia.org/wiki/Software-Entwickler"><text:span text:style-name="T1">Software-Entwickler</text:span></text:a><text:span text:style-name="T1"> sein.</text:span></text:p>
        <text:h text:style-name="P21" text:outline-level="2"><text:bookmark text:name="Nutzen_von_Reviews"/>Nutzen von Reviews</text:h>
        <text:p text:style-name="P16">Fehler, die im Review auffallen, können häufig bedeutend kostengünstiger behoben werden, als wenn diese erst während der Testdurchführung gefunden werden. Untersuchungen haben gezeigt, dass mit Reviews 85% der Fehler bei einem Aufwand von 25% gefunden werden können.</text:p>
        <text:p text:style-name="P16">Dabei laufen verschiedene Qualitätsprozesse ab:</text:p>
        <text:list xml:id="list29543365" text:style-name="L14">
          <text:list-item>
            <text:p text:style-name="P59">Der Programmierer entdeckt selbst eine Verbesserungsmöglichkeit. </text:p>
          </text:list-item>
          <text:list-item>
            <text:p text:style-name="P70"><text:span text:style-name="T1">Der Rezensent stellt Verständnisfragen und der Programmierer kann die Antwort auf diese Fragen als Kommentare in den Programmcode einbauen und so die Verständlichkeit und die </text:span><text:a xlink:type="simple" xlink:href="http://de.wikipedia.org/wiki/Softwaredokumentation"><text:span text:style-name="T1">Dokumentation</text:span></text:a><text:span text:style-name="T1"> verbessern. </text:span></text:p>
          </text:list-item>
          <text:list-item>
            <text:p text:style-name="P59">Der Rezensent entdeckt Verbesserungsmöglichkeiten und empfiehlt diese dem Programmierer. </text:p>
          </text:list-item>
        </text:list>
        <text:p text:style-name="P16">Zu den typischen Fehlern die mit Reviews entdeckt werden können gehören:</text:p>
        <text:list xml:id="list29531145" text:style-name="L15">
          <text:list-item>
            <text:p text:style-name="P71"><text:span text:style-name="T1">Abweichungen von </text:span><text:a xlink:type="simple" xlink:href="http://de.wikipedia.org/wiki/Standard"><text:span text:style-name="T1">Standards</text:span></text:a><text:span text:style-name="T1"> </text:span></text:p>
          </text:list-item>
          <text:list-item>
            <text:p text:style-name="P60">Fehler in den Anforderungen </text:p>
          </text:list-item>
          <text:list-item>
            <text:p text:style-name="P60"><text:soft-page-break/>Fehler im Design </text:p>
          </text:list-item>
          <text:list-item>
            <text:p text:style-name="P60">Unzureichende Wartbarkeit </text:p>
          </text:list-item>
          <text:list-item>
            <text:p text:style-name="P71"><text:span text:style-name="T1">Falsche </text:span><text:a xlink:type="simple" xlink:href="http://de.wikipedia.org/w/index.php?title=Schnittstellenspezifikation&amp;action=edit&amp;redlink=1"><text:span text:style-name="T1">Schnittstellenspezifikation</text:span></text:a><text:span text:style-name="T1"> </text:span></text:p>
          </text:list-item>
        </text:list>
        <text:p text:style-name="P19"><text:span text:style-name="T1">Resultate sind verbesserter Code (</text:span><text:a xlink:type="simple" xlink:href="http://de.wikipedia.org/wiki/Effizienz_%28Informatik%29"><text:span text:style-name="T1">Effizienz</text:span></text:a><text:span text:style-name="T1">, </text:span><text:a xlink:type="simple" xlink:href="http://de.wikipedia.org/wiki/Robustheit"><text:span text:style-name="T1">Robustheit</text:span></text:a><text:span text:style-name="T1">, </text:span><text:a xlink:type="simple" xlink:href="http://de.wikipedia.org/wiki/Wartbarkeit"><text:span text:style-name="T1">Wartbarkeit</text:span></text:a><text:span text:style-name="T1">) aber auch verbesserte </text:span><text:a xlink:type="simple" xlink:href="http://de.wikipedia.org/wiki/Kommentar_%28Programmierung%29"><text:span text:style-name="T1">Kommentare</text:span></text:a><text:span text:style-name="T1"> im Code (Wartbarkeit).</text:span></text:p>
      </text:section>
      <text:p text:style-name="P3"/>
      <text:p text:style-name="P4"/>
      <text:p text:style-name="P1"/>
      <text:p text:style-name="P14"/>
      <text:p text:style-name="P1"/>
      <text:p text:style-name="P5">Agile Prozesse</text:p>
      <text:p text:style-name="P3"/>
      <text:h text:style-name="P7" text:outline-level="1"><text:bookmark text:name="firstHeading6"/>Adaptive Software Development</text:h>
      <text:section text:style-name="Sect1" text:name="Bereich24">
        <text:p text:style-name="P16"><text:bookmark text:name="bodyContent5"/></text:p>
        <text:section text:style-name="Sect1" text:name="Bereich25">
          <text:p text:style-name="P16"><text:bookmark text:name="siteSub5"/>aus Wikipedia, der freien Enzyklopädie</text:p>
        </text:section>
        <text:section text:style-name="Sect1" text:name="Bereich26">
          <text:p text:style-name="P16"><text:bookmark text:name="contentSub5"/></text:p>
        </text:section>
        <text:section text:style-name="Sect1" text:name="Bereich27">
          <text:p text:style-name="P19"><text:bookmark text:name="jump-to-nav4"/><text:span text:style-name="T1">Wechseln zu: </text:span><text:a xlink:type="simple" xlink:href="http://de.wikipedia.org/wiki/Adaptive_Software_Development#mw-head"><text:span text:style-name="T1">Navigation</text:span></text:a><text:span text:style-name="T1">, </text:span><text:a xlink:type="simple" xlink:href="http://de.wikipedia.org/wiki/Adaptive_Software_Development#p-search"><text:span text:style-name="T1">Suche</text:span></text:a><text:span text:style-name="T1"> </text:span></text:p>
        </text:section>
        <text:p text:style-name="P19"><text:span text:style-name="T1">Adaptive Software Development ist ein </text:span><text:a xlink:type="simple" xlink:href="http://de.wikipedia.org/wiki/Softwareentwicklungsprozess"><text:span text:style-name="T1">Softwareentwicklungsprozess</text:span></text:a><text:span text:style-name="T1">, der auf das </text:span><text:a xlink:type="simple" xlink:href="http://de.wikipedia.org/wiki/Rapid_Application_Development"><text:span text:style-name="T1">Rapid Application Development</text:span></text:a><text:span text:style-name="T1"> zurückgeht. ASD ist eine Umsetzung des Prinzips der kontinuierlichen Anpassung an immer neue Anforderungen (eher der Normalzustand) und ersetzt damit das verbreitete </text:span><text:a xlink:type="simple" xlink:href="http://de.wikipedia.org/wiki/Wasserfallmodell"><text:span text:style-name="T1">Wasserfallmodell</text:span></text:a><text:span text:style-name="T1"> durch Zyklen von 'Spekulieren', 'Zusammenarbeiten' und 'Lernen'.</text:span></text:p>
        <text:h text:style-name="P20" text:outline-level="2"><text:bookmark text:name="Siehe_auch"/><text:span text:style-name="T1">Siehe auch [</text:span><text:a xlink:type="simple" xlink:href="http://de.wikipedia.org/w/index.php?title=Adaptive_Software_Development&amp;action=edit&amp;section=1"><text:span text:style-name="T1">Bearbeiten</text:span></text:a><text:span text:style-name="T1">]</text:span></text:h>
        <text:list xml:id="list29548543" text:style-name="L16">
          <text:list-item>
            <text:p text:style-name="P72"><text:a xlink:type="simple" xlink:href="http://de.wikipedia.org/wiki/Liste_von_Softwareentwicklungsprozessen"><text:span text:style-name="T1">Liste von Softwareentwicklungsprozessen</text:span></text:a><text:span text:style-name="T1"> </text:span></text:p>
          </text:list-item>
          <text:list-item>
            <text:p text:style-name="P72"><text:a xlink:type="simple" xlink:href="http://de.wikipedia.org/wiki/Agile_Softwareentwicklung"><text:span text:style-name="T1">Agile Softwareentwicklung</text:span></text:a><text:span text:style-name="T1"> </text:span></text:p>
          </text:list-item>
          <text:list-item>
            <text:p text:style-name="P72"><text:a xlink:type="simple" xlink:href="http://de.wikipedia.org/wiki/Wasserfallmodell"><text:span text:style-name="T1">Wasserfallmodell</text:span></text:a><text:span text:style-name="T1"> </text:span></text:p>
          </text:list-item>
          <text:list-item>
            <text:p text:style-name="P72"><text:a xlink:type="simple" xlink:href="http://de.wikipedia.org/wiki/V-Modell"><text:span text:style-name="T1">V-Modell</text:span></text:a><text:span text:style-name="T1"> </text:span></text:p>
          </text:list-item>
        </text:list>
      </text:section>
      <text:p text:style-name="P3"/>
      <text:p text:style-name="P3"/>
      <text:h text:style-name="P7" text:outline-level="1"><text:bookmark text:name="firstHeading7"/>Crystal Family</text:h>
      <text:section text:style-name="Sect1" text:name="Bereich28">
        <text:p text:style-name="P16"><text:bookmark text:name="toc5"/></text:p>
        <table:table table:name="Tabelle9" table:style-name="Tabelle9">
          <table:table-column table:style-name="Tabelle9.A"/>
          <table:table-row>
            <table:table-cell table:style-name="Tabelle9.A1" office:value-type="string">
              <text:section text:style-name="Sect1" text:name="Bereich32">
                <text:h text:style-name="P21" text:outline-level="2"><text:bookmark text:name="toctitle4"/>Inhaltsverzeichnis</text:h>
                <text:p text:style-name="P25"><text:span text:style-name="T1">[</text:span><text:bookmark text:name="togglelink5"/><text:a xlink:type="simple" xlink:href="http://de.wikipedia.org/wiki/Crystal_Family#"><text:span text:style-name="T1">Verbergen</text:span></text:a><text:span text:style-name="T1">]</text:span></text:p>
              </text:section>
              <text:list xml:id="list29535437" text:style-name="L17">
                <text:list-item>
                  <text:p text:style-name="P45"><text:a xlink:type="simple" xlink:href="http://de.wikipedia.org/wiki/Crystal_Family#Crystal_Prinzipien"><text:span text:style-name="T1">1 Crystal Prinzipien</text:span></text:a><text:span text:style-name="T1"> </text:span></text:p>
                </text:list-item>
                <text:list-item>
                  <text:p text:style-name="P45"><text:a xlink:type="simple" xlink:href="http://de.wikipedia.org/wiki/Crystal_Family#Die_Crystal-Varianten"><text:span text:style-name="T1">2 Die Crystal-Varianten</text:span></text:a><text:span text:style-name="T1"> </text:span></text:p>
                  <text:list>
                    <text:list-item>
                      <text:p text:style-name="P45"><text:a xlink:type="simple" xlink:href="http://de.wikipedia.org/wiki/Crystal_Family#Aufteilung_in_Varianten"><text:span text:style-name="T1">2.1 Aufteilung in Varianten</text:span></text:a><text:span text:style-name="T1"> </text:span></text:p>
                    </text:list-item>
                    <text:list-item>
                      <text:p text:style-name="P45"><text:a xlink:type="simple" xlink:href="http://de.wikipedia.org/wiki/Crystal_Family#Auswahl_der_Variante"><text:span text:style-name="T1">2.2 Auswahl der Variante</text:span></text:a><text:span text:style-name="T1"> </text:span></text:p>
                    </text:list-item>
                  </text:list>
                </text:list-item>
                <text:list-item>
                  <text:p text:style-name="P45"><text:a xlink:type="simple" xlink:href="http://de.wikipedia.org/wiki/Crystal_Family#Vergleich_mit_anderen_Agilen_Methoden"><text:span text:style-name="T1">3 Vergleich mit anderen Agilen Methoden</text:span></text:a><text:span text:style-name="T1"> </text:span></text:p>
                </text:list-item>
                <text:list-item>
                  <text:p text:style-name="P45"><text:a xlink:type="simple" xlink:href="http://de.wikipedia.org/wiki/Crystal_Family#Literatur"><text:span text:style-name="T1">4 Literatur</text:span></text:a><text:span text:style-name="T1"> </text:span></text:p>
                </text:list-item>
                <text:list-item>
                  <text:p text:style-name="P45"><text:a xlink:type="simple" xlink:href="http://de.wikipedia.org/wiki/Crystal_Family#Weblinks"><text:span text:style-name="T1">5 Weblinks</text:span></text:a><text:span text:style-name="T1"> </text:span></text:p>
                </text:list-item>
              </text:list>
            </table:table-cell>
          </table:table-row>
        </table:table>
        <text:h text:style-name="P20" text:outline-level="2"><text:bookmark text:name="Crystal_Prinzipien"/><text:span text:style-name="T1">Crystal Prinzipien [</text:span><text:a xlink:type="simple" xlink:href="http://de.wikipedia.org/w/index.php?title=Crystal_Family&amp;action=edit&amp;section=1"><text:span text:style-name="T1">Bearbeiten</text:span></text:a><text:span text:style-name="T1">]</text:span></text:h>
        <text:list xml:id="list29529998" text:style-name="L18">
          <text:list-item>
            <text:p text:style-name="P61">passiver Wissenstransfer: Durch räumliche Nähe und Freiräume für Gespräche wird informeller, "passiver" Wissenstransfer gefördert. </text:p>
          </text:list-item>
          <text:list-item>
            <text:p text:style-name="P61">persönliche Sicherheit: Kritik und Befürchtungen können ohne Repressalien geäußert werden. </text:p>
          </text:list-item>
          <text:list-item>
            <text:p text:style-name="P61">laufende Kritik und Verbesserung: Es werden laufend Verbesserungsvorschläge gesucht, gesammelt und die Wichtigkeit ihrer Umsetzung bewertet. </text:p>
          </text:list-item>
          <text:list-item>
            <text:p text:style-name="P61">fokussiertes Arbeiten: Die Mitarbeiter wissen genau, was ihr Ziel ist, und werden nicht abgelenkt oder für andere Projekte abgezogen. </text:p>
          </text:list-item>
          <text:list-item>
            <text:p text:style-name="P73"><text:span text:style-name="T1">häufige </text:span><text:a xlink:type="simple" xlink:href="http://de.wikipedia.org/wiki/Entwicklungsstadium_%28Software%29"><text:span text:style-name="T1">releases</text:span></text:a><text:span text:style-name="T1">: Durch häufige Herausgabe von Zwischenversionen an den Kunden oder andere Projektbeteiligte wird vermieden, dass Erwartungen angestaut werden und größerer Erklärungsbedarf entsteht. Gleichzeitig kann eine höhere Sicherheit für das Team durch Zwischenabnahmen entstehen. </text:span></text:p>
          </text:list-item>
          <text:list-item>
            <text:p text:style-name="P61">Zugang zu kundigen Benutzern: Dadurch, dass ständig ein erfahrener Benutzer des künftigen Produktes erreichbar ist, können Detailfragen schnell und formlos geklärt werden. Dies vermeidet unter anderem, dass Missverständnisse zu Problemen auswachsen. </text:p>
          </text:list-item>
          <text:list-item>
            <text:p text:style-name="P73"><text:span text:style-name="T1">automatisiertes Testen: durch </text:span><text:a xlink:type="simple" xlink:href="http://de.wikipedia.org/wiki/Unit-Test"><text:span text:style-name="T1">Unit Testing</text:span></text:a><text:span text:style-name="T1"> wird für dauerhaft stabilen Programmcode gesorgt, was auch das Vertrauen des Teams in die eigene Arbeit stärkt. </text:span></text:p>
          </text:list-item>
          <text:list-item>
            <text:p text:style-name="P73"><text:span text:style-name="T1">häufige </text:span><text:a xlink:type="simple" xlink:href="http://de.wikipedia.org/wiki/Integration_%28Software%29"><text:span text:style-name="T1">Integration</text:span></text:a><text:span text:style-name="T1">: Nicht nur der Programmcode wird getestet, es wird auch regelmäßig (z.B. täglich </text:span><text:soft-page-break/><text:span text:style-name="T1">und automatisiert) eine lauffähige Testversion erstellt. </text:span></text:p>
          </text:list-item>
          <text:list-item>
            <text:p text:style-name="P73"><text:span text:style-name="T1">Verwendung von </text:span><text:a xlink:type="simple" xlink:href="http://de.wikipedia.org/wiki/Konfigurationsmanagement"><text:span text:style-name="T1">Konfigurationsmanagement</text:span></text:a><text:span text:style-name="T1">, oder zumindest einer </text:span><text:a xlink:type="simple" xlink:href="http://de.wikipedia.org/wiki/Versionsverwaltung"><text:span text:style-name="T1">Versionsverwaltung</text:span></text:a><text:span text:style-name="T1">. </text:span></text:p>
          </text:list-item>
        </text:list>
        <text:h text:style-name="P20" text:outline-level="2"><text:bookmark text:name="Die_Crystal-Varianten"/><text:span text:style-name="T1">Die Crystal-Varianten [</text:span><text:a xlink:type="simple" xlink:href="http://de.wikipedia.org/w/index.php?title=Crystal_Family&amp;action=edit&amp;section=2"><text:span text:style-name="T1">Bearbeiten</text:span></text:a><text:span text:style-name="T1">]</text:span></text:h>
        <text:p text:style-name="P16">Crystal ist nicht eine einzelne Methode, sondern – wie erwähnt – eine Familie von Methoden, mit Varianten.</text:p>
        <text:p text:style-name="P16">Diese Unterteilung hat den Sinn, dass einerseits ein zu den Projektumständen passender Regelsatz gewählt werden kann, andererseits diese Regeln nicht einzeln ausgehandelt und festgelegt werden müssen.</text:p>
        <text:h text:style-name="P23" text:outline-level="3"><text:bookmark text:name="Aufteilung_in_Varianten"/><text:span text:style-name="T1">Aufteilung in Varianten [</text:span><text:a xlink:type="simple" xlink:href="http://de.wikipedia.org/w/index.php?title=Crystal_Family&amp;action=edit&amp;section=3"><text:span text:style-name="T1">Bearbeiten</text:span></text:a><text:span text:style-name="T1">]</text:span></text:h>
        <text:p text:style-name="P16">Die Wahl der Crystal-Variante richtet sich nach der Anzahl der beteiligten Personen und der Kritikalität (Höhe der Risiken).</text:p>
        <text:p text:style-name="P16">Die Methoden sind mit Farben benannt: Crystal Clear, Crystal Yellow, Crystal Orange, Crystal Orange Web, Crystal Red, Crystal Magenta, Crystal Blue. Die Farbe spiegelt im wesentlichen die Personenanzahl wider. So wird die einfachste Variante, Crystal Clear für Teamgrößen von zwei bis sechs Personen empfohlen.</text:p>
        <text:p text:style-name="P16">Kritikalität hingegen bildet die Risiken ab, das heißt welche Art und welches Ausmaß von Schaden im Falle eines Scheiterns des Projektes zu erwarten ist. Abhängig von der Kritikalität wird ein „Härtungsgrad“ der jeweiligen Crystal-Variante gewählt. Als Stufen der Kritikalität sind in Crystal definiert: Gefährdung der Kundenzufriedenheit, Verlust von Geld, Imageschaden, und als höchste Stufe: Verlust von Menschenleben.</text:p>
        <text:p text:style-name="P16">Je nach gewählter Crystal-Variante ändern sich die Anzahl der Rollen, die Menge der einzusetzenden Methoden und der Dokumentationsumfang.</text:p>
        <text:p text:style-name="P16">Die Gruppierung nach Mitarbeitergröße wird damit begründet, dass der Kommunikationsaufwand bei steigender Mitarbeiterzahl unterschiedlich strukturiert werden muss. Während ein Team von sechs Personen sich noch jederzeit formlos zusammentrommeln lässt (räumliche Nähe ist ja nach den Prinzipien gegeben), muss man bei einem Team von 20 Personen schon einen Zeitpunkt ausmachen. Bei 60 Personen hingegen ist eine gemeinsame Diskussion unrealistisch.</text:p>
        <text:p text:style-name="P16">Für jede der Gruppengrößen werden unterschiedliche Kommunikationsformen und -mittel vorgeschlagen.</text:p>
        <text:p text:style-name="P16">Die Gruppierung nach Kritikalität hingegen wirkt sich darauf aus, wie formal und genau vorgegangen wird. Je schwerwiegender die Risiken, umso mehr Zusatzaufwand wird für Korrektheit und Sicherheit des Programms in Kauf genommen. Auch hier gibt es eine Staffelung der einzusetzenden Methoden.</text:p>
        <text:p text:style-name="P16">Durch die Kombination der beiden Kriterien kann der Kurzname der spezifischen Variante gefunden werden, deren Details sich dann direkt eindeutig nachschlagen lassen. Dadurch ist eine Anpassung an die Projektumstände gegeben, ohne dass man lange aushandeln müsste, welche Regeln denn im vorliegenden Fall zur Anwendung kommen sollten.</text:p>
        <text:h text:style-name="P20" text:outline-level="2"><text:bookmark text:name="Vergleich_mit_anderen_Agilen_Methoden"/><text:span text:style-name="T1">Vergleich mit anderen Agilen Methoden [</text:span><text:a xlink:type="simple" xlink:href="http://de.wikipedia.org/w/index.php?title=Crystal_Family&amp;action=edit&amp;section=5"><text:span text:style-name="T1">Bearbeiten</text:span></text:a><text:span text:style-name="T1">]</text:span></text:h>
        <text:p text:style-name="P16"/>
      </text:section>
      <text:p text:style-name="P3"/>
      <text:h text:style-name="P8" text:outline-level="1"><text:bookmark text:name="firstHeading8"/>Extreme Programming<text:bookmark text:name="siteSub7"/><text:bookmark text:name="jump-to-nav6"/></text:h>
      <text:section text:style-name="Sect1" text:name="Bereich33">
        <text:p text:style-name="P19"><text:span text:style-name="T1">Extreme Programming (XP), auch Extremprogrammierung, ist eine </text:span><text:a xlink:type="simple" xlink:href="http://de.wikipedia.org/wiki/Agile_Methode"><text:span text:style-name="T1">Methode</text:span></text:a><text:span text:style-name="T1">, die das Lösen einer Programmieraufgabe in den Vordergrund der Softwareentwicklung stellt und dabei einem formalisierten Vorgehen geringere Bedeutung zumisst. Diese Vorgehensweise definiert ein </text:span><text:a xlink:type="simple" xlink:href="http://de.wikipedia.org/wiki/Vorgehensmodell_%28Software%29"><text:span text:style-name="T1">Vorgehensmodell</text:span></text:a><text:span text:style-name="T1"> der </text:span><text:a xlink:type="simple" xlink:href="http://de.wikipedia.org/wiki/Softwaretechnik"><text:span text:style-name="T1">Softwaretechnik</text:span></text:a><text:span text:style-name="T1">, das sich den Anforderungen des Kunden in kleinen Schritten annähert. Die Wirksamkeit des Ansatzes ist umstritten (siehe Abschnitt Kritik).</text:span></text:p>
        <text:p text:style-name="P19"><text:span text:style-name="T1"/></text:p>
        <text:h text:style-name="P48" text:outline-level="2"><text:bookmark text:name="Grundlagen"/><text:span text:style-name="T1">Grundlagen [</text:span><text:a xlink:type="simple" xlink:href="http://de.wikipedia.org/w/index.php?title=Extreme_Programming&amp;action=edit&amp;section=2"><text:span text:style-name="T1">Bearbeiten</text:span></text:a><text:span text:style-name="T1">]</text:span></text:h>
        <text:p text:style-name="P16"><draw:a xlink:type="simple" xlink:href="http://de.wikipedia.org/w/index.php?title=Datei:XP-Life.png&amp;filetimestamp=20060616063618"><draw:frame draw:style-name="fr1" draw:name="Grafik3" text:anchor-type="as-char" svg:width="8.056cm" svg:height="7.999cm" draw:z-index="0"><draw:image xlink:href="http://upload.wikimedia.org/wikipedia/de/thumb/1/19/XP-Life.png/400px-XP-Life.png" xlink:type="simple" xlink:show="embed" xlink:actuate="onLoad"/></draw:frame></draw:a></text:p>
        <text:p text:style-name="P16"><draw:a xlink:type="simple" xlink:href="http://de.wikipedia.org/w/index.php?title=Datei:XP-Life.png&amp;filetimestamp=20060616063618"><draw:frame draw:style-name="fr1" draw:name="Grafik4" text:anchor-type="as-char" svg:width="0.467cm" svg:height="0.362cm" draw:z-index="1"><draw:image xlink:href="http://bits.wikimedia.org/skins-1.5/common/images/magnify-clip.png" xlink:type="simple" xlink:show="embed" xlink:actuate="onLoad"/></draw:frame></draw:a></text:p>
        <text:p text:style-name="P16"><text:soft-page-break/>XP Lebenszyklus</text:p>
        <text:p text:style-name="P19"><text:span text:style-name="T1">XP ist ein durch fortlaufende </text:span><text:a xlink:type="simple" xlink:href="http://de.wikipedia.org/wiki/Iteration#Softwaretechnik"><text:span text:style-name="T1">Iterationen</text:span></text:a><text:span text:style-name="T1"> und den Einsatz mehrerer Einzelmethoden strukturierendes Vorgehensmodell. XP entstand durch die </text:span><text:a xlink:type="simple" xlink:href="http://de.wikipedia.org/wiki/Synthese"><text:span text:style-name="T1">Synthese</text:span></text:a><text:span text:style-name="T1"> verschiedener Disziplinen der </text:span><text:a xlink:type="simple" xlink:href="http://de.wikipedia.org/wiki/Softwareentwicklung"><text:span text:style-name="T1">Softwareentwicklung</text:span></text:a><text:span text:style-name="T1"> und basiert auf in der Praxis bewährten Methoden, auch </text:span><text:a xlink:type="simple" xlink:href="http://de.wikipedia.org/wiki/Best_Practice"><text:span text:style-name="T1">Best Practices</text:span></text:a><text:span text:style-name="T1"> genannt.</text:span></text:p>
        <text:p text:style-name="P16">XP folgt einem strukturierten Vorgehen und stellt die Teamarbeit, Offenheit und stete Kommunikation zwischen allen Beteiligten in den Vordergrund. Kommunikation ist dabei eine Grundsäule.</text:p>
        <text:p text:style-name="P19"><text:span text:style-name="T1">Die Methode geht davon aus, dass der Kunde die </text:span><text:a xlink:type="simple" xlink:href="http://de.wikipedia.org/wiki/Anforderung"><text:span text:style-name="T1">Anforderungen</text:span></text:a><text:span text:style-name="T1"> an die zu erstellende </text:span><text:a xlink:type="simple" xlink:href="http://de.wikipedia.org/wiki/Software"><text:span text:style-name="T1">Software</text:span></text:a><text:span text:style-name="T1"> zu Projektbeginn noch nicht komplett kennt und nicht hinreichend strukturieren kann beziehungsweise das mit der Realisierung betraute Entwicklerteam nicht über alle Informationen verfügt, um eine verlässliche </text:span><text:a xlink:type="simple" xlink:href="http://de.wikipedia.org/wiki/Aufwandsschätzung_%28Softwaretechnik%29"><text:span text:style-name="T1">Aufwandsschätzung</text:span></text:a><text:span text:style-name="T1"> über die notwendige Dauer bis zum Abschluss zu geben. Im Laufe eines Projektes ändern sich nicht selten Prioritäten und Gewichte. Zu Beginn geforderte Funktionen der Software werden möglicherweise in einer anderen Form benötigt oder im Laufe der Zeit sogar komplett hinfällig.</text:span></text:p>
        <text:p text:style-name="P16">Bei einer konsequenten Ausrichtung an XP soll die zu erstellende Software schneller bereitgestellt werden sowie eine höhere Softwarequalität und Zufriedenheit des Kunden als mit traditionellen Ansätzen zu erreichen sein. Der Kunde soll ein einsatzbereites Produkt erhalten, an dessen Herstellung er aktiv teilgenommen hat.</text:p>
        <text:p text:style-name="P19"><text:span text:style-name="T1">Neue Funktionalität wird permanent entwickelt, integriert und getestet. Um zu der zu entwickelnden Funktionalität zu gelangen, werden jeweils die Schritte Risikoanalyse, Nutzenanalyse, die Bereitstellung einer ersten ausführbaren Version (</text:span><text:a xlink:type="simple" xlink:href="http://de.wikipedia.org/wiki/Prototyping_%28Softwareentwicklung%29"><text:span text:style-name="T1">Prototyping</text:span></text:a><text:span text:style-name="T1">) und ein Akzeptanztest durchgeführt.</text:span></text:p>
        <text:h text:style-name="P20" text:outline-level="2"><text:bookmark text:name="Nutzen"/><text:span text:style-name="T1">Nutzen [</text:span><text:a xlink:type="simple" xlink:href="http://de.wikipedia.org/w/index.php?title=Extreme_Programming&amp;action=edit&amp;section=3"><text:span text:style-name="T1">Bearbeiten</text:span></text:a><text:span text:style-name="T1">]</text:span></text:h>
        <text:p text:style-name="P17">Die Rollen bei XP</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7">Rolle</text:p>
            </table:table-cell>
            <table:table-cell table:style-name="Tabelle12.A1" office:value-type="string">
              <text:p text:style-name="P27">Beispiel</text:p>
            </table:table-cell>
            <table:table-cell table:style-name="Tabelle12.A1" office:value-type="string">
              <text:p text:style-name="P27">Aufgaben</text:p>
            </table:table-cell>
          </table:table-row>
          <table:table-row>
            <table:table-cell table:style-name="Tabelle12.A1" office:value-type="string">
              <text:p text:style-name="P26">Produktbesitzer</text:p>
            </table:table-cell>
            <table:table-cell table:style-name="Tabelle12.A1" office:value-type="string">
              <text:p text:style-name="P26">Produktmanagement, Marketing, ein Benutzer, Kunde, Manager des Benutzers, Analyst, Sponsor</text:p>
            </table:table-cell>
            <table:table-cell table:style-name="Tabelle12.A1" office:value-type="string">
              <text:p text:style-name="P25"><text:span text:style-name="T1">Hat Verantwortung, setzt Prioritäten, Entscheider für bestes </text:span><text:a xlink:type="simple" xlink:href="http://de.wikipedia.org/wiki/Return_on_Investment"><text:span text:style-name="T1">ROI</text:span></text:a></text:p>
            </table:table-cell>
          </table:table-row>
          <table:table-row table:style-name="Tabelle12.3">
            <table:table-cell table:style-name="Tabelle12.A1" office:value-type="string">
              <text:p text:style-name="P26">Kunde</text:p>
            </table:table-cell>
            <table:table-cell table:style-name="Tabelle12.A1" office:value-type="string">
              <text:p text:style-name="P26">Auftraggeber, kann auch der Produktbesitzer sein, kann, muss aber nicht der Benutzer sein</text:p>
            </table:table-cell>
            <table:table-cell table:style-name="Tabelle12.A1" office:value-type="string">
              <text:p text:style-name="P26">Entscheidet, was gemacht wird, gibt regelmäßig Rückmeldung, Auftraggeber</text:p>
            </table:table-cell>
          </table:table-row>
          <table:table-row>
            <table:table-cell table:style-name="Tabelle12.A1" office:value-type="string">
              <text:p text:style-name="P26">Entwickler</text:p>
            </table:table-cell>
            <table:table-cell table:style-name="Tabelle12.A1" office:value-type="string">
              <text:p text:style-name="P26">Bestandteil des Teams, das ganze Entwicklungsteam besteht aus Entwicklern: Programmierer, Tester, DB-Experten, Architekt, Designer</text:p>
            </table:table-cell>
            <table:table-cell table:style-name="Tabelle12.A1" office:value-type="string">
              <text:p text:style-name="P26">Entwickelt das Produkt</text:p>
            </table:table-cell>
          </table:table-row>
          <table:table-row table:style-name="Tabelle12.3">
            <table:table-cell table:style-name="Tabelle12.A1" office:value-type="string">
              <text:p text:style-name="P26">Projektmanager</text:p>
            </table:table-cell>
            <table:table-cell table:style-name="Tabelle12.A1" office:value-type="string">
              <text:p text:style-name="P26">Ist gewöhnlich der Produktbesitzer. Kann auch Entwickler aber nicht Manager des Teams sein</text:p>
            </table:table-cell>
            <table:table-cell table:style-name="Tabelle12.A1" office:value-type="string">
              <text:p text:style-name="P26">Führung des Teams</text:p>
            </table:table-cell>
          </table:table-row>
          <table:table-row>
            <table:table-cell table:style-name="Tabelle12.A1" office:value-type="string">
              <text:p text:style-name="P26">Benutzer</text:p>
            </table:table-cell>
            <table:table-cell table:style-name="Tabelle12.A1" office:value-type="string">
              <text:p text:style-name="P26">Der Nutzer des zu erstellenden Produktes</text:p>
            </table:table-cell>
            <table:table-cell table:style-name="Tabelle12.A1" office:value-type="string">
              <text:p text:style-name="P26">Wird das zu erstellende Produkt nutzen</text:p>
            </table:table-cell>
          </table:table-row>
        </table:table>
        <text:p text:style-name="P77"><text:span text:style-name="Citation"><text:span text:style-name="T2"/></text:span></text:p>
        <text:p text:style-name="P19"><text:span text:style-name="Citation"><text:span text:style-name="T2"/></text:span></text:p>
        <text:list xml:id="list29545023" text:style-name="L19">
          <text:list-header>
            <text:p text:style-name="P74"><text:span text:style-name="Citation"><text:span text:style-name="T2">Feature Driven Development</text:span></text:span></text:p>
          </text:list-header>
        </text:list>
        <text:p text:style-name="P19"><text:span text:style-name="T1">Feature Driven Development (Abk. FDD) ist eine Sammlung von Arbeitstechniken, Strukturen, Rollen und Methoden für das </text:span><text:a xlink:type="simple" xlink:href="http://de.wikipedia.org/wiki/Projektmanagement"><text:span text:style-name="T1">Projektmanagement</text:span></text:a><text:span text:style-name="T1"> im Rahmen </text:span><text:a xlink:type="simple" xlink:href="http://de.wikipedia.org/wiki/Agile_Softwareentwicklung"><text:span text:style-name="T1">agiler Softwareentwicklung</text:span></text:a><text:span text:style-name="T1">.</text:span></text:p>
        <text:p text:style-name="P13"><text:bookmark text:name="toc8"/></text:p>
        <table:table table:name="Tabelle3" table:style-name="Tabelle3">
          <table:table-column table:style-name="Tabelle3.A"/>
          <table:table-row>
            <table:table-cell table:style-name="Tabelle3.A1" office:value-type="string">
              <text:section text:style-name="Sect1" text:name="Bereich47">
                <text:h text:style-name="P21" text:outline-level="2"><text:bookmark text:name="toctitle7"/>Inhaltsverzeichnis</text:h>
                <text:p text:style-name="P25"><text:span text:style-name="T1">[</text:span><text:bookmark text:name="togglelink8"/><text:a xlink:type="simple" xlink:href="http://de.wikipedia.org/wiki/Feature_Driven_Development#"><text:span text:style-name="T1">Verbergen</text:span></text:a><text:span text:style-name="T1">]</text:span></text:p>
              </text:section>
              <text:list xml:id="list29533694" text:style-name="L20">
                <text:list-item>
                  <text:p text:style-name="P46"><text:a xlink:type="simple" xlink:href="http://de.wikipedia.org/wiki/Feature_Driven_Development#Grundlagen"><text:span text:style-name="T1">1 Grundlagen</text:span></text:a><text:span text:style-name="T1"> </text:span></text:p>
                </text:list-item>
                <text:list-item>
                  <text:p text:style-name="P46"><text:a xlink:type="simple" xlink:href="http://de.wikipedia.org/wiki/Feature_Driven_Development#FDD-Prozessmodell"><text:span text:style-name="T1">2 FDD-Prozessmodell</text:span></text:a><text:span text:style-name="T1"> </text:span></text:p>
                  <text:list>
                    <text:list-item>
                      <text:p text:style-name="P46"><text:a xlink:type="simple" xlink:href="http://de.wikipedia.org/wiki/Feature_Driven_Development#Prozess_.231:_Entwickle_ein_Gesamtmodell"><text:span text:style-name="T1">2.1 Prozess #1: Entwickle ein Gesamtmodell</text:span></text:a><text:span text:style-name="T1"> </text:span></text:p>
                    </text:list-item>
                    <text:list-item>
                      <text:p text:style-name="P46"><text:a xlink:type="simple" xlink:href="http://de.wikipedia.org/wiki/Feature_Driven_Development#Prozess_.232:_Erstelle_eine_Feature-Liste"><text:span text:style-name="T1">2.2 Prozess #2: Erstelle eine Feature-Liste</text:span></text:a><text:span text:style-name="T1"> </text:span></text:p>
                    </text:list-item>
                    <text:list-item>
                      <text:p text:style-name="P46"><text:a xlink:type="simple" xlink:href="http://de.wikipedia.org/wiki/Feature_Driven_Development#Prozess_.233:_Plane_je_Feature"><text:span text:style-name="T1">2.3 Prozess #3: Plane je Feature</text:span></text:a><text:span text:style-name="T1"> </text:span></text:p>
                    </text:list-item>
                    <text:list-item>
                      <text:p text:style-name="P46"><text:a xlink:type="simple" xlink:href="http://de.wikipedia.org/wiki/Feature_Driven_Development#Prozess_.234:_Entwurf_je_Feature"><text:span text:style-name="T1">2.4 Prozess #4: Entwurf je Feature</text:span></text:a><text:span text:style-name="T1"> </text:span></text:p>
                    </text:list-item>
                    <text:list-item>
                      <text:p text:style-name="P46"><text:a xlink:type="simple" xlink:href="http://de.wikipedia.org/wiki/Feature_Driven_Development#Prozess_.235:_Konstruiere_je_Feature"><text:span text:style-name="T1">2.5 Prozess #5: Konstruiere je Feature</text:span></text:a><text:span text:style-name="T1"> </text:span></text:p>
                    </text:list-item>
                  </text:list>
                </text:list-item>
              </text:list>
            </table:table-cell>
          </table:table-row>
        </table:table>
        <text:h text:style-name="P20" text:outline-level="2"><text:bookmark text:name="Grundlagen1"/><text:span text:style-name="T1">Grundlagen [</text:span><text:a xlink:type="simple" xlink:href="http://de.wikipedia.org/w/index.php?title=Feature_Driven_Development&amp;action=edit&amp;section=1"><text:span text:style-name="T1">Bearbeiten</text:span></text:a><text:span text:style-name="T1">]</text:span></text:h>
        <text:p text:style-name="P19"><text:span text:style-name="T1">FDD wurde als schlanke Methode von </text:span><text:a xlink:type="simple" xlink:href="http://de.wikipedia.org/w/index.php?title=Jeff_De_Luca&amp;action=edit&amp;redlink=1"><text:span text:style-name="T1">Jeff De Luca</text:span></text:a><text:span text:style-name="T1"> im Jahre 1997 definiert, um ein großes zeitkritisches Projekt (15 Monate, 50 Entwickler) durchzuführen. Seitdem wurde FDD kontinuierlich weiterentwickelt. FDD stellt den </text:span><text:a xlink:type="simple" xlink:href="http://de.wikipedia.org/wiki/Funktionalität"><text:span text:style-name="T1">Feature</text:span></text:a><text:span text:style-name="T1">-Begriff in den Mittelpunkt der Entwicklung. Jedes Feature stellt einen Mehrwert für den Kunden dar. Die Entwicklung wird anhand eines Feature-Plans organisiert. Eine wichtige Rolle spielt der Chefarchitekt (engl. Chief Architect), der ständig den Überblick über die Gesamtarchitektur und die fachlichen Kernmodelle behält. Bei größeren Teams werden einzelne Entwicklerteams von Chefprogrammierern (engl. Chief Programmer) geführt.</text:span></text:p>
        <text:p text:style-name="P19"><text:span text:style-name="T1">FDD definiert ein Prozess- und ein Rollenmodell, die gut mit existierenden klassischen Projektstrukturen </text:span><text:soft-page-break/><text:span text:style-name="T1">harmonieren. Daher fällt es vielen Unternehmen leichter, FDD einzuführen als </text:span><text:a xlink:type="simple" xlink:href="http://de.wikipedia.org/wiki/Extreme_Programming"><text:span text:style-name="T1">XP</text:span></text:a><text:span text:style-name="T1"> oder </text:span><text:a xlink:type="simple" xlink:href="http://de.wikipedia.org/wiki/Scrum"><text:span text:style-name="T1">Scrum</text:span></text:a><text:span text:style-name="T1">. Außerdem ist FDD ganz im Sinne der agilen Methoden sehr kompakt. Es lässt sich auf 10 Seiten komplett beschreiben.</text:span></text:p>
        <text:h text:style-name="P20" text:outline-level="2"><text:bookmark text:name="FDD-Prozessmodell"/><text:span text:style-name="T1">FDD-Prozessmodell [</text:span><text:a xlink:type="simple" xlink:href="http://de.wikipedia.org/w/index.php?title=Feature_Driven_Development&amp;action=edit&amp;section=2"><text:span text:style-name="T1">Bearbeiten</text:span></text:a><text:span text:style-name="T1">]</text:span></text:h>
        <text:p text:style-name="P16">FDD-Projekte durchlaufen fünf Prozesse.</text:p>
        <text:list xml:id="list29524296" text:style-name="L21">
          <text:list-item>
            <text:p text:style-name="P62">Prozess #1: Entwickle ein Gesamtmodell (Rollen: alle Projektbeteiligte) </text:p>
          </text:list-item>
          <text:list-item>
            <text:p text:style-name="P62">Prozess #2: Erstelle eine Feature-Liste (Rollen: in der Regel nur die Chefprogrammierer) </text:p>
          </text:list-item>
          <text:list-item>
            <text:p text:style-name="P62">Prozess #3: Plane je Feature (Rollen: Projektleiter, Entwicklungsleiter, Chefprogrammierer) </text:p>
          </text:list-item>
          <text:list-item>
            <text:p text:style-name="P62">Prozess #4: Entwurf je Feature (Rollen: Chefprogrammierer, Entwickler) </text:p>
          </text:list-item>
          <text:list-item>
            <text:p text:style-name="P62">Prozess #5: Konstruiere je Feature (Rollen: Entwickler) </text:p>
          </text:list-item>
        </text:list>
        <text:p text:style-name="P16"><draw:a xlink:type="simple" xlink:href="http://de.wikipedia.org/w/index.php?title=Datei:FDD-Graphik.jpg&amp;filetimestamp=20070515101418"><draw:frame draw:style-name="fr1" draw:name="Grafik26" text:anchor-type="as-char" svg:width="10.654cm" svg:height="2.743cm" draw:z-index="2"><draw:image xlink:href="http://upload.wikimedia.org/wikipedia/de/f/f4/FDD-Graphik.jpg" xlink:type="simple" xlink:show="embed" xlink:actuate="onLoad"/><svg:title>Prozessmodell in FDD</svg:title></draw:frame></draw:a></text:p>
        <text:p text:style-name="P16">Die ersten drei Prozesse werden innerhalb weniger Tage durchlaufen. Die Prozesse 4 und 5 werden in ständigem Wechsel durchgeführt, weil jedes Feature in maximal zwei Wochen realisiert wird.</text:p>
        <text:h text:style-name="P23" text:outline-level="3"><text:bookmark text:name="Prozess_.231:_Entwickle_ein_Gesamtmodell"/><text:span text:style-name="T1">Prozess #1: Entwickle ein Gesamtmodell [</text:span><text:a xlink:type="simple" xlink:href="http://de.wikipedia.org/w/index.php?title=Feature_Driven_Development&amp;action=edit&amp;section=3"><text:span text:style-name="T1">Bearbeiten</text:span></text:a><text:span text:style-name="T1">]</text:span></text:h>
        <text:p text:style-name="P16">Im ersten Prozess definieren Fachexperten und Entwickler unter Leitung des Chefarchitekten Inhalt und Umfang des zu entwickelnden Systems. In Kleingruppen werden Fachmodelle für die einzelnen Bereiche des Systems erstellt, die in der Gruppe vorgestellt, ggf. überarbeitet und schließlich integriert werden. Das Ziel dieser ersten Phase ist ein Konsens über Inhalt und Umfang des zu entwickelnden Systems sowie das fachliche Kernmodell.</text:p>
        <text:h text:style-name="P23" text:outline-level="3"><text:bookmark text:name="Prozess_.232:_Erstelle_eine_Feature-Liste"/><text:span text:style-name="T1">Prozess #2: Erstelle eine Feature-Liste [</text:span><text:a xlink:type="simple" xlink:href="http://de.wikipedia.org/w/index.php?title=Feature_Driven_Development&amp;action=edit&amp;section=4"><text:span text:style-name="T1">Bearbeiten</text:span></text:a><text:span text:style-name="T1">]</text:span></text:h>
        <text:p text:style-name="P16">Im zweiten Prozess detaillieren die Chefprogrammierer die im ersten Prozess festgelegten Systembereiche in Features. Dazu wird ein dreistufiges Schema verwendet: Fachgebiete (engl. Subject Areas) bestehen aus Geschäftstätigkeiten (engl. Business Activities), die durch Schritte (engl. Steps) ausgeführt werden. Die Schritte entsprechen den Features. Die Features werden nach dem einfachen Schema &lt;Aktion&gt; &lt;Ergebnis&gt; &lt;Objekt&gt; aufgeschrieben, z.B. „Berechne Gesamtsumme der Verkäufe“. Ein Feature darf maximal zwei Wochen zu seiner Realisierung benötigen. Das Ergebnis dieses zweiten Prozesses ist eine kategorisierte Feature-Liste, deren Kategorien auf oberster Ebene von den Fachexperten aus Prozess #1 stammen.</text:p>
        <text:h text:style-name="P23" text:outline-level="3"><text:bookmark text:name="Prozess_.233:_Plane_je_Feature"/><text:span text:style-name="T1">Prozess #3: Plane je Feature [</text:span><text:a xlink:type="simple" xlink:href="http://de.wikipedia.org/w/index.php?title=Feature_Driven_Development&amp;action=edit&amp;section=5"><text:span text:style-name="T1">Bearbeiten</text:span></text:a><text:span text:style-name="T1">]</text:span></text:h>
        <text:p text:style-name="P16">Im dritten Prozess planen der Projektleiter, der Entwicklungsleiter und die Chefprogrammierer die Reihenfolge, in der Features realisiert werden sollen. Dabei richten sie sich nach den Abhängigkeiten zwischen den Features, der Auslastung der Programmierteams sowie der Komplexität der Features.</text:p>
        <text:p text:style-name="P16">Auf Basis des Plans werden die Fertigstellungstermine je Geschäftsaktivität festgelegt. Jede Geschäftsaktivität bekommt einen Chefprogrammierer als Besitzer zugeordnet. Außerdem werden für die bekannten Kernklassen Entwickler als Besitzer festgelegt (engl. Class Owner List).</text:p>
        <text:h text:style-name="P23" text:outline-level="3"><text:bookmark text:name="Prozess_.234:_Entwurf_je_Feature"/><text:span text:style-name="T1">Prozess #4: Entwurf je Feature [</text:span><text:a xlink:type="simple" xlink:href="http://de.wikipedia.org/w/index.php?title=Feature_Driven_Development&amp;action=edit&amp;section=6"><text:span text:style-name="T1">Bearbeiten</text:span></text:a><text:span text:style-name="T1">]</text:span></text:h>
        <text:p text:style-name="P16">Im vierten Prozess weisen die Chefprogrammierer die anstehenden Features Entwicklerteams auf Basis des Klassenbesitztums zu. Die Entwicklerteams erstellen ein oder mehrere Sequenzdiagramme für die Features und die Chefprogrammierer verfeinern die Klassenmodelle auf Basis der Sequenzdiagramme. Die Entwickler schreiben dann erste Klassen- und Methodenrümpfe. Schließlich werden die erstellten Ergebnisse inspiziert. Bei fachlichen Unklarheiten können die Fachexperten hinzugezogen werden.</text:p>
        <text:h text:style-name="P23" text:outline-level="3"><text:bookmark text:name="Prozess_.235:_Konstruiere_je_Feature"/><text:span text:style-name="T1">Prozess #5: Konstruiere je Feature [</text:span><text:a xlink:type="simple" xlink:href="http://de.wikipedia.org/w/index.php?title=Feature_Driven_Development&amp;action=edit&amp;section=7"><text:span text:style-name="T1">Bearbeiten</text:span></text:a><text:span text:style-name="T1">]</text:span></text:h>
        <text:p text:style-name="P16">Im fünften Prozess programmieren die Entwickler die im vierten Prozess vorbereiteten Features. Bei der Programmierung werden Komponententests und Code-Inspektionen zur Qualitätssicherung eingesetzt.</text:p>
        <text:p text:style-name="P15"/>
        <text:p text:style-name="P3"/>
        <text:p text:style-name="P2">Scrum</text:p>
        <text:p text:style-name="P3"><text:span text:style-name="T3">Scrum</text:span> (<text:a xlink:type="simple" xlink:href="http://de.wikipedia.org/wiki/Englische_Sprache">engl.</text:a> „Gedränge“) ist ein <text:a xlink:type="simple" xlink:href="http://de.wikipedia.org/wiki/Vorgehensmodell">Vorgehensmodell</text:a> der <text:a xlink:type="simple" xlink:href="http://de.wikipedia.org/wiki/Agile_Softwareentwicklung">agilen Softwareentwicklung</text:a>. <text:a xlink:type="simple" xlink:href="http://de.wikipedia.org/w/index.php?title=Ken_Schwaber&amp;action=edit&amp;redlink=1">Ken Schwaber</text:a>, <text:a xlink:type="simple" xlink:href="http://de.wikipedia.org/w/index.php?title=Jeff_Sutherland&amp;action=edit&amp;redlink=1">Jeff Sutherland</text:a> und <text:a xlink:type="simple" xlink:href="http://de.wikipedia.org/w/index.php?title=Mike_Beedle&amp;action=edit&amp;redlink=1">Mike Beedle</text:a> haben Scrum entwickelt und etabliert. Als Software-Entwicklungsmethode wird Scrum das erste Mal in dem Buch <text:span text:style-name="T5">Wicked Problems, Righteous Solutions</text:span> (1991)<text:bookmark text:name="cite_ref-wicked_problems_righteous_solutions_0-0"/><text:a xlink:type="simple" xlink:href="http://de.wikipedia.org/wiki/Scrum#cite_note-wicked_problems_righteous_solutions-0">[1]</text:a> beschrieben. Scrum in Produktionsumgebungen wird zum ersten Mal in dem Artikel <text:span text:style-name="T5">The New New Product Development Game</text:span><text:bookmark text:name="cite_ref-1"/><text:a xlink:type="simple" xlink:href="http://de.wikipedia.org/wiki/Scrum#cite_note-1">[2]</text:a> erläutert und später in <text:span text:style-name="T5">The Knowledge Creating Company</text:span> weiter ausgeführt von <text:a xlink:type="simple" xlink:href="http://de.wikipedia.org/wiki/Ikujiro_Nonaka">Ikujiro Nonaka</text:a> und <text:a xlink:type="simple" xlink:href="http://de.wikipedia.org/wiki/Hirotaka_Takeuchi">Hirotaka Takeuchi</text:a>. </text:p>
        <text:p text:style-name="P3"/>
        <text:h text:style-name="P11" text:outline-level="2"><text:bookmark text:name="Grundannahmen"/>Grundannahmen [<text:a xlink:type="simple" xlink:href="http://de.wikipedia.org/w/index.php?title=Scrum&amp;action=edit&amp;section=1">Bearbeiten</text:a>]</text:h>
        <text:p text:style-name="Text_20_body">Scrum wurde 1986 als Methode zur Produkt-Entwicklung von <text:a xlink:type="simple" xlink:href="http://de.wikipedia.org/wiki/Ikujirō_Nonaka">Nonaka</text:a> und <text:a xlink:type="simple" xlink:href="http://de.wikipedia.org/wiki/Hirotaka_Takeuchi">Takeuchi</text:a> entwickelt (<text:span text:style-name="T5">The New New Product Development Game</text:span>). Die Grundlagen von Scrum liegen im <text:a xlink:type="simple" xlink:href="http://de.wikipedia.org/wiki/Wissensmanagement">Wissensmanagement</text:a> und wurden später von Jeff Sutherland und Ken Schwaber weiter ausgebaut.</text:p>
        <text:p text:style-name="Text_20_body"><text:soft-page-break/>Scrum kann besser verstanden werden, wenn man sich mit der <text:a xlink:type="simple" xlink:href="http://de.wikipedia.org/wiki/Schlanke_Produktion">Schlanken Produktion</text:a> (engl. <text:span text:style-name="T5">lean production</text:span>) auskennt. Scrum überträgt keine Erfahrungen aus der Automobilbranche auf die <text:a xlink:type="simple" xlink:href="http://de.wikipedia.org/wiki/Softwareentwicklung">Softwareentwicklung</text:a>, aber es lässt sich zeigen, dass diese Erfahrungen zum Verständnis der grundlegenden Probleme in der Software-Entwicklung beitragen. In der Automobilbranche gilt das Unternehmen <text:a xlink:type="simple" xlink:href="http://de.wikipedia.org/wiki/Toyota">Toyota</text:a> als ein Vorreiter der Schlanken Produktion. Das sich ständig in der Weiterentwicklung befindende <text:a xlink:type="simple" xlink:href="http://de.wikipedia.org/wiki/Toyota-Produktionssystem">Toyota Production System</text:a> (TPS) umfasst dabei Methoden und Arbeitsmittel der Produktion und steht im selben Verhältnis zum <text:a xlink:type="simple" xlink:href="http://de.wikipedia.org/w/index.php?title=Toyota_Way&amp;action=edit&amp;redlink=1">Toyota Way</text:a>, der <text:a xlink:type="simple" xlink:href="http://de.wikipedia.org/wiki/Philosophie">Philosophie</text:a> hinter dem TPS, wie die Scrum-Methodik zur agilen Softwareentwicklung. Im Mittelpunkt steht bei beiden Systemen die ständige Weiterentwicklung der Mitarbeiter, der Herstellungsprozesse, der Arbeitsmittel und Methoden, unter gleichzeitig konstantem Beibehalten der Grundannahmen, die dahinter stehen. Gemein ist den meisten agilen Vorgehensmodellen dabei die gleichzeitige Weiterentwicklung aller an dem Prozess Beteiligten, auch der Kunden und Partner. Ziel der Grundannahmen ist es, die Produktion ständig zu verbessern, um höchste Qualität bei niedrigstem Aufwand zu erreichen (<text:a xlink:type="simple" xlink:href="http://de.wikipedia.org/wiki/Kaizen">Kaizen</text:a>).</text:p>
        <text:p text:style-name="Text_20_body">Bei Scrum wird grundsätzlich angenommen, dass Produktfertigungs- und Entwicklungsprozesse so komplex sind, dass sie sich im Voraus weder in große abgeschlossene Phasen noch in einzelne Arbeitsschritte mit der Granularität von Tagen oder Stunden pro Mitarbeiter vorher planen lassen. Somit ist es produktiver, wenn sich ein Team in einem festen äußeren Rahmen mit sehr grober Granularität selbst organisiert. Dieses selbstorganisierte Team übernimmt in diesem mit dem <text:span text:style-name="T5">Product Owner</text:span> abgestimmten Rahmen die gemeinsame Verantwortung für die Fertigstellung der selbstgewählten Aufgabenpakete. Ein Management „von oben“ sowie traditionelle Methoden zur Kommunikation oder Projektsteuerung, die die Zusammenarbeit im Team regeln sollen, werden abgelehnt.</text:p>
        <text:p text:style-name="Text_20_body">Scrum erfüllt als agile Methode die Bedingungen der agilen Software-Entwicklung, die 2001 im <text:a xlink:type="simple" xlink:href="http://de.wikipedia.org/wiki/Agiles_Manifest">Agilen Manifest</text:a> von Ken Schwaber, Jeff Sutherland und anderen formuliert wurden:</text:p>
        <text:list xml:id="list29525529" text:style-name="L22">
          <text:list-item>
            <text:p text:style-name="P78"><text:span text:style-name="T5">Individuen</text:span> und <text:span text:style-name="T5">Interaktionen</text:span> gelten mehr als <text:span text:style-name="T5">Prozesse</text:span> und <text:span text:style-name="T5">Tools</text:span>. </text:p>
          </text:list-item>
          <text:list-item>
            <text:p text:style-name="P78"><text:span text:style-name="T5">Funktionierende Programme</text:span> gelten mehr als <text:span text:style-name="T5">ausführliche Dokumentation</text:span>. </text:p>
          </text:list-item>
          <text:list-item>
            <text:p text:style-name="P78">Die stetige <text:span text:style-name="T5">Zusammenarbeit mit dem Kunden</text:span> steht über <text:span text:style-name="T5">Verträgen</text:span>. </text:p>
          </text:list-item>
          <text:list-item>
            <text:p text:style-name="P51">Der Mut und die Offenheit für <text:span text:style-name="T5">Änderungen</text:span> steht über dem <text:span text:style-name="T5">Befolgen</text:span> eines festgelegten <text:span text:style-name="T5">Plans</text:span>. </text:p>
          </text:list-item>
        </text:list>
        <text:p text:style-name="Text_20_body">Im Folgenden werden Kernpunkte der Scrum-Arbeitsmittel wiedergegeben. Sie sind nicht zu verwechseln mit den hinter diesen Arbeitsmitteln stehenden oben genannten Grundannahmen und gelten lediglich als bewährte Möglichkeiten zur Umsetzung dieser Grundannahmen.</text:p>
        <text:p text:style-name="P3"/>
        <text:h text:style-name="P50" text:outline-level="2"><text:bookmark text:name="Rollen"/><text:span text:style-name="T4">Rollen</text:span></text:h>
        <text:p text:style-name="P75">Bei Scrum gibt es drei klar getrennte Rollen, die von Mitarbeitern ausgefüllt werden können, die im selben Projekt zusammen arbeiten.</text:p>
        <text:h text:style-name="P40" text:outline-level="3"><text:bookmark text:name="Product_Owner"/>Product Owner</text:h>
        <text:p text:style-name="P52"><text:span text:style-name="T8">Der </text:span><text:span text:style-name="T9">Product Owner</text:span><text:span text:style-name="T8"> legt das gemeinsame Ziel fest, welches das Team zusammen mit ihm erreichen muss. Zur Definition der Ziele dienen ihm meist </text:span><text:a xlink:type="simple" xlink:href="http://de.wikipedia.org/wiki/User_Story"><text:span text:style-name="T8">User-Storys</text:span></text:a><text:span text:style-name="T8">, wobei auch andere Techniken erlaubt sind. Er setzt regelmäßig die Prioritäten der einzelnen Product-Backlog-Elemente (siehe unten). Dadurch legt er fest, welches die wichtigsten Features sind, aus denen das Entwicklungsteam eine Auswahl für den nächsten </text:span><text:a xlink:type="simple" xlink:href="http://de.wikipedia.org/wiki/Scrum#Sprint"><text:span text:style-name="T8">Sprint</text:span></text:a><text:span text:style-name="T8"> trifft.</text:span></text:p>
        <text:h text:style-name="P40" text:outline-level="3"><text:bookmark text:name="Team"/>Team</text:h>
        <text:p text:style-name="P52"><text:span text:style-name="T8">Das Team besteht idealerweise aus </text:span><text:a xlink:type="simple" xlink:href="http://de.wikipedia.org/wiki/Millersche_Zahl"><text:span text:style-name="T8">7±2</text:span></text:a><text:span text:style-name="T8"> Personen.</text:span><text:bookmark text:name="cite_ref-2"/><text:a xlink:type="simple" xlink:href="http://de.wikipedia.org/wiki/Scrum#cite_note-2"><text:span text:style-name="T8">[3]</text:span></text:a><text:span text:style-name="T8"> Es schätzt die Aufwände der einzelnen Backlog-Elemente ab und beginnt mit der Implementierung der für den nächsten Sprint machbaren Elemente. Dazu wird vor dem Beginn des Sprints ein weiteres Planungstreffen durchgeführt, bei dem die höchstpriorisierten Elemente des Backlogs und konkrete Aufgaben aufgeteilt werden. Das Team arbeitet selbstorganisiert im Rahmen einer </text:span><text:a xlink:type="simple" xlink:href="http://de.wikipedia.org/wiki/Time_Box"><text:span text:style-name="T8">Time Box</text:span></text:a><text:span text:style-name="T8"> (dem Sprint) und hat das Recht (und die Pflicht), selbst zu entscheiden, wie viele Elemente des Backlogs nach dem nächsten Sprint erreicht sein müssen, man spricht dabei von </text:span><text:span text:style-name="T9">commitments</text:span><text:span text:style-name="T8">.</text:span></text:p>
        <text:h text:style-name="P40" text:outline-level="3"><text:bookmark text:name="Scrum_Master"/>Scrum Master</text:h>
        <text:p text:style-name="P75">Der <text:span text:style-name="T5">Scrum Master</text:span> hat die Aufgabe, die Aufteilung der Rollen und Rechte zu überwachen. Er hält die Transparenz während der gesamten Entwicklung aufrecht und unterstützt dabei, Verbesserungspotentiale zu <text:soft-page-break/>erkennen und zu nutzen. Er ist keinesfalls für die Kommunikation zwischen Team und <text:span text:style-name="T5">Product Owner</text:span> verantwortlich, da diese direkt miteinander kommunizieren. Er steht dem <text:span text:style-name="T5">Team</text:span> zur Seite, ist aber weder <text:span text:style-name="T5">Product Owner</text:span> noch Teil des <text:span text:style-name="T5">Teams</text:span>. Der <text:span text:style-name="T5">Scrum Master</text:span> sorgt mit allen Mitteln dafür, dass das <text:span text:style-name="T5">Team</text:span> produktiv ist, also die Arbeitsbedingungen stimmen und die Teammitglieder zufrieden sind. Er tritt somit für die ordnungsgemäße Durchführung und Implementierung von <text:span text:style-name="T5">Scrum</text:span> im Rahmen des Projektes ein.</text:p>
        <text:p text:style-name="P75">2003 legte Ken Schwaber ein Zertifizierungsprogramm für <text:span text:style-name="T5">Scrum Master</text:span> auf. Das Ziel ist es, die Software-Entwicklung durch das Nutzen von Scrum zu professionalisieren.</text:p>
        <text:h text:style-name="P40" text:outline-level="3"><text:bookmark text:name="Zusammenspiel"/>Zusammenspiel</text:h>
        <text:p text:style-name="P75">Bei der Rollenaufteilung wurde berücksichtigt, dass das Team sich selbst organisiert. Der <text:span text:style-name="T5">Product Owner</text:span> gibt nicht vor, welches Teammitglied wann was macht und wer mit wem zusammenarbeitet. Bei Scrum wird von der Annahme ausgegangen, dass das Team sich intuitiv selbst organisiert, und zu jeder Aufgabe dynamisch eine optimale innere Organisationsstruktur bildet, die sich relativ schnell an die sich wandelnden komplexen Aufgaben anpasst. Der <text:span text:style-name="T5">Scrum Master</text:span> hat die Pflicht, darauf zu achten, dass der <text:span text:style-name="T5">Product Owner</text:span> nicht in diesen adaptiven Selbstorganisationsprozess eingreift und das Team stört oder Verantwortlichkeiten an sich nimmt, die ihm nicht zustehen.</text:p>
        <text:h text:style-name="P49" text:outline-level="2"><text:bookmark text:name="Zyklusmodell"/>Zyklusmodell </text:h>
        <text:p text:style-name="P75"><draw:a xlink:type="simple" xlink:href="http://de.wikipedia.org/w/index.php?title=Datei:Scrum_process-de.svg&amp;filetimestamp=20100701071608"><draw:frame draw:style-name="fr1" draw:name="Grafik27" text:anchor-type="as-char" svg:width="9.331cm" svg:height="4.701cm" draw:z-index="4"><draw:image xlink:href="http://upload.wikimedia.org/wikipedia/commons/thumb/a/ad/Scrum_process-de.svg/350px-Scrum_process-de.svg.png" xlink:type="simple" xlink:show="embed" xlink:actuate="onLoad"/></draw:frame></draw:a></text:p>
        <text:p text:style-name="P75"><draw:a xlink:type="simple" xlink:href="http://de.wikipedia.org/w/index.php?title=Datei:Scrum_process-de.svg&amp;filetimestamp=20100701071608"><draw:frame draw:style-name="fr1" draw:name="Grafik28" text:anchor-type="as-char" svg:width="0.467cm" svg:height="0.362cm" draw:z-index="5"><draw:image xlink:href="http://bits.wikimedia.org/skins-1.17/common/images/magnify-clip.png" xlink:type="simple" xlink:show="embed" xlink:actuate="onLoad"/></draw:frame></draw:a></text:p>
        <text:p text:style-name="P75">Der Scrum-Prozess</text:p>
        <text:h text:style-name="P39" text:outline-level="3"><text:bookmark text:name="Sprint-Planungstreffen_1"/><text:span text:style-name="T8">Sprint-Planungstreffen 1 [</text:span><text:a xlink:type="simple" xlink:href="http://de.wikipedia.org/w/index.php?title=Scrum&amp;action=edit&amp;section=8"><text:span text:style-name="T8">Bearbeiten</text:span></text:a><text:span text:style-name="T8">]</text:span></text:h>
        <text:p text:style-name="P52"><text:span text:style-name="T8">In diesem Treffen erklärt der </text:span><text:span text:style-name="T9">Product Owner</text:span><text:span text:style-name="T8"> dem Team alle einzelnen </text:span><text:span text:style-name="T9">Backlog</text:span><text:span text:style-name="T8">-Einträge, die für den nächsten Sprint benötigt werden. Außerdem einigt er sich mit dem Scrum-Team auf das Sprint-Ziel. Dieses Sprint-Ziel bildet nach dem Sprint die Basis für die Abnahme. Die höchst priorisierten Einträge des </text:span><text:a xlink:type="simple" xlink:href="http://de.wikipedia.org/wiki/Scrum#Product_Backlog"><text:span text:style-name="T9">Product Backlog</text:span></text:a><text:span text:style-name="T8"> werden entsprechend dem Ergebnis des Treffens in das </text:span><text:a xlink:type="simple" xlink:href="http://de.wikipedia.org/wiki/Scrum#Selected_Backlog"><text:span text:style-name="T9">Selected Backlog</text:span></text:a><text:span text:style-name="T8"> übernommen.</text:span></text:p>
        <text:h text:style-name="P39" text:outline-level="3"><text:bookmark text:name="Sprint-Planungstreffen_2"/><text:span text:style-name="T8">Sprint-Planungstreffen 2 [</text:span><text:a xlink:type="simple" xlink:href="http://de.wikipedia.org/w/index.php?title=Scrum&amp;action=edit&amp;section=9"><text:span text:style-name="T8">Bearbeiten</text:span></text:a><text:span text:style-name="T8">]</text:span></text:h>
        <text:p text:style-name="P52"><text:span text:style-name="T8">Dieses Treffen organisiert das Scrum-Team eigenverantwortlich. Hier werden alle Arbeiten (also die Einträge im </text:span><text:a xlink:type="simple" xlink:href="http://de.wikipedia.org/wiki/Scrum#Selected_Backlog"><text:span text:style-name="T9">Selected Backlog</text:span></text:a><text:span text:style-name="T8">) an die Mitglieder möglichst gleich verteilt. Dazu werden die </text:span><text:span text:style-name="T9">Selected-Backlog</text:span><text:span text:style-name="T8">-Einträge in Aufgaben zerlegt, die in weniger als einem Tag bearbeitet werden können. Aus den Aufgaben und deren Verteilung entsteht das </text:span><text:a xlink:type="simple" xlink:href="http://de.wikipedia.org/wiki/Scrum#Sprint_Backlog"><text:span text:style-name="T9">Sprint Backlog</text:span></text:a><text:span text:style-name="T8">.</text:span></text:p>
        <text:h text:style-name="P39" text:outline-level="3"><text:bookmark text:name="Sprint"/><text:span text:style-name="T8">Sprint [</text:span><text:a xlink:type="simple" xlink:href="http://de.wikipedia.org/w/index.php?title=Scrum&amp;action=edit&amp;section=10"><text:span text:style-name="T8">Bearbeiten</text:span></text:a><text:span text:style-name="T8">]</text:span></text:h>
        <text:p text:style-name="P52"><text:span text:style-name="T8">Zentrales Element des Entwicklungszyklus von Scrum ist der </text:span><text:span text:style-name="T9">Sprint</text:span><text:span text:style-name="T8">. Ein Sprint bezeichnet die Umsetzung einer </text:span><text:a xlink:type="simple" xlink:href="http://de.wikipedia.org/wiki/Iteration"><text:span text:style-name="T8">Iteration</text:span></text:a><text:span text:style-name="T8">, Scrum schlägt ca. 30 Tage als Iterationslänge vor; in der Praxis liegt die Dauer (je nach Team) bei einer bis vier Wochen. Vor dem Sprint werden die Produkt-Anforderungen des Kunden in einem </text:span><text:a xlink:type="simple" xlink:href="http://de.wikipedia.org/wiki/Scrum#Product_Backlog"><text:span text:style-name="T8">Product Backlog</text:span></text:a><text:span text:style-name="T8"> gesammelt. Auch technische und administrative Aufgaben werden dort aufgenommen. Das </text:span><text:a xlink:type="simple" xlink:href="http://de.wikipedia.org/wiki/Scrum#Product_Backlog"><text:span text:style-name="T9">Product Backlog</text:span></text:a><text:span text:style-name="T8"> muss nicht vollständig sein; es wird laufend fortgeführt. Die Anforderungen für den ersten Sprint sind meistens rasch aufgestellt. Die Anforderungen werden informell skizziert. Für einen Sprint wird ein </text:span><text:a xlink:type="simple" xlink:href="http://de.wikipedia.org/wiki/Scrum#Sprint_Backlog"><text:span text:style-name="T9">Sprint Backlog</text:span></text:a><text:span text:style-name="T8"> erstellt. In diesen werden Anforderungen übernommen, die während des Sprints umgesetzt werden sollen. Welche Anforderungen umgesetzt werden, wird vom Team entsprechend den Prioritäten entschieden, die von </text:span><text:span text:style-name="T9">Product Owner</text:span><text:span text:style-name="T8"> und Kunden festgelegt wurden. Dazu nimmt sich das Team aus dem </text:span><text:a xlink:type="simple" xlink:href="http://de.wikipedia.org/wiki/Scrum#Product_Backlog"><text:span text:style-name="T9">Product Backlog</text:span></text:a><text:span text:style-name="T8"> die am höchsten priorisierten Aufgaben, die das Team in diesem Sprint für realistisch durchführbar hält. Zum Sprint organisiert sich das Entwicklungsteam selbst, braucht also keine detaillierten methodischen Vorschriften. Am Ende eines Sprints steht immer eine lauffähige, getestete, inkrementell verbesserte Software.</text:span></text:p>
        <text:h text:style-name="P39" text:outline-level="3"><text:bookmark text:name="Daily_Scrum"/><text:span text:style-name="T8">Daily Scrum [</text:span><text:a xlink:type="simple" xlink:href="http://de.wikipedia.org/w/index.php?title=Scrum&amp;action=edit&amp;section=11"><text:span text:style-name="T8">Bearbeiten</text:span></text:a><text:span text:style-name="T8">]</text:span></text:h>
        <text:p text:style-name="P75">An jedem Tag findet ein kurzes (maximal 15-minütiges) <text:span text:style-name="T5">Daily Scrum</text:span> statt.</text:p>
        <text:p text:style-name="P75">Scrum definiert keine konkrete Uhrzeit für das Meeting, das Meeting sollte jedoch täglich zur gleichen Zeit stattfinden. Empfohlener Zeitpunkt für das Scrum-Meeting ist die Zeit nach dem Mittagessen, da morgendliche Scrum-Meetings oft mit flexiblen Gleitzeitregelungen kollidieren und der müde Punkt nach dem Mittagessen bei einem Scrum-Meeting, das durchaus im Stehen abgehalten werden kann, nicht so stark ins Gewicht fällt wie bei anderen Tätigkeiten. Die Meetings sind kürzer als am Morgen, weil allgemeine Dinge und Neuigkeiten schon vorher diskutiert wurden und die Mitarbeiter mit dem Kopf ganz bei der Arbeit sind.</text:p>
        <text:p text:style-name="P75">Das Team stellt sich gegenseitig die folgenden Fragen:</text:p>
        <text:list xml:id="list29533453" text:style-name="L23">
          <text:list-item>
            <text:p text:style-name="P76"><text:soft-page-break/>Welche Aufgaben hast du seit dem letzten Meeting fertiggestellt? </text:p>
          </text:list-item>
          <text:list-item>
            <text:p text:style-name="P76">Welche Aufgaben wirst du bis zum nächsten Meeting bearbeiten? </text:p>
          </text:list-item>
          <text:list-item>
            <text:p text:style-name="P76">Gibt es Probleme, die dich bei deinen Aufgaben behindern? </text:p>
          </text:list-item>
        </text:list>
        <text:p text:style-name="P52"><text:span text:style-name="T8">Die Sitzung dient dem Informationsaustausch des Teams untereinander. Hier geht es darum, dass möglichst alle alles wissen. Falls neue Hindernisse erkannt wurden, müssen diese vom Scrum Master bearbeitet werden. Dazu werden sie in das </text:span><text:a xlink:type="simple" xlink:href="http://de.wikipedia.org/wiki/Scrum#Impediment_Backlog"><text:span text:style-name="T9">Impediment Backlog</text:span></text:a><text:span text:style-name="T8"> eingetragen. Im </text:span><text:span text:style-name="T9">Daily Scrum</text:span><text:span text:style-name="T8"> haben nur die Teammitglieder und der </text:span><text:span text:style-name="T9">Scrum Master</text:span><text:span text:style-name="T8"> eigenständiges Rederecht; alle anderen Zuhörer (Interessierte, z. B. </text:span><text:span text:style-name="T9">Product Owner</text:span><text:span text:style-name="T8">, Vorgesetzte, Kunden, Gäste, andere Scrum Teams) reden nur, wenn sie gefragt werden.</text:span></text:p>
        <text:p text:style-name="P75">Größere Projekte werden durch das Einführen von <text:span text:style-name="T5">Scrum-of-Scrum</text:span>-Meetings, <text:span text:style-name="T5">Product Owner Daily Scrums</text:span> und <text:span text:style-name="T5">Scrum Master Weekly</text:span> gesteuert.</text:p>
        <text:h text:style-name="P39" text:outline-level="3"><text:bookmark text:name="Review"/><text:span text:style-name="T8">Review [</text:span><text:a xlink:type="simple" xlink:href="http://de.wikipedia.org/w/index.php?title=Scrum&amp;action=edit&amp;section=12"><text:span text:style-name="T8">Bearbeiten</text:span></text:a><text:span text:style-name="T8">]</text:span></text:h>
        <text:p text:style-name="P52"><text:span text:style-name="T8">Nach einem Sprint wird das Sprint-Ergebnis einem informellen </text:span><text:a xlink:type="simple" xlink:href="http://de.wikipedia.org/wiki/Review_%28Softwaretest%29"><text:span text:style-name="T8">Review</text:span></text:a><text:span text:style-name="T8"> durch das Team und durch den Product Owner unterzogen. Dazu wird das Ergebnis des Sprints (die laufende Software) vorgeführt, eventuell werden technische Eigenschaften präsentiert. Der Product Owner prüft, ob das Sprint-Ergebnis seinen Anforderungen entspricht. Eventuelle Änderungen können in Form von Erweiterungen, Umpriorisierungen oder durch das Entfernen von Elementen des </text:span><text:a xlink:type="simple" xlink:href="http://de.wikipedia.org/wiki/Scrum#Product_Backlog"><text:span text:style-name="T9">Product Backlogs</text:span></text:a><text:span text:style-name="T8"> dokumentiert werden.</text:span></text:p>
        <text:h text:style-name="P39" text:outline-level="3"><text:bookmark text:name="Retrospektive"/><text:span text:style-name="T8">Retrospektive [</text:span><text:a xlink:type="simple" xlink:href="http://de.wikipedia.org/w/index.php?title=Scrum&amp;action=edit&amp;section=13"><text:span text:style-name="T8">Bearbeiten</text:span></text:a><text:span text:style-name="T8">]</text:span></text:h>
        <text:p text:style-name="P52"><text:span text:style-name="T8">In der Retrospektive wird die zurückliegende Sprint-Phase betrachtet. Es handelt sich dabei nicht um „</text:span><text:a xlink:type="simple" xlink:href="http://de.wikipedia.org/wiki/Lessons_Learned"><text:span text:style-name="T8">Lessons Learned</text:span></text:a><text:span text:style-name="T8">“, sondern um einen zunächst wertfreien Rückblick auf die Ereignisse des Sprints. Eine mögliche Vorgehensweise ist, dass alle Teilnehmer dazu die für sie wichtigen Ereignisse auf Zetteln notieren und sie dem Zeitstrahl des Sprints zuordnen. Anschließend schreiben die Teilnehmer alle Punkte auf, welche ihnen zu den Fragen „Was war gut?“ (Best practice) bzw. „Was könnte verbessert werden?“ (Verbesserungspotential) einfallen. Jedes Verbesserungspotential wird priorisiert und einem Verantwortungsbereich (Team oder Organisation) zugeordnet. Alle der Organisation zugeordneten Themen werden vom </text:span><text:span text:style-name="T9">Scrum Master</text:span><text:span text:style-name="T8"> aufgenommen und in das </text:span><text:a xlink:type="simple" xlink:href="http://de.wikipedia.org/wiki/Scrum#Impediment_Backlog"><text:span text:style-name="T9">Impediment Backlog</text:span></text:a><text:span text:style-name="T8"> eingetragen. Alle teambezogenen Punkte werden in das </text:span><text:a xlink:type="simple" xlink:href="http://de.wikipedia.org/wiki/Scrum#Product_Backlog"><text:span text:style-name="T9">Product Backlog</text:span></text:a><text:span text:style-name="T8"> aufgenommen. Egal, wie die Retrospektive gestaltet wird, das Ziel ist, den vergangenen Sprint zu beleuchten und daraus zu lernen.</text:span></text:p>
        <text:p text:style-name="P75">Wird für die Retrospektiven und deren Vorbereitung nicht genug Zeit eingeräumt, bleiben die Erkenntnisse und Ergebnisse oberflächlich und die Resultate nach jedem Sprint ähneln sich. Dann läuft man Gefahr, dass die Retrospektiven an Stellenwert verlieren oder ganz gestrichen werden, weil die Ergebnisse der Retrospektiven vorhersehbar sind.</text:p>
        <text:h text:style-name="P47" text:outline-level="2"><text:bookmark text:name="Artefakte"/><text:span text:style-name="T8">Artefakte [</text:span><text:a xlink:type="simple" xlink:href="http://de.wikipedia.org/w/index.php?title=Scrum&amp;action=edit&amp;section=14"><text:span text:style-name="T8">Bearbeiten</text:span></text:a><text:span text:style-name="T8">]</text:span></text:h>
        <text:h text:style-name="P39" text:outline-level="3"><text:bookmark text:name="Product_Backlog"/><text:span text:style-name="T8">Product Backlog [</text:span><text:a xlink:type="simple" xlink:href="http://de.wikipedia.org/w/index.php?title=Scrum&amp;action=edit&amp;section=15"><text:span text:style-name="T8">Bearbeiten</text:span></text:a><text:span text:style-name="T8">]</text:span></text:h>
        <text:p text:style-name="P75">Das <text:span text:style-name="T5">Product Backlog</text:span> enthält die Features des zu entwickelnden Produkts. Es umfasst alle Funktionen, die der Kunde wünscht, zuzüglich technischer Abhängigkeiten. Vor jedem Sprint werden die Elemente des Product Backlogs neu bewertet und priorisiert, dabei können bestehende Elemente entfernt sowie neue hinzugefügt werden. Hoch priorisierte Features werden von den Entwicklern im Aufwand geschätzt und in den Sprint Backlog übernommen. Ein wesentliches Merkmal des Backlogs ist die Tiefe der Beschreibung von einzelnen Features. Hoch priorisierte Features werden im Gegensatz zu niedrig priorisierten sehr detailliert beschrieben. Somit wird viel Zeit für die wesentlichen Elemente und wenig für unwesentliche verwendet.</text:p>
        <text:h text:style-name="P39" text:outline-level="3"><text:bookmark text:name="Selected_Backlog"/><text:span text:style-name="T8">Selected Backlog [</text:span><text:a xlink:type="simple" xlink:href="http://de.wikipedia.org/w/index.php?title=Scrum&amp;action=edit&amp;section=16"><text:span text:style-name="T8">Bearbeiten</text:span></text:a><text:span text:style-name="T8">]</text:span></text:h>
        <text:p text:style-name="P75">Das <text:span text:style-name="T5">Selected Backlog</text:span> enthält alle diejenigen Einträge aus dem Product Backlog, die notwendig sind, um das Ziel des Sprints zu erfüllen. Es wird von dem Product Owner zusammen mit dem Scrum Team erstellt und gilt somit als Vereinbarung und als Grundlage der späteren Abnahme.</text:p>
        <text:h text:style-name="P39" text:outline-level="3"><text:bookmark text:name="Sprint_Backlog"/><text:span text:style-name="T8">Sprint Backlog [</text:span><text:a xlink:type="simple" xlink:href="http://de.wikipedia.org/w/index.php?title=Scrum&amp;action=edit&amp;section=17"><text:span text:style-name="T8">Bearbeiten</text:span></text:a><text:span text:style-name="T8">]</text:span></text:h>
        <text:p text:style-name="P75">Das <text:span text:style-name="T5">Sprint Backlog</text:span> enthält alle Aufgaben, die notwendig sind, um das Ziel des Sprints zu erfüllen. Eine Aufgabe sollte dabei in nicht länger als einem Tag erledigbar sein. Längere Aufgaben sollten in kurze Teilaufgaben zerlegt werden. Bei der Planung des Sprints werden nur so viele Aufgaben eingeplant, wie das Team in diesem Sprint für realistisch durchführbar hält. Üblicherweise wird dies aus der Geschwindigkeit des vorangegangenen Sprints errechnet.</text:p>
        <text:p text:style-name="P75">Außerdem benennt das Sprint Backlog die für die Aufgaben Verantwortlichen.</text:p>
        <text:h text:style-name="P39" text:outline-level="3"><text:bookmark text:name="Burndown_Chart"/><text:span text:style-name="T8">Burndown Chart [</text:span><text:a xlink:type="simple" xlink:href="http://de.wikipedia.org/w/index.php?title=Scrum&amp;action=edit&amp;section=18"><text:span text:style-name="T8">Bearbeiten</text:span></text:a><text:span text:style-name="T8">]</text:span></text:h>
        <text:p text:style-name="P75">Das <text:span text:style-name="T5">Burndown Chart</text:span> ist eine graphische, pro Tag zu erfassende Darstellung des noch zu erbringenden Restaufwands pro Sprint. Im Idealfall fällt die Kurve kontinuierlich (daher Burndown) und der Restaufwand ist am Ende des Sprints Null. Das Chart lässt anhand der Verlängerung des Gefälles bereits während des Sprints erkennen, ob der anfangs geschätzte Aufwand umgesetzt werden kann.</text:p>
        <text:h text:style-name="P40" text:outline-level="3"><text:bookmark text:name="Impediment_Backlog"/>Impediment Backlog </text:h>
        <text:p text:style-name="P75">In das <text:span text:style-name="T5">Impediment Backlog</text:span> werden alle Hindernisse des Projekts eingetragen. Der <text:span text:style-name="T5">Scrum Master</text:span> ist dafür zuständig, diese gemeinsam mit dem Team auszuräumen.</text:p>
        <text:h text:style-name="P49" text:outline-level="2"><text:bookmark text:name="Parallelisiertes_Pipelining_von_Sprints"/>Parallelisiertes Pipelining von Sprints</text:h>
        <text:p text:style-name="P52"><text:span text:style-name="T8">Die Begründer von Scrum in Produktionsumgebungen </text:span><text:a xlink:type="simple" xlink:href="http://de.wikipedia.org/wiki/Hirotaka_Takeuchi"><text:span text:style-name="T8">Takeuchi</text:span></text:a><text:span text:style-name="T8"> und </text:span><text:a xlink:type="simple" xlink:href="http://de.wikipedia.org/wiki/Ikujirō_Nonaka"><text:span text:style-name="T8">Nonaka</text:span></text:a><text:span text:style-name="T8"> präsentierten in einem Harvard Business Paper Review drei verschiedene Arten, wie Scrum in Firmen benutzt werden kann. Diese </text:span><text:soft-page-break/><text:span text:style-name="T8">unterscheiden sich vor allem durch die unterschiedliche Lösung der Nullphasen zwischen zwei Sprintphasen. Nullphasen sind Zeiträume, in denen nichts produziert wird, weil verschiedene Regularien, wie Review, Retrospektive, Sprint Planning usw. durchgearbeitet werden müssen:</text:span></text:p>
        <text:p text:style-name="P75"><draw:a xlink:type="simple" xlink:href="http://de.wikipedia.org/w/index.php?title=Datei:Scrum_Parallelisiertes_Pipelining.jpg&amp;filetimestamp=20100221103425"><draw:frame draw:style-name="fr1" draw:name="Grafik29" text:anchor-type="as-char" svg:width="11.58cm" svg:height="7.532cm" draw:z-index="3"><draw:image xlink:href="http://upload.wikimedia.org/wikipedia/de/a/a9/Scrum_Parallelisiertes_Pipelining.jpg" xlink:type="simple" xlink:show="embed" xlink:actuate="onLoad"/><svg:title>Parallelisiertes Pipelining von Sprints in Scrum</svg:title></draw:frame></draw:a></text:p>
        <text:p text:style-name="P42">Typ A – Scrum </text:p>
        <text:p text:style-name="P41">Durchführung von Sprints mit absolutem Fokus auf eine Iteration im Prozess. Nullphasen zwischen den Sprints um Vor- bzw. Nachbereitungen für die Sprints durchzuführen. </text:p>
        <text:p text:style-name="P42">Typ B – Scrum </text:p>
        <text:p text:style-name="P41">Entfernung der Nullphasen durch Durchführung der Vor- und Nachbereitungen am Ende des vorangegangenen bzw. Beginn des nachfolgenden Sprints. Reduktion der Aufwände für Vor- und Nachbereitungen der Sprints durch beispielsweise minimale und funktionale Spezifikationen. </text:p>
        <text:p text:style-name="P42">Typ C – Scrum </text:p>
        <text:p text:style-name="P41">Aufteilung mehrerer Sprints, oft sogar aus unterschiedlichen Projekten zur gleichen Zeit auf ein Team. Dies erfordert von dem Team ein hohes Verständnis von Scrum-Arbeitsweisen und die Einführung von sogenannten Scrums von Scrums, übergeordneten Scrum Meetings an denen z.B. Product Owner und ScrumMaster von mehreren untergeordneten Scrums teilnehmen, um die groben Aufgaben global zu verteilen. </text:p>
        <text:p text:style-name="P75">Bei der Einführung von Typ B und C ist darauf zu achten, dass zunächst Scrum gut eingeführt werden muss (was gut und gerne mehrere Monate dauern kann). Außerdem ist für die notwendige Steigerung der Produktivität ein automatisiertes Managing und Testing notwendig. Erst dann ist die Scrum-Arbeitsweise derart automatisiert, dass man nutzbare Ergebnisse erhält.</text:p>
        <text:h text:style-name="P49" text:outline-level="2"><text:bookmark text:name="Kritische_Betrachtung"/>Kritische Betrachtung</text:h>
        <text:p text:style-name="P75">Auch das Vorgehensmodell Scrum kann unausgewogen eingesetzt werden und dann scheitern. Ein besonderes Risiko sind dominante Teamplayer, die den Prozess der Selbstorganisation stören, ohne einen gleichwertigen eigenen Beitrag in diesen Organisationsprozess und ohne einen angemessenen eigenständigen Beitrag in die Problemlösung einzubringen.</text:p>
        <text:p text:style-name="P75">Zudem muss eine Entwicklungsabteilung generell bereits auf recht hohem Niveau mit einer modernen Programmiersprache arbeiten, um in kurzen Abständen lieferbare, qualitätsgetestete Software zu produzieren. Auch bei umfangreichen und vielschichtigen Projekten wird von Scrum gefordert, dass prinzipiell alle Teammitglieder <text:span text:style-name="T5">alle</text:span> Aufgaben eines Sprints bearbeiten können, was beispielsweise in Projekten, die auf unterschiedlichen technologischen Basen bestehen, häufig nicht gegeben ist.</text:p>
        <text:p text:style-name="P52"><text:span text:style-name="T8">Häufige Änderungen erfordern </text:span><text:a xlink:type="simple" xlink:href="http://de.wikipedia.org/wiki/Refactoring"><text:span text:style-name="T8">Refactoring</text:span></text:a><text:span text:style-name="T8">, dieses wiederum benötigt eine ausreichende </text:span><text:a xlink:type="simple" xlink:href="http://de.wikipedia.org/wiki/Testabdeckung#Testabdeckung_in_der_Softwaretechnik"><text:span text:style-name="T8">Testabdeckung</text:span></text:a><text:span text:style-name="T8"> durch </text:span><text:a xlink:type="simple" xlink:href="http://de.wikipedia.org/wiki/Unittest"><text:span text:style-name="T8">Unittests</text:span></text:a><text:span text:style-name="T8">. Häufige Lieferungen zum Kunden benötigen wiederum eine ausreichende fachliche Testabdeckung durch </text:span><text:a xlink:type="simple" xlink:href="http://de.wikipedia.org/wiki/Regressionstest"><text:span text:style-name="T8">Regressionstests</text:span></text:a><text:span text:style-name="T8">. Gerade in alten, gewachsenen Programmen ist eine ausreichende Testabdeckung durch </text:span><text:a xlink:type="simple" xlink:href="http://de.wikipedia.org/wiki/Testautomatisierung"><text:span text:style-name="T8">Testautomatisierung</text:span></text:a><text:span text:style-name="T8"> mit vertretbarem Aufwand oft nicht zu erreichen. Manuelle Tests generieren nach jedem Sprint erneut Testaufwand.</text:span></text:p>
        <text:h text:style-name="P49" text:outline-level="2"><text:bookmark text:name="Software"/>Software</text:h>
        <text:p text:style-name="P52"><text:span text:style-name="T8">Es gibt diverse Softwareanwendungen wie </text:span><text:a xlink:type="simple" xlink:href="http://de.wikipedia.org/wiki/Agilo_for_Scrum"><text:span text:style-name="T8">Agilo for Scrum</text:span></text:a><text:span text:style-name="T8">, </text:span><text:a xlink:type="simple" xlink:href="http://de.wikipedia.org/wiki/Jira_%28Software%29"><text:span text:style-name="T8">JIRA</text:span></text:a><text:span text:style-name="T8"> in Kombination mit </text:span><text:a xlink:type="simple" xlink:href="http://de.wikipedia.org/w/index.php?title=Greenhopper&amp;action=edit&amp;redlink=1"><text:span text:style-name="T8">Greenhopper</text:span></text:a><text:span text:style-name="T8">, </text:span><text:a xlink:type="simple" xlink:href="http://de.wikipedia.org/w/index.php?title=Icescrum&amp;action=edit&amp;redlink=1"><text:span text:style-name="T8">Icescrum</text:span></text:a><text:span text:style-name="T8">, </text:span><text:a xlink:type="simple" xlink:href="http://de.wikipedia.org/wiki/In-Step"><text:span text:style-name="T8">in-Step</text:span></text:a><text:span text:style-name="T8"> oder </text:span><text:a xlink:type="simple" xlink:href="http://de.wikipedia.org/w/index.php?title=Scrumworks&amp;action=edit&amp;redlink=1"><text:span text:style-name="T8">Scrumworks</text:span></text:a><text:span text:style-name="T8">, um Scrum-basiertes Arbeiten zu unterstützen. Ein großer Teil von diesen ist </text:span><text:a xlink:type="simple" xlink:href="http://de.wikipedia.org/wiki/Open_Source"><text:span text:style-name="T8">Open Source</text:span></text:a><text:span text:style-name="T8">.</text:span><text:bookmark text:name="cite_ref-3"/><text:a xlink:type="simple" xlink:href="http://de.wikipedia.org/wiki/Scrum#cite_note-3"><text:span text:style-name="T8">[4]</text:span></text:a></text:p>
        <text:p text:style-name="P38"/>
        <text:p text:style-name="P38"/>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RD</meta:initial-creator>
    <meta:creation-date>2010-10-08T17:13:26.16</meta:creation-date>
    <meta:generator>OpenOffice.org/3.2$Win32 OpenOffice.org_project/320m18$Build-9502</meta:generator>
    <dc:date>2011-04-04T09:46:12.85</dc:date>
    <dc:creator>Rainer Denkmair</dc:creator>
    <meta:editing-duration>PT03H25M59S</meta:editing-duration>
    <meta:editing-cycles>14</meta:editing-cycles>
    <meta:document-statistic meta:table-count="5" meta:image-count="6" meta:object-count="0" meta:page-count="15" meta:paragraph-count="384" meta:word-count="7370" meta:character-count="55938"/>
  </office:meta>
</office:document-meta>
</file>